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ff6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ff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e_estimate" table:style-name="ta1">
        <table:shapes>
          <draw:frame draw:z-index="0" draw:style-name="gr1" draw:text-style-name="P1" svg:width="453.51pt" svg:height="255.09pt" svg:x="841.46pt" svg:y="520.1pt">
            <loext:p draw:notify-on-update-of-ranges="state_estimate.O3:state_estimate.O6 state_estimate.A1:state_estimate.A1 state_estimate.B3:state_estimate.B59 state_estimate.C1:state_estimate.C1 state_estimate.D3:state_estimate.D150 state_estimate.F1:state_estimate.F1 state_estimate.G3:state_estimate.G179 state_estimate.I1:state_estimate.I1 state_estimate.J3:state_estimate.J267 state_estimate.L1:state_estimate.L1 state_estimate.M3:state_estimate.M295 state_estimate.O1:state_estimate.O1 state_estimate.P3:state_estimate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6.01pt" svg:y="156.42pt">
            <loext:p draw:notify-on-update-of-ranges="state_estimate.P14:state_estimate.P18 state_estimate.Q14:state_estimate.Q14 state_estimate.Q15:state_estimate.Q15 state_estimate.Q16:state_estimate.Q16 state_estimate.Q17:state_estimate.Q17 state_estimate.Q18:state_estimate.Q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: Pose Topic</text:p>
          </table:table-cell>
          <table:covered-table-cell/>
          <table:table-cell table:style-name="ce3" office:value-type="string" calcext:value-type="string" table:number-columns-spanned="3" table:number-rows-spanned="1">
            <text:p>B: Kfilter (cmd_vel, scan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C: Kfilter (pose, scan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D: kfilter (cmd_vel, rgbd)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E: kfilter (pose, rgbd)</text:p>
          </table:table-cell>
          <table:covered-table-cell table:number-columns-repeated="2" table:style-name="ce10"/>
          <table:table-cell office:value-type="string" calcext:value-type="string">
            <text:p>F: Ground Truth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Estimate (pose)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<text:s/>uncertainty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uncertainty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uncertainty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uncertain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7619047619" calcext:value-type="float">
            <text:p>0.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19047619" calcext:value-type="float">
            <text:p>0.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053967155" calcext:value-type="float">
            <text:p>-1.7405396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053967155" calcext:value-type="float">
            <text:p>-1.74053967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299999713897705" calcext:value-type="float">
            <text:p>0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119999885559082" calcext:value-type="float">
            <text:p>0.1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243997034999" calcext:value-type="float">
            <text:p>0.0243997035</text:p>
          </table:table-cell>
          <table:table-cell office:value-type="float" office:value="0.120000123977661" calcext:value-type="float">
            <text:p>0.120000124</text:p>
          </table:table-cell>
          <table:table-cell office:value-type="float" office:value="0" calcext:value-type="float">
            <text:p>0</text:p>
          </table:table-cell>
          <table:table-cell office:value-type="float" office:value="0.0243997034999" calcext:value-type="float">
            <text:p>0.0243997035</text:p>
          </table:table-cell>
          <table:table-cell office:value-type="float" office:value="0.0199999809265137" calcext:value-type="float">
            <text:p>0.0199999809</text:p>
          </table:table-cell>
          <table:table-cell office:value-type="float" office:value="0" calcext:value-type="float">
            <text:p>0</text:p>
          </table:table-cell>
          <table:table-cell office:value-type="float" office:value="1.82562365858" calcext:value-type="float">
            <text:p>1.8256236586</text:p>
          </table:table-cell>
          <table:table-cell office:value-type="float" office:value="0.0199999809265137" calcext:value-type="float">
            <text:p>0.0199999809</text:p>
          </table:table-cell>
          <table:table-cell office:value-type="float" office:value="0" calcext:value-type="float">
            <text:p>0</text:p>
          </table:table-cell>
          <table:table-cell office:value-type="float" office:value="1.82562365858" calcext:value-type="float">
            <text:p>1.82562365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699999332427979" calcext:value-type="float">
            <text:p>0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230000019073486" calcext:value-type="float">
            <text:p>0.2300000191</text:p>
          </table:table-cell>
          <table:table-cell office:value-type="float" office:value="0" calcext:value-type="float">
            <text:p>0</text:p>
          </table:table-cell>
          <table:table-cell office:value-type="float" office:value="0.01661763556" calcext:value-type="float">
            <text:p>0.0166176356</text:p>
          </table:table-cell>
          <table:table-cell office:value-type="float" office:value="0.240000009536743" calcext:value-type="float">
            <text:p>0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1661763556" calcext:value-type="float">
            <text:p>0.0166176356</text:p>
          </table:table-cell>
          <table:table-cell office:value-type="float" office:value="0.0500001907348633" calcext:value-type="float">
            <text:p>0.0500001907</text:p>
          </table:table-cell>
          <table:table-cell office:value-type="float" office:value="0" calcext:value-type="float">
            <text:p>0</text:p>
          </table:table-cell>
          <table:table-cell office:value-type="float" office:value="-6.55157891876" calcext:value-type="float">
            <text:p>-6.5515789188</text:p>
          </table:table-cell>
          <table:table-cell office:value-type="float" office:value="0.0500001907348633" calcext:value-type="float">
            <text:p>0.0500001907</text:p>
          </table:table-cell>
          <table:table-cell office:value-type="float" office:value="0" calcext:value-type="float">
            <text:p>0</text:p>
          </table:table-cell>
          <table:table-cell office:value-type="float" office:value="-6.55157891876" calcext:value-type="float">
            <text:p>-6.5515789188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0.129999876022339" calcext:value-type="float">
            <text:p>0.129999876</text:p>
          </table:table-cell>
          <table:table-cell office:value-type="float" office:value="0" calcext:value-type="float">
            <text:p>0</text:p>
          </table:table-cell>
          <table:table-cell office:value-type="float" office:value="0.339999914169312" calcext:value-type="float">
            <text:p>0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12346445209" calcext:value-type="float">
            <text:p>0.0123464452</text:p>
          </table:table-cell>
          <table:table-cell office:value-type="float" office:value="0.349999904632568" calcext:value-type="float">
            <text:p>0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12346445209" calcext:value-type="float">
            <text:p>0.0123464452</text:p>
          </table:table-cell>
          <table:table-cell office:value-type="float" office:value="0.070000171661377" calcext:value-type="float">
            <text:p>0.0700001717</text:p>
          </table:table-cell>
          <table:table-cell office:value-type="float" office:value="0" calcext:value-type="float">
            <text:p>0</text:p>
          </table:table-cell>
          <table:table-cell office:value-type="float" office:value="2.38548829544" calcext:value-type="float">
            <text:p>2.3854882954</text:p>
          </table:table-cell>
          <table:table-cell office:value-type="float" office:value="0.070000171661377" calcext:value-type="float">
            <text:p>0.0700001717</text:p>
          </table:table-cell>
          <table:table-cell office:value-type="float" office:value="0" calcext:value-type="float">
            <text:p>0</text:p>
          </table:table-cell>
          <table:table-cell office:value-type="float" office:value="2.38548829544" calcext:value-type="float">
            <text:p>2.3854882954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0.169999837875366" calcext:value-type="float">
            <text:p>0.1699998379</text:p>
          </table:table-cell>
          <table:table-cell office:value-type="float" office:value="0" calcext:value-type="float">
            <text:p>0</text:p>
          </table:table-cell>
          <table:table-cell office:value-type="float" office:value="0.450000047683716" calcext:value-type="float">
            <text:p>0.4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990148288937" calcext:value-type="float">
            <text:p>0.0099014829</text:p>
          </table:table-cell>
          <table:table-cell office:value-type="float" office:value="0.460000038146973" calcext:value-type="float">
            <text:p>0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990148288937" calcext:value-type="float">
            <text:p>0.0099014829</text:p>
          </table:table-cell>
          <table:table-cell office:value-type="float" office:value="0.100000143051147" calcext:value-type="float">
            <text:p>0.1000001431</text:p>
          </table:table-cell>
          <table:table-cell office:value-type="float" office:value="0" calcext:value-type="float">
            <text:p>0</text:p>
          </table:table-cell>
          <table:table-cell office:value-type="float" office:value="-2.89911819359" calcext:value-type="float">
            <text:p>-2.8991181936</text:p>
          </table:table-cell>
          <table:table-cell office:value-type="float" office:value="0.110000133514404" calcext:value-type="float">
            <text:p>0.1100001335</text:p>
          </table:table-cell>
          <table:table-cell office:value-type="float" office:value="0" calcext:value-type="float">
            <text:p>0</text:p>
          </table:table-cell>
          <table:table-cell office:value-type="float" office:value="-2.89911819359" calcext:value-type="float">
            <text:p>-2.8991181936</text:p>
          </table:table-cell>
          <table:table-cell table:number-columns-repeated="3"/>
        </table:table-row>
        <table:table-row table:style-name="ro1">
          <table:table-cell office:value-type="float" office:value="0.220000028610229" calcext:value-type="float">
            <text:p>0.2200000286</text:p>
          </table:table-cell>
          <table:table-cell office:value-type="float" office:value="0" calcext:value-type="float">
            <text:p>0</text:p>
          </table:table-cell>
          <table:table-cell office:value-type="float" office:value="0.559999942779541" calcext:value-type="float">
            <text:p>0.5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804169692977" calcext:value-type="float">
            <text:p>0.0080416969</text:p>
          </table:table-cell>
          <table:table-cell office:value-type="float" office:value="0.559999942779541" calcext:value-type="float">
            <text:p>0.5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804169692977" calcext:value-type="float">
            <text:p>0.0080416969</text:p>
          </table:table-cell>
          <table:table-cell office:value-type="float" office:value="0.140000104904175" calcext:value-type="float">
            <text:p>0.1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50877464475" calcext:value-type="float">
            <text:p>0.0508774645</text:p>
          </table:table-cell>
          <table:table-cell office:value-type="float" office:value="0.140000104904175" calcext:value-type="float">
            <text:p>0.1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50877464475" calcext:value-type="float">
            <text:p>0.0508774645</text:p>
          </table:table-cell>
          <table:table-cell table:number-columns-repeated="3"/>
        </table:table-row>
        <table:table-row table:style-name="ro1">
          <table:table-cell office:value-type="float" office:value="0.27999997138977" calcext:value-type="float">
            <text:p>0.2799999714</text:p>
          </table:table-cell>
          <table:table-cell office:value-type="float" office:value="0" calcext:value-type="float">
            <text:p>0</text:p>
          </table:table-cell>
          <table:table-cell office:value-type="float" office:value="0.659999847412109" calcext:value-type="float">
            <text:p>0.6599998474</text:p>
          </table:table-cell>
          <table:table-cell office:value-type="float" office:value="0" calcext:value-type="float">
            <text:p>0</text:p>
          </table:table-cell>
          <table:table-cell office:value-type="float" office:value="0.00702733707871" calcext:value-type="float">
            <text:p>0.0070273371</text:p>
          </table:table-cell>
          <table:table-cell office:value-type="float" office:value="0.670000076293945" calcext:value-type="float">
            <text:p>0.6700000763</text:p>
          </table:table-cell>
          <table:table-cell office:value-type="float" office:value="0" calcext:value-type="float">
            <text:p>0</text:p>
          </table:table-cell>
          <table:table-cell office:value-type="float" office:value="0.00702733707871" calcext:value-type="float">
            <text:p>0.0070273371</text:p>
          </table:table-cell>
          <table:table-cell office:value-type="float" office:value="0.170000076293945" calcext:value-type="float">
            <text:p>0.1700000763</text:p>
          </table:table-cell>
          <table:table-cell office:value-type="float" office:value="0" calcext:value-type="float">
            <text:p>0</text:p>
          </table:table-cell>
          <table:table-cell office:value-type="float" office:value="-16.4888278221" calcext:value-type="float">
            <text:p>-16.4888278221</text:p>
          </table:table-cell>
          <table:table-cell office:value-type="float" office:value="0.170000076293945" calcext:value-type="float">
            <text:p>0.1700000763</text:p>
          </table:table-cell>
          <table:table-cell office:value-type="float" office:value="0" calcext:value-type="float">
            <text:p>0</text:p>
          </table:table-cell>
          <table:table-cell office:value-type="float" office:value="-16.4888278221" calcext:value-type="float">
            <text:p>-16.4888278221</text:p>
          </table:table-cell>
          <table:table-cell table:number-columns-repeated="3"/>
        </table:table-row>
        <table:table-row table:style-name="ro1">
          <table:table-cell office:value-type="float" office:value="0.299999952316284" calcext:value-type="float">
            <text:p>0.2999999523</text:p>
          </table:table-cell>
          <table:table-cell office:value-type="float" office:value="0" calcext:value-type="float">
            <text:p>0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606825880628" calcext:value-type="float">
            <text:p>0.0060682588</text:p>
          </table:table-cell>
          <table:table-cell office:value-type="float" office:value="0.779999971389771" calcext:value-type="float">
            <text:p>0.77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606825880628" calcext:value-type="float">
            <text:p>0.0060682588</text:p>
          </table:table-cell>
          <table:table-cell office:value-type="float" office:value="0.210000038146973" calcext:value-type="float">
            <text:p>0.2100000381</text:p>
          </table:table-cell>
          <table:table-cell office:value-type="float" office:value="0" calcext:value-type="float">
            <text:p>0</text:p>
          </table:table-cell>
          <table:table-cell office:value-type="float" office:value="-0.688771628343" calcext:value-type="float">
            <text:p>-0.6887716283</text:p>
          </table:table-cell>
          <table:table-cell office:value-type="float" office:value="0.210000038146973" calcext:value-type="float">
            <text:p>0.2100000381</text:p>
          </table:table-cell>
          <table:table-cell office:value-type="float" office:value="0" calcext:value-type="float">
            <text:p>0</text:p>
          </table:table-cell>
          <table:table-cell office:value-type="float" office:value="-0.688771628343" calcext:value-type="float">
            <text:p>-0.6887716283</text:p>
          </table:table-cell>
          <table:table-cell table:number-columns-repeated="3"/>
        </table:table-row>
        <table:table-row table:style-name="ro1">
          <table:table-cell office:value-type="float" office:value="0.339999914169312" calcext:value-type="float">
            <text:p>0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859999895095825" calcext:value-type="float">
            <text:p>0.8599998951</text:p>
          </table:table-cell>
          <table:table-cell office:value-type="float" office:value="0" calcext:value-type="float">
            <text:p>0</text:p>
          </table:table-cell>
          <table:table-cell office:value-type="float" office:value="0.00549607952297" calcext:value-type="float">
            <text:p>0.0054960795</text:p>
          </table:table-cell>
          <table:table-cell office:value-type="float" office:value="0.870000123977661" calcext:value-type="float">
            <text:p>0.870000124</text:p>
          </table:table-cell>
          <table:table-cell office:value-type="float" office:value="0" calcext:value-type="float">
            <text:p>0</text:p>
          </table:table-cell>
          <table:table-cell office:value-type="float" office:value="0.00549607952297" calcext:value-type="float">
            <text:p>0.0054960795</text:p>
          </table:table-cell>
          <table:table-cell office:value-type="float" office:value="0.240000009536743" calcext:value-type="float">
            <text:p>0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107442359345" calcext:value-type="float">
            <text:p>-0.1074423593</text:p>
          </table:table-cell>
          <table:table-cell office:value-type="float" office:value="0.240000009536743" calcext:value-type="float">
            <text:p>0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107442359345" calcext:value-type="float">
            <text:p>-0.1074423593</text:p>
          </table:table-cell>
          <table:table-cell table:number-columns-repeated="3"/>
        </table:table-row>
        <table:table-row table:style-name="ro1">
          <table:table-cell office:value-type="float" office:value="0.369999885559082" calcext:value-type="float">
            <text:p>0.3699998856</text:p>
          </table:table-cell>
          <table:table-cell office:value-type="float" office:value="0" calcext:value-type="float">
            <text:p>0</text:p>
          </table:table-cell>
          <table:table-cell office:value-type="float" office:value="0.960000038146973" calcext:value-type="float">
            <text:p>0.9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487218241864" calcext:value-type="float">
            <text:p>0.0048721824</text:p>
          </table:table-cell>
          <table:table-cell office:value-type="float" office:value="0.97000002861023" calcext:value-type="float">
            <text:p>0.9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487218241864" calcext:value-type="float">
            <text:p>0.0048721824</text:p>
          </table:table-cell>
          <table:table-cell office:value-type="float" office:value="0.27999997138977" calcext:value-type="float">
            <text:p>0.2799999714</text:p>
          </table:table-cell>
          <table:table-cell office:value-type="float" office:value="0" calcext:value-type="float">
            <text:p>0</text:p>
          </table:table-cell>
          <table:table-cell office:value-type="float" office:value="106.44276353" calcext:value-type="float">
            <text:p>106.44276353</text:p>
          </table:table-cell>
          <table:table-cell office:value-type="float" office:value="0.28000020980835" calcext:value-type="float">
            <text:p>0.2800002098</text:p>
          </table:table-cell>
          <table:table-cell office:value-type="float" office:value="0" calcext:value-type="float">
            <text:p>0</text:p>
          </table:table-cell>
          <table:table-cell office:value-type="float" office:value="106.44276353" calcext:value-type="float">
            <text:p>106.44276353</text:p>
          </table:table-cell>
          <table:table-cell table:number-columns-repeated="3"/>
        </table:table-row>
        <table:table-row table:style-name="ro1">
          <table:table-cell office:value-type="float" office:value="0.399999856948853" calcext:value-type="float">
            <text:p>0.3999998569</text:p>
          </table:table-cell>
          <table:table-cell office:value-type="float" office:value="0" calcext:value-type="float">
            <text:p>0</text:p>
          </table:table-cell>
          <table:table-cell office:value-type="float" office:value="1.05999994277954" calcext:value-type="float">
            <text:p>1.0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443957411924" calcext:value-type="float">
            <text:p>0.0044395741</text:p>
          </table:table-cell>
          <table:table-cell office:value-type="float" office:value="1.0699999332428" calcext:value-type="float">
            <text:p>1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443957411924" calcext:value-type="float">
            <text:p>0.0044395741</text:p>
          </table:table-cell>
          <table:table-cell office:value-type="float" office:value="0.31000018119812" calcext:value-type="float">
            <text:p>0.3100001812</text:p>
          </table:table-cell>
          <table:table-cell office:value-type="float" office:value="0" calcext:value-type="float">
            <text:p>0</text:p>
          </table:table-cell>
          <table:table-cell office:value-type="float" office:value="-0.72247572915" calcext:value-type="float">
            <text:p>-0.7224757292</text:p>
          </table:table-cell>
          <table:table-cell office:value-type="float" office:value="0.31000018119812" calcext:value-type="float">
            <text:p>0.3100001812</text:p>
          </table:table-cell>
          <table:table-cell office:value-type="float" office:value="0" calcext:value-type="float">
            <text:p>0</text:p>
          </table:table-cell>
          <table:table-cell office:value-type="float" office:value="-0.72247572915" calcext:value-type="float">
            <text:p>-0.7224757292</text:p>
          </table:table-cell>
          <table:table-cell/>
          <table:table-cell office:value-type="string" calcext:value-type="string">
            <text:p>Error (at end)</text:p>
          </table:table-cell>
          <table:table-cell/>
        </table:table-row>
        <table:table-row table:style-name="ro1">
          <table:table-cell office:value-type="float" office:value="0.43999981880188" calcext:value-type="float">
            <text:p>0.4399998188</text:p>
          </table:table-cell>
          <table:table-cell office:value-type="float" office:value="0" calcext:value-type="float">
            <text:p>0</text:p>
          </table:table-cell>
          <table:table-cell office:value-type="float" office:value="1.14999985694885" calcext:value-type="float">
            <text:p>1.1499998569</text:p>
          </table:table-cell>
          <table:table-cell office:value-type="float" office:value="0" calcext:value-type="float">
            <text:p>0</text:p>
          </table:table-cell>
          <table:table-cell office:value-type="float" office:value="0.0042135252417" calcext:value-type="float">
            <text:p>0.0042135252</text:p>
          </table:table-cell>
          <table:table-cell office:value-type="float" office:value="1.16000008583069" calcext:value-type="float">
            <text:p>1.1600000858</text:p>
          </table:table-cell>
          <table:table-cell office:value-type="float" office:value="0" calcext:value-type="float">
            <text:p>0</text:p>
          </table:table-cell>
          <table:table-cell office:value-type="float" office:value="0.0042135252417" calcext:value-type="float">
            <text:p>0.0042135252</text:p>
          </table:table-cell>
          <table:table-cell office:value-type="float" office:value="0.340000152587891" calcext:value-type="float">
            <text:p>0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0537176062892" calcext:value-type="float">
            <text:p>0.0537176063</text:p>
          </table:table-cell>
          <table:table-cell office:value-type="float" office:value="0.340000152587891" calcext:value-type="float">
            <text:p>0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0537176062892" calcext:value-type="float">
            <text:p>0.0537176063</text:p>
          </table:table-cell>
          <table:table-cell/>
          <table:table-cell office:value-type="string" calcext:value-type="string">
            <text:p>a</text:p>
          </table:table-cell>
          <table:table-cell table:formula="of:=[.P6]-[.B60]" office:value-type="float" office:value="0.04063496589" calcext:value-type="float">
            <text:p>0.0406349659</text:p>
          </table:table-cell>
        </table:table-row>
        <table:table-row table:style-name="ro1">
          <table:table-cell office:value-type="float" office:value="0.460000038146973" calcext:value-type="float">
            <text:p>0.460000038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00382029968206" calcext:value-type="float">
            <text:p>0.0038202997</text:p>
          </table:table-cell>
          <table:table-cell office:value-type="float" office:value="1.25999999046326" calcext:value-type="float">
            <text:p>1.2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382029968206" calcext:value-type="float">
            <text:p>0.0038202997</text:p>
          </table:table-cell>
          <table:table-cell office:value-type="float" office:value="0.390000104904175" calcext:value-type="float">
            <text:p>0.3900001049</text:p>
          </table:table-cell>
          <table:table-cell office:value-type="float" office:value="0" calcext:value-type="float">
            <text:p>0</text:p>
          </table:table-cell>
          <table:table-cell office:value-type="float" office:value="-0.661587879721" calcext:value-type="float">
            <text:p>-0.6615878797</text:p>
          </table:table-cell>
          <table:table-cell office:value-type="float" office:value="0.390000104904175" calcext:value-type="float">
            <text:p>0.3900001049</text:p>
          </table:table-cell>
          <table:table-cell office:value-type="float" office:value="0" calcext:value-type="float">
            <text:p>0</text:p>
          </table:table-cell>
          <table:table-cell office:value-type="float" office:value="-0.661587879721" calcext:value-type="float">
            <text:p>-0.6615878797</text:p>
          </table:table-cell>
          <table:table-cell/>
          <table:table-cell office:value-type="string" calcext:value-type="string">
            <text:p>b</text:p>
          </table:table-cell>
          <table:table-cell table:formula="of:=[.P6]-[.D150]" office:value-type="float" office:value="0.0398114204000002" calcext:value-type="float">
            <text:p>0.03981142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34999990463257" calcext:value-type="float">
            <text:p>1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342693409895" calcext:value-type="float">
            <text:p>0.0034269341</text:p>
          </table:table-cell>
          <table:table-cell office:value-type="float" office:value="1.3600001335144" calcext:value-type="float">
            <text:p>1.3600001335</text:p>
          </table:table-cell>
          <table:table-cell office:value-type="float" office:value="0" calcext:value-type="float">
            <text:p>0</text:p>
          </table:table-cell>
          <table:table-cell office:value-type="float" office:value="0.00342693409895" calcext:value-type="float">
            <text:p>0.0034269341</text:p>
          </table:table-cell>
          <table:table-cell office:value-type="float" office:value="0.480000019073486" calcext:value-type="float">
            <text:p>0.4800000191</text:p>
          </table:table-cell>
          <table:table-cell office:value-type="float" office:value="0" calcext:value-type="float">
            <text:p>0</text:p>
          </table:table-cell>
          <table:table-cell office:value-type="float" office:value="1.20008560739" calcext:value-type="float">
            <text:p>1.2000856074</text:p>
          </table:table-cell>
          <table:table-cell office:value-type="float" office:value="0.480000019073486" calcext:value-type="float">
            <text:p>0.4800000191</text:p>
          </table:table-cell>
          <table:table-cell office:value-type="float" office:value="0" calcext:value-type="float">
            <text:p>0</text:p>
          </table:table-cell>
          <table:table-cell office:value-type="float" office:value="1.20008560739" calcext:value-type="float">
            <text:p>1.2000856074</text:p>
          </table:table-cell>
          <table:table-cell/>
          <table:table-cell office:value-type="string" calcext:value-type="string">
            <text:p>c</text:p>
          </table:table-cell>
          <table:table-cell table:formula="of:=[.P6]-[.G179]" office:value-type="float" office:value="0.0406349659" calcext:value-type="float">
            <text:p>0.0406349659</text:p>
          </table:table-cell>
        </table:table-row>
        <table:table-row table:style-name="ro1">
          <table:table-cell office:value-type="float" office:value="0.549999952316284" calcext:value-type="float">
            <text:p>0.5499999523</text:p>
          </table:table-cell>
          <table:table-cell office:value-type="float" office:value="0" calcext:value-type="float">
            <text:p>0</text:p>
          </table:table-cell>
          <table:table-cell office:value-type="float" office:value="1.4300000667572" calcext:value-type="float">
            <text:p>1.4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326296835533" calcext:value-type="float">
            <text:p>0.0032629684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0" calcext:value-type="float">
            <text:p>0</text:p>
          </table:table-cell>
          <table:table-cell office:value-type="float" office:value="0.00326296835533" calcext:value-type="float">
            <text:p>0.0032629684</text:p>
          </table:table-cell>
          <table:table-cell office:value-type="float" office:value="0.519999980926514" calcext:value-type="float">
            <text:p>0.5199999809</text:p>
          </table:table-cell>
          <table:table-cell office:value-type="float" office:value="0" calcext:value-type="float">
            <text:p>0</text:p>
          </table:table-cell>
          <table:table-cell office:value-type="float" office:value="-0.319638025934" calcext:value-type="float">
            <text:p>-0.3196380259</text:p>
          </table:table-cell>
          <table:table-cell office:value-type="float" office:value="0.519999980926514" calcext:value-type="float">
            <text:p>0.5199999809</text:p>
          </table:table-cell>
          <table:table-cell office:value-type="float" office:value="0" calcext:value-type="float">
            <text:p>0</text:p>
          </table:table-cell>
          <table:table-cell office:value-type="float" office:value="-0.319638025934" calcext:value-type="float">
            <text:p>-0.3196380259</text:p>
          </table:table-cell>
          <table:table-cell/>
          <table:table-cell office:value-type="string" calcext:value-type="string">
            <text:p>d</text:p>
          </table:table-cell>
          <table:table-cell table:formula="of:=[.P6]-[.J267]" office:value-type="float" office:value="0.0398135901000001" calcext:value-type="float">
            <text:p>0.0398135901</text:p>
          </table:table-cell>
        </table:table-row>
        <table:table-row table:style-name="ro1">
          <table:table-cell office:value-type="float" office:value="0.599999904632568" calcext:value-type="float">
            <text:p>0.5999999046</text:p>
          </table:table-cell>
          <table:table-cell office:value-type="float" office:value="0" calcext:value-type="float">
            <text:p>0</text:p>
          </table:table-cell>
          <table:table-cell office:value-type="float" office:value="1.52999997138977" calcext:value-type="float">
            <text:p>1.5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311675527575" calcext:value-type="float">
            <text:p>0.0031167553</text:p>
          </table:table-cell>
          <table:table-cell office:value-type="float" office:value="1.53999996185303" calcext:value-type="float">
            <text:p>1.53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311675527575" calcext:value-type="float">
            <text:p>0.0031167553</text:p>
          </table:table-cell>
          <table:table-cell office:value-type="float" office:value="0.570000171661377" calcext:value-type="float">
            <text:p>0.5700001717</text:p>
          </table:table-cell>
          <table:table-cell office:value-type="float" office:value="0" calcext:value-type="float">
            <text:p>0</text:p>
          </table:table-cell>
          <table:table-cell office:value-type="float" office:value="9.7013386615" calcext:value-type="float">
            <text:p>9.7013386615</text:p>
          </table:table-cell>
          <table:table-cell office:value-type="float" office:value="0.570000171661377" calcext:value-type="float">
            <text:p>0.5700001717</text:p>
          </table:table-cell>
          <table:table-cell office:value-type="float" office:value="0" calcext:value-type="float">
            <text:p>0</text:p>
          </table:table-cell>
          <table:table-cell office:value-type="float" office:value="9.7013386615" calcext:value-type="float">
            <text:p>9.7013386615</text:p>
          </table:table-cell>
          <table:table-cell/>
          <table:table-cell office:value-type="string" calcext:value-type="string">
            <text:p>e</text:p>
          </table:table-cell>
          <table:table-cell table:formula="of:=[.P6]-[.M295]" office:value-type="float" office:value="0.0406349659" calcext:value-type="float">
            <text:p>0.0406349659</text:p>
          </table:table-cell>
        </table:table-row>
        <table:table-row table:style-name="ro1">
          <table:table-cell office:value-type="float" office:value="0.659999847412109" calcext:value-type="float">
            <text:p>0.6599998474</text:p>
          </table:table-cell>
          <table:table-cell office:value-type="float" office:value="0" calcext:value-type="float">
            <text:p>0</text:p>
          </table:table-cell>
          <table:table-cell office:value-type="float" office:value="1.61999988555908" calcext:value-type="float">
            <text:p>1.6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298559484403" calcext:value-type="float">
            <text:p>0.0029855948</text:p>
          </table:table-cell>
          <table:table-cell office:value-type="float" office:value="1.63000011444092" calcext:value-type="float">
            <text:p>1.6300001144</text:p>
          </table:table-cell>
          <table:table-cell office:value-type="float" office:value="0" calcext:value-type="float">
            <text:p>0</text:p>
          </table:table-cell>
          <table:table-cell office:value-type="float" office:value="0.00298559484403" calcext:value-type="float">
            <text:p>0.0029855948</text:p>
          </table:table-cell>
          <table:table-cell office:value-type="float" office:value="0.610000133514404" calcext:value-type="float">
            <text:p>0.6100001335</text:p>
          </table:table-cell>
          <table:table-cell office:value-type="float" office:value="0" calcext:value-type="float">
            <text:p>0</text:p>
          </table:table-cell>
          <table:table-cell office:value-type="float" office:value="0.746102682896" calcext:value-type="float">
            <text:p>0.7461026829</text:p>
          </table:table-cell>
          <table:table-cell office:value-type="float" office:value="0.610000133514404" calcext:value-type="float">
            <text:p>0.6100001335</text:p>
          </table:table-cell>
          <table:table-cell office:value-type="float" office:value="0" calcext:value-type="float">
            <text:p>0</text:p>
          </table:table-cell>
          <table:table-cell office:value-type="float" office:value="0.746102682896" calcext:value-type="float">
            <text:p>0.7461026829</text:p>
          </table:table-cell>
          <table:table-cell table:number-columns-repeated="3"/>
        </table:table-row>
        <table:table-row table:style-name="ro1">
          <table:table-cell office:value-type="float" office:value="0.679999828338623" calcext:value-type="float">
            <text:p>0.6799998283</text:p>
          </table:table-cell>
          <table:table-cell office:value-type="float" office:value="0" calcext:value-type="float">
            <text:p>0</text:p>
          </table:table-cell>
          <table:table-cell office:value-type="float" office:value="1.72000002861023" calcext:value-type="float">
            <text:p>1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28173646562" calcext:value-type="float">
            <text:p>0.0028173647</text:p>
          </table:table-cell>
          <table:table-cell office:value-type="float" office:value="1.72000002861023" calcext:value-type="float">
            <text:p>1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28173646562" calcext:value-type="float">
            <text:p>0.0028173647</text:p>
          </table:table-cell>
          <table:table-cell office:value-type="float" office:value="0.630000114440918" calcext:value-type="float">
            <text:p>0.6300001144</text:p>
          </table:table-cell>
          <table:table-cell office:value-type="float" office:value="0" calcext:value-type="float">
            <text:p>0</text:p>
          </table:table-cell>
          <table:table-cell office:value-type="float" office:value="-11.0097148873" calcext:value-type="float">
            <text:p>-11.0097148873</text:p>
          </table:table-cell>
          <table:table-cell office:value-type="float" office:value="0.630000114440918" calcext:value-type="float">
            <text:p>0.6300001144</text:p>
          </table:table-cell>
          <table:table-cell office:value-type="float" office:value="0" calcext:value-type="float">
            <text:p>0</text:p>
          </table:table-cell>
          <table:table-cell office:value-type="float" office:value="-11.0097148873" calcext:value-type="float">
            <text:p>-11.0097148873</text:p>
          </table:table-cell>
          <table:table-cell table:number-columns-repeated="3"/>
        </table:table-row>
        <table:table-row table:style-name="ro1">
          <table:table-cell office:value-type="float" office:value="0.710000038146973" calcext:value-type="float">
            <text:p>0.7100000381</text:p>
          </table:table-cell>
          <table:table-cell office:value-type="float" office:value="0" calcext:value-type="float">
            <text:p>0</text:p>
          </table:table-cell>
          <table:table-cell office:value-type="float" office:value="1.80999994277954" calcext:value-type="float">
            <text:p>1.80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261938042979" calcext:value-type="float">
            <text:p>0.0026193804</text:p>
          </table:table-cell>
          <table:table-cell office:value-type="float" office:value="1.8199999332428" calcext:value-type="float">
            <text:p>1.8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261938042979" calcext:value-type="float">
            <text:p>0.0026193804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" calcext:value-type="float">
            <text:p>0</text:p>
          </table:table-cell>
          <table:table-cell office:value-type="float" office:value="3.63505085421" calcext:value-type="float">
            <text:p>3.6350508542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" calcext:value-type="float">
            <text:p>0</text:p>
          </table:table-cell>
          <table:table-cell office:value-type="float" office:value="3.63505085421" calcext:value-type="float">
            <text:p>3.6350508542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.98000001907349" calcext:value-type="float">
            <text:p>1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253376166589" calcext:value-type="float">
            <text:p>0.0025337617</text:p>
          </table:table-cell>
          <table:table-cell office:value-type="float" office:value="1.99000000953674" calcext:value-type="float">
            <text:p>1.99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253376166589" calcext:value-type="float">
            <text:p>0.0025337617</text:p>
          </table:table-cell>
          <table:table-cell office:value-type="float" office:value="0.759999990463257" calcext:value-type="float">
            <text:p>0.7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493215833108" calcext:value-type="float">
            <text:p>0.0493215833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0" calcext:value-type="float">
            <text:p>0</text:p>
          </table:table-cell>
          <table:table-cell office:value-type="float" office:value="0.0493215833108" calcext:value-type="float">
            <text:p>0.0493215833</text:p>
          </table:table-cell>
          <table:table-cell table:number-columns-repeated="3"/>
        </table:table-row>
        <table:table-row table:style-name="ro1">
          <table:table-cell office:value-type="float" office:value="0.799999952316284" calcext:value-type="float">
            <text:p>0.7999999523</text:p>
          </table:table-cell>
          <table:table-cell office:value-type="float" office:value="0" calcext:value-type="float">
            <text:p>0</text:p>
          </table:table-cell>
          <table:table-cell office:value-type="float" office:value="2.0699999332428" calcext:value-type="float">
            <text:p>2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236793578052" calcext:value-type="float">
            <text:p>0.0023679358</text:p>
          </table:table-cell>
          <table:table-cell office:value-type="float" office:value="2.07999992370605" calcext:value-type="float">
            <text:p>2.0799999237</text:p>
          </table:table-cell>
          <table:table-cell office:value-type="float" office:value="0" calcext:value-type="float">
            <text:p>0</text:p>
          </table:table-cell>
          <table:table-cell office:value-type="float" office:value="0.00236793578052" calcext:value-type="float">
            <text:p>0.0023679358</text:p>
          </table:table-cell>
          <table:table-cell office:value-type="float" office:value="0.81000018119812" calcext:value-type="float">
            <text:p>0.8100001812</text:p>
          </table:table-cell>
          <table:table-cell office:value-type="float" office:value="0" calcext:value-type="float">
            <text:p>0</text:p>
          </table:table-cell>
          <table:table-cell office:value-type="float" office:value="0.0248292373454" calcext:value-type="float">
            <text:p>0.0248292373</text:p>
          </table:table-cell>
          <table:table-cell office:value-type="float" office:value="0.81000018119812" calcext:value-type="float">
            <text:p>0.8100001812</text:p>
          </table:table-cell>
          <table:table-cell office:value-type="float" office:value="0" calcext:value-type="float">
            <text:p>0</text:p>
          </table:table-cell>
          <table:table-cell office:value-type="float" office:value="0.0248292373454" calcext:value-type="float">
            <text:p>0.0248292373</text:p>
          </table:table-cell>
          <table:table-cell table:number-columns-repeated="3"/>
        </table:table-row>
        <table:table-row table:style-name="ro1">
          <table:table-cell office:value-type="float" office:value="0.839999914169312" calcext:value-type="float">
            <text:p>0.8399999142</text:p>
          </table:table-cell>
          <table:table-cell office:value-type="float" office:value="0" calcext:value-type="float">
            <text:p>0</text:p>
          </table:table-cell>
          <table:table-cell office:value-type="float" office:value="2.16999983787537" calcext:value-type="float">
            <text:p>2.16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226086415784" calcext:value-type="float">
            <text:p>0.0022608642</text:p>
          </table:table-cell>
          <table:table-cell office:value-type="float" office:value="2.1800000667572" calcext:value-type="float">
            <text:p>2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226086415784" calcext:value-type="float">
            <text:p>0.0022608642</text:p>
          </table:table-cell>
          <table:table-cell office:value-type="float" office:value="0.830000162124634" calcext:value-type="float">
            <text:p>0.8300001621</text:p>
          </table:table-cell>
          <table:table-cell office:value-type="float" office:value="0" calcext:value-type="float">
            <text:p>0</text:p>
          </table:table-cell>
          <table:table-cell office:value-type="float" office:value="-0.76552184969" calcext:value-type="float">
            <text:p>-0.7655218497</text:p>
          </table:table-cell>
          <table:table-cell office:value-type="float" office:value="0.830000162124634" calcext:value-type="float">
            <text:p>0.8300001621</text:p>
          </table:table-cell>
          <table:table-cell office:value-type="float" office:value="0" calcext:value-type="float">
            <text:p>0</text:p>
          </table:table-cell>
          <table:table-cell office:value-type="float" office:value="-0.76552184969" calcext:value-type="float">
            <text:p>-0.7655218497</text:p>
          </table:table-cell>
          <table:table-cell table:number-columns-repeated="3"/>
        </table:table-row>
        <table:table-row table:style-name="ro1">
          <table:table-cell office:value-type="float" office:value="0.879999876022339" calcext:value-type="float">
            <text:p>0.879999876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0022025360253" calcext:value-type="float">
            <text:p>0.002202536</text:p>
          </table:table-cell>
          <table:table-cell office:value-type="float" office:value="2.25999999046326" calcext:value-type="float">
            <text:p>2.2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22025360253" calcext:value-type="float">
            <text:p>0.002202536</text:p>
          </table:table-cell>
          <table:table-cell office:value-type="float" office:value="0.870000123977661" calcext:value-type="float">
            <text:p>0.870000124</text:p>
          </table:table-cell>
          <table:table-cell office:value-type="float" office:value="0" calcext:value-type="float">
            <text:p>0</text:p>
          </table:table-cell>
          <table:table-cell office:value-type="float" office:value="1.9335553399" calcext:value-type="float">
            <text:p>1.9335553399</text:p>
          </table:table-cell>
          <table:table-cell office:value-type="float" office:value="0.880000114440918" calcext:value-type="float">
            <text:p>0.8800001144</text:p>
          </table:table-cell>
          <table:table-cell office:value-type="float" office:value="0" calcext:value-type="float">
            <text:p>0</text:p>
          </table:table-cell>
          <table:table-cell office:value-type="float" office:value="1.9335553399" calcext:value-type="float">
            <text:p>1.9335553399</text:p>
          </table:table-cell>
          <table:table-cell table:number-columns-repeated="3"/>
        </table:table-row>
        <table:table-row table:style-name="ro1">
          <table:table-cell office:value-type="float" office:value="0.919999837875366" calcext:value-type="float">
            <text:p>0.9199998379</text:p>
          </table:table-cell>
          <table:table-cell office:value-type="float" office:value="0" calcext:value-type="float">
            <text:p>0</text:p>
          </table:table-cell>
          <table:table-cell office:value-type="float" office:value="2.33999991416931" calcext:value-type="float">
            <text:p>2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0203221200873" calcext:value-type="float">
            <text:p>0.002032212</text:p>
          </table:table-cell>
          <table:table-cell office:value-type="float" office:value="2.34999990463257" calcext:value-type="float">
            <text:p>2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203221200873" calcext:value-type="float">
            <text:p>0.002032212</text:p>
          </table:table-cell>
          <table:table-cell office:value-type="float" office:value="0.920000076293945" calcext:value-type="float">
            <text:p>0.9200000763</text:p>
          </table:table-cell>
          <table:table-cell office:value-type="float" office:value="0" calcext:value-type="float">
            <text:p>0</text:p>
          </table:table-cell>
          <table:table-cell office:value-type="float" office:value="0.394904629521" calcext:value-type="float">
            <text:p>0.3949046295</text:p>
          </table:table-cell>
          <table:table-cell office:value-type="float" office:value="0.920000076293945" calcext:value-type="float">
            <text:p>0.9200000763</text:p>
          </table:table-cell>
          <table:table-cell office:value-type="float" office:value="0" calcext:value-type="float">
            <text:p>0</text:p>
          </table:table-cell>
          <table:table-cell office:value-type="float" office:value="0.394904629521" calcext:value-type="float">
            <text:p>0.3949046295</text:p>
          </table:table-cell>
          <table:table-cell table:number-columns-repeated="3"/>
        </table:table-row>
        <table:table-row table:style-name="ro1">
          <table:table-cell office:value-type="float" office:value="0.949999809265137" calcext:value-type="float">
            <text:p>0.9499998093</text:p>
          </table:table-cell>
          <table:table-cell office:value-type="float" office:value="0.0184350013799999" calcext:value-type="float">
            <text:p>0.0184350014</text:p>
          </table:table-cell>
          <table:table-cell office:value-type="float" office:value="2.41999983787537" calcext:value-type="float">
            <text:p>2.41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202472970338" calcext:value-type="float">
            <text:p>0.0020247297</text:p>
          </table:table-cell>
          <table:table-cell office:value-type="float" office:value="2.4300000667572" calcext:value-type="float">
            <text:p>2.4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202472970338" calcext:value-type="float">
            <text:p>0.0020247297</text:p>
          </table:table-cell>
          <table:table-cell office:value-type="float" office:value="0.960000038146973" calcext:value-type="float">
            <text:p>0.9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477771297864" calcext:value-type="float">
            <text:p>0.0477771298</text:p>
          </table:table-cell>
          <table:table-cell office:value-type="float" office:value="0.97000002861023" calcext:value-type="float">
            <text:p>0.9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477771297864" calcext:value-type="float">
            <text:p>0.0477771298</text:p>
          </table:table-cell>
          <table:table-cell table:number-columns-repeated="3"/>
        </table:table-row>
        <table:table-row table:style-name="ro1">
          <table:table-cell office:value-type="float" office:value="0.990000009536743" calcext:value-type="float">
            <text:p>0.9900000095</text:p>
          </table:table-cell>
          <table:table-cell office:value-type="float" office:value="0.0584189891799998" calcext:value-type="float">
            <text:p>0.0584189892</text:p>
          </table:table-cell>
          <table:table-cell office:value-type="float" office:value="2.50999999046326" calcext:value-type="float">
            <text:p>2.50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194593005569" calcext:value-type="float">
            <text:p>0.0019459301</text:p>
          </table:table-cell>
          <table:table-cell office:value-type="float" office:value="2.51999998092651" calcext:value-type="float">
            <text:p>2.5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194593005569" calcext:value-type="float">
            <text:p>0.0019459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10011397293" calcext:value-type="float">
            <text:p>-0.6100113973</text:p>
          </table:table-cell>
          <table:table-cell office:value-type="float" office:value="1.00999999046326" calcext:value-type="float">
            <text:p>1.0099999905</text:p>
          </table:table-cell>
          <table:table-cell office:value-type="float" office:value="0" calcext:value-type="float">
            <text:p>0</text:p>
          </table:table-cell>
          <table:table-cell office:value-type="float" office:value="-0.610011397293" calcext:value-type="float">
            <text:p>-0.6100113973</text:p>
          </table:table-cell>
          <table:table-cell table:number-columns-repeated="3"/>
        </table:table-row>
        <table:table-row table:style-name="ro1">
          <table:table-cell office:value-type="float" office:value="1.01999998092651" calcext:value-type="float">
            <text:p>1.0199999809</text:p>
          </table:table-cell>
          <table:table-cell office:value-type="float" office:value="0.09499788284" calcext:value-type="float">
            <text:p>0.0949978828</text:p>
          </table:table-cell>
          <table:table-cell office:value-type="float" office:value="2.58999991416931" calcext:value-type="float">
            <text:p>2.5899999142</text:p>
          </table:table-cell>
          <table:table-cell office:value-type="float" office:value="0" calcext:value-type="float">
            <text:p>0</text:p>
          </table:table-cell>
          <table:table-cell office:value-type="float" office:value="0.00183835560823" calcext:value-type="float">
            <text:p>0.0018383556</text:p>
          </table:table-cell>
          <table:table-cell office:value-type="float" office:value="2.59999990463257" calcext:value-type="float">
            <text:p>2.59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183835560823" calcext:value-type="float">
            <text:p>0.0018383556</text:p>
          </table:table-cell>
          <table:table-cell office:value-type="float" office:value="1.02999997138977" calcext:value-type="float">
            <text:p>1.0299999714</text:p>
          </table:table-cell>
          <table:table-cell office:value-type="float" office:value="0" calcext:value-type="float">
            <text:p>0</text:p>
          </table:table-cell>
          <table:table-cell office:value-type="float" office:value="1.24997850634" calcext:value-type="float">
            <text:p>1.2499785063</text:p>
          </table:table-cell>
          <table:table-cell office:value-type="float" office:value="1.03000020980835" calcext:value-type="float">
            <text:p>1.0300002098</text:p>
          </table:table-cell>
          <table:table-cell office:value-type="float" office:value="0" calcext:value-type="float">
            <text:p>0</text:p>
          </table:table-cell>
          <table:table-cell office:value-type="float" office:value="1.24997850634" calcext:value-type="float">
            <text:p>1.2499785063</text:p>
          </table:table-cell>
          <table:table-cell table:number-columns-repeated="3"/>
        </table:table-row>
        <table:table-row table:style-name="ro1">
          <table:table-cell office:value-type="float" office:value="1.11999988555908" calcext:value-type="float">
            <text:p>1.1199998856</text:p>
          </table:table-cell>
          <table:table-cell office:value-type="float" office:value="0.13183808327" calcext:value-type="float">
            <text:p>0.1318380833</text:p>
          </table:table-cell>
          <table:table-cell office:value-type="float" office:value="2.6800000667572" calcext:value-type="float">
            <text:p>2.6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177316157762" calcext:value-type="float">
            <text:p>0.0017731616</text:p>
          </table:table-cell>
          <table:table-cell office:value-type="float" office:value="2.69000005722046" calcext:value-type="float">
            <text:p>2.6900000572</text:p>
          </table:table-cell>
          <table:table-cell office:value-type="float" office:value="0" calcext:value-type="float">
            <text:p>0</text:p>
          </table:table-cell>
          <table:table-cell office:value-type="float" office:value="0.00177316157762" calcext:value-type="float">
            <text:p>0.0017731616</text:p>
          </table:table-cell>
          <table:table-cell office:value-type="float" office:value="1.07000017166138" calcext:value-type="float">
            <text:p>1.0700001717</text:p>
          </table:table-cell>
          <table:table-cell office:value-type="float" office:value="0" calcext:value-type="float">
            <text:p>0</text:p>
          </table:table-cell>
          <table:table-cell office:value-type="float" office:value="0.0524970201375" calcext:value-type="float">
            <text:p>0.0524970201</text:p>
          </table:table-cell>
          <table:table-cell office:value-type="float" office:value="1.07000017166138" calcext:value-type="float">
            <text:p>1.0700001717</text:p>
          </table:table-cell>
          <table:table-cell office:value-type="float" office:value="0" calcext:value-type="float">
            <text:p>0</text:p>
          </table:table-cell>
          <table:table-cell office:value-type="float" office:value="0.0524970201375" calcext:value-type="float">
            <text:p>0.0524970201</text:p>
          </table:table-cell>
          <table:table-cell table:number-columns-repeated="3"/>
        </table:table-row>
        <table:table-row table:style-name="ro1">
          <table:table-cell office:value-type="float" office:value="1.29999995231628" calcext:value-type="float">
            <text:p>1.2999999523</text:p>
          </table:table-cell>
          <table:table-cell office:value-type="float" office:value="0.16874432564" calcext:value-type="float">
            <text:p>0.1687443256</text:p>
          </table:table-cell>
          <table:table-cell office:value-type="float" office:value="2.76999998092651" calcext:value-type="float">
            <text:p>2.76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174431092025" calcext:value-type="float">
            <text:p>0.0017443109</text:p>
          </table:table-cell>
          <table:table-cell office:value-type="float" office:value="2.77999997138977" calcext:value-type="float">
            <text:p>2.77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174431092025" calcext:value-type="float">
            <text:p>0.0017443109</text:p>
          </table:table-cell>
          <table:table-cell office:value-type="float" office:value="1.1100001335144" calcext:value-type="float">
            <text:p>1.1100001335</text:p>
          </table:table-cell>
          <table:table-cell office:value-type="float" office:value="0" calcext:value-type="float">
            <text:p>0</text:p>
          </table:table-cell>
          <table:table-cell office:value-type="float" office:value="-0.651707591734" calcext:value-type="float">
            <text:p>-0.6517075917</text:p>
          </table:table-cell>
          <table:table-cell office:value-type="float" office:value="1.1100001335144" calcext:value-type="float">
            <text:p>1.1100001335</text:p>
          </table:table-cell>
          <table:table-cell office:value-type="float" office:value="0" calcext:value-type="float">
            <text:p>0</text:p>
          </table:table-cell>
          <table:table-cell office:value-type="float" office:value="-0.651707591734" calcext:value-type="float">
            <text:p>-0.6517075917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0571637154" calcext:value-type="float">
            <text:p>0.2057163715</text:p>
          </table:table-cell>
          <table:table-cell office:value-type="float" office:value="2.85999989509583" calcext:value-type="float">
            <text:p>2.8599998951</text:p>
          </table:table-cell>
          <table:table-cell office:value-type="float" office:value="0" calcext:value-type="float">
            <text:p>0</text:p>
          </table:table-cell>
          <table:table-cell office:value-type="float" office:value="0.00165405273333" calcext:value-type="float">
            <text:p>0.0016540527</text:p>
          </table:table-cell>
          <table:table-cell office:value-type="float" office:value="2.87000012397766" calcext:value-type="float">
            <text:p>2.870000124</text:p>
          </table:table-cell>
          <table:table-cell office:value-type="float" office:value="0" calcext:value-type="float">
            <text:p>0</text:p>
          </table:table-cell>
          <table:table-cell office:value-type="float" office:value="0.00165405273333" calcext:value-type="float">
            <text:p>0.0016540527</text:p>
          </table:table-cell>
          <table:table-cell office:value-type="float" office:value="1.16000008583069" calcext:value-type="float">
            <text:p>1.1600000858</text:p>
          </table:table-cell>
          <table:table-cell office:value-type="float" office:value="0" calcext:value-type="float">
            <text:p>0</text:p>
          </table:table-cell>
          <table:table-cell office:value-type="float" office:value="1.21194339779" calcext:value-type="float">
            <text:p>1.2119433978</text:p>
          </table:table-cell>
          <table:table-cell office:value-type="float" office:value="1.16000008583069" calcext:value-type="float">
            <text:p>1.1600000858</text:p>
          </table:table-cell>
          <table:table-cell office:value-type="float" office:value="0" calcext:value-type="float">
            <text:p>0</text:p>
          </table:table-cell>
          <table:table-cell office:value-type="float" office:value="1.21194339779" calcext:value-type="float">
            <text:p>1.2119433978</text:p>
          </table:table-cell>
          <table:table-cell table:number-columns-repeated="3"/>
        </table:table-row>
        <table:table-row table:style-name="ro1">
          <table:table-cell office:value-type="float" office:value="1.67999982833862" calcext:value-type="float">
            <text:p>1.6799998283</text:p>
          </table:table-cell>
          <table:table-cell office:value-type="float" office:value="0.24265336991" calcext:value-type="float">
            <text:p>0.2426533699</text:p>
          </table:table-cell>
          <table:table-cell office:value-type="float" office:value="2.95000004768372" calcext:value-type="float">
            <text:p>2.9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160108708398" calcext:value-type="float">
            <text:p>0.0016010871</text:p>
          </table:table-cell>
          <table:table-cell office:value-type="float" office:value="2.96000003814697" calcext:value-type="float">
            <text:p>2.9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60108708398" calcext:value-type="float">
            <text:p>0.0016010871</text:p>
          </table:table-cell>
          <table:table-cell office:value-type="float" office:value="1.20000004768372" calcext:value-type="float">
            <text:p>1.2000000477</text:p>
          </table:table-cell>
          <table:table-cell office:value-type="float" office:value="0" calcext:value-type="float">
            <text:p>0</text:p>
          </table:table-cell>
          <table:table-cell office:value-type="float" office:value="-1.62386162827" calcext:value-type="float">
            <text:p>-1.6238616283</text:p>
          </table:table-cell>
          <table:table-cell office:value-type="float" office:value="1.20000004768372" calcext:value-type="float">
            <text:p>1.2000000477</text:p>
          </table:table-cell>
          <table:table-cell office:value-type="float" office:value="0" calcext:value-type="float">
            <text:p>0</text:p>
          </table:table-cell>
          <table:table-cell office:value-type="float" office:value="-1.62386162827" calcext:value-type="float">
            <text:p>-1.6238616283</text:p>
          </table:table-cell>
          <table:table-cell table:number-columns-repeated="3"/>
        </table:table-row>
        <table:table-row table:style-name="ro1">
          <table:table-cell office:value-type="float" office:value="1.86999988555908" calcext:value-type="float">
            <text:p>1.8699998856</text:p>
          </table:table-cell>
          <table:table-cell office:value-type="float" office:value="0.27926373482" calcext:value-type="float">
            <text:p>0.2792637348</text:p>
          </table:table-cell>
          <table:table-cell office:value-type="float" office:value="3.02999997138977" calcext:value-type="float">
            <text:p>3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158049019602" calcext:value-type="float">
            <text:p>0.0015804902</text:p>
          </table:table-cell>
          <table:table-cell office:value-type="float" office:value="3.03999996185303" calcext:value-type="float">
            <text:p>3.03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158049019602" calcext:value-type="float">
            <text:p>0.0015804902</text:p>
          </table:table-cell>
          <table:table-cell office:value-type="float" office:value="1.24000000953674" calcext:value-type="float">
            <text:p>1.2400000095</text:p>
          </table:table-cell>
          <table:table-cell office:value-type="float" office:value="0" calcext:value-type="float">
            <text:p>0</text:p>
          </table:table-cell>
          <table:table-cell office:value-type="float" office:value="1.1139217613" calcext:value-type="float">
            <text:p>1.113921761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39217613" calcext:value-type="float">
            <text:p>1.1139217613</text:p>
          </table:table-cell>
          <table:table-cell table:number-columns-repeated="3"/>
        </table:table-row>
        <table:table-row table:style-name="ro1">
          <table:table-cell office:value-type="float" office:value="2.04999995231628" calcext:value-type="float">
            <text:p>2.0499999523</text:p>
          </table:table-cell>
          <table:table-cell office:value-type="float" office:value="0.31473088265" calcext:value-type="float">
            <text:p>0.3147308827</text:p>
          </table:table-cell>
          <table:table-cell office:value-type="float" office:value="3.11999988555908" calcext:value-type="float">
            <text:p>3.1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15320620161" calcext:value-type="float">
            <text:p>0.001532062</text:p>
          </table:table-cell>
          <table:table-cell office:value-type="float" office:value="3.12000012397766" calcext:value-type="float">
            <text:p>3.120000124</text:p>
          </table:table-cell>
          <table:table-cell office:value-type="float" office:value="0" calcext:value-type="float">
            <text:p>0</text:p>
          </table:table-cell>
          <table:table-cell office:value-type="float" office:value="0.0015320620161" calcext:value-type="float">
            <text:p>0.001532062</text:p>
          </table:table-cell>
          <table:table-cell office:value-type="float" office:value="1.26999998092651" calcext:value-type="float">
            <text:p>1.2699999809</text:p>
          </table:table-cell>
          <table:table-cell office:value-type="float" office:value="0" calcext:value-type="float">
            <text:p>0</text:p>
          </table:table-cell>
          <table:table-cell office:value-type="float" office:value="-0.911529455933" calcext:value-type="float">
            <text:p>-0.9115294559</text:p>
          </table:table-cell>
          <table:table-cell office:value-type="float" office:value="1.26999998092651" calcext:value-type="float">
            <text:p>1.2699999809</text:p>
          </table:table-cell>
          <table:table-cell office:value-type="float" office:value="0" calcext:value-type="float">
            <text:p>0</text:p>
          </table:table-cell>
          <table:table-cell office:value-type="float" office:value="-0.911529455933" calcext:value-type="float">
            <text:p>-0.9115294559</text:p>
          </table:table-cell>
          <table:table-cell table:number-columns-repeated="3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3516023159" calcext:value-type="float">
            <text:p>0.3516023159</text:p>
          </table:table-cell>
          <table:table-cell office:value-type="float" office:value="3.20000004768372" calcext:value-type="float">
            <text:p>3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145853578833" calcext:value-type="float">
            <text:p>0.0014585358</text:p>
          </table:table-cell>
          <table:table-cell office:value-type="float" office:value="3.21000003814697" calcext:value-type="float">
            <text:p>3.2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45853578833" calcext:value-type="float">
            <text:p>0.0014585358</text:p>
          </table:table-cell>
          <table:table-cell office:value-type="float" office:value="1.31000018119812" calcext:value-type="float">
            <text:p>1.3100001812</text:p>
          </table:table-cell>
          <table:table-cell office:value-type="float" office:value="0" calcext:value-type="float">
            <text:p>0</text:p>
          </table:table-cell>
          <table:table-cell office:value-type="float" office:value="3.69326593424" calcext:value-type="float">
            <text:p>3.6932659342</text:p>
          </table:table-cell>
          <table:table-cell office:value-type="float" office:value="1.31000018119812" calcext:value-type="float">
            <text:p>1.3100001812</text:p>
          </table:table-cell>
          <table:table-cell office:value-type="float" office:value="0" calcext:value-type="float">
            <text:p>0</text:p>
          </table:table-cell>
          <table:table-cell office:value-type="float" office:value="3.69326593424" calcext:value-type="float">
            <text:p>3.6932659342</text:p>
          </table:table-cell>
          <table:table-cell table:number-columns-repeated="3"/>
        </table:table-row>
        <table:table-row table:style-name="ro1">
          <table:table-cell office:value-type="float" office:value="2.43999981880188" calcext:value-type="float">
            <text:p>2.4399998188</text:p>
          </table:table-cell>
          <table:table-cell office:value-type="float" office:value="0.38863754273" calcext:value-type="float">
            <text:p>0.3886375427</text:p>
          </table:table-cell>
          <table:table-cell office:value-type="float" office:value="3.28999996185303" calcext:value-type="float">
            <text:p>3.28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139044436824" calcext:value-type="float">
            <text:p>0.0013904444</text:p>
          </table:table-cell>
          <table:table-cell office:value-type="float" office:value="3.29999995231628" calcext:value-type="float">
            <text:p>3.2999999523</text:p>
          </table:table-cell>
          <table:table-cell office:value-type="float" office:value="0" calcext:value-type="float">
            <text:p>0</text:p>
          </table:table-cell>
          <table:table-cell office:value-type="float" office:value="0.00139044436824" calcext:value-type="float">
            <text:p>0.0013904444</text:p>
          </table:table-cell>
          <table:table-cell office:value-type="float" office:value="1.41000008583069" calcext:value-type="float">
            <text:p>1.4100000858</text:p>
          </table:table-cell>
          <table:table-cell office:value-type="float" office:value="0" calcext:value-type="float">
            <text:p>0</text:p>
          </table:table-cell>
          <table:table-cell office:value-type="float" office:value="-0.213544088436" calcext:value-type="float">
            <text:p>-0.2135440884</text:p>
          </table:table-cell>
          <table:table-cell office:value-type="float" office:value="1.39000010490417" calcext:value-type="float">
            <text:p>1.3900001049</text:p>
          </table:table-cell>
          <table:table-cell office:value-type="float" office:value="0" calcext:value-type="float">
            <text:p>0</text:p>
          </table:table-cell>
          <table:table-cell office:value-type="float" office:value="-0.213544088436" calcext:value-type="float">
            <text:p>-0.2135440884</text:p>
          </table:table-cell>
          <table:table-cell table:number-columns-repeated="3"/>
        </table:table-row>
        <table:table-row table:style-name="ro1">
          <table:table-cell office:value-type="float" office:value="2.61999988555908" calcext:value-type="float">
            <text:p>2.6199998856</text:p>
          </table:table-cell>
          <table:table-cell office:value-type="float" office:value="0.42531394959" calcext:value-type="float">
            <text:p>0.4253139496</text:p>
          </table:table-cell>
          <table:table-cell office:value-type="float" office:value="3.36999988555908" calcext:value-type="float">
            <text:p>3.36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135282384239" calcext:value-type="float">
            <text:p>0.0013528238</text:p>
          </table:table-cell>
          <table:table-cell office:value-type="float" office:value="3.38000011444092" calcext:value-type="float">
            <text:p>3.3800001144</text:p>
          </table:table-cell>
          <table:table-cell office:value-type="float" office:value="0" calcext:value-type="float">
            <text:p>0</text:p>
          </table:table-cell>
          <table:table-cell office:value-type="float" office:value="0.00135282384239" calcext:value-type="float">
            <text:p>0.0013528238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209835170347" calcext:value-type="float">
            <text:p>0.2098351703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209835170347" calcext:value-type="float">
            <text:p>0.2098351703</text:p>
          </table:table-cell>
          <table:table-cell table:number-columns-repeated="3"/>
        </table:table-row>
        <table:table-row table:style-name="ro1">
          <table:table-cell office:value-type="float" office:value="2.80999994277954" calcext:value-type="float">
            <text:p>2.8099999428</text:p>
          </table:table-cell>
          <table:table-cell office:value-type="float" office:value="0.46035671234" calcext:value-type="float">
            <text:p>0.4603567123</text:p>
          </table:table-cell>
          <table:table-cell office:value-type="float" office:value="3.46000003814697" calcext:value-type="float">
            <text:p>3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36703923229" calcext:value-type="float">
            <text:p>0.0013670392</text:p>
          </table:table-cell>
          <table:table-cell office:value-type="float" office:value="3.47000002861023" calcext:value-type="float">
            <text:p>3.4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36703923229" calcext:value-type="float">
            <text:p>0.0013670392</text:p>
          </table:table-cell>
          <table:table-cell office:value-type="float" office:value="1.55000019073486" calcext:value-type="float">
            <text:p>1.5500001907</text:p>
          </table:table-cell>
          <table:table-cell office:value-type="float" office:value="0" calcext:value-type="float">
            <text:p>0</text:p>
          </table:table-cell>
          <table:table-cell office:value-type="float" office:value="0.00306021916369" calcext:value-type="float">
            <text:p>0.0030602192</text:p>
          </table:table-cell>
          <table:table-cell office:value-type="float" office:value="1.55000019073486" calcext:value-type="float">
            <text:p>1.5500001907</text:p>
          </table:table-cell>
          <table:table-cell office:value-type="float" office:value="0" calcext:value-type="float">
            <text:p>0</text:p>
          </table:table-cell>
          <table:table-cell office:value-type="float" office:value="0.00306021916369" calcext:value-type="float">
            <text:p>0.003060219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735975266" calcext:value-type="float">
            <text:p>0.4973597527</text:p>
          </table:table-cell>
          <table:table-cell office:value-type="float" office:value="3.62999987602234" calcext:value-type="float">
            <text:p>3.629999876</text:p>
          </table:table-cell>
          <table:table-cell office:value-type="float" office:value="0" calcext:value-type="float">
            <text:p>0</text:p>
          </table:table-cell>
          <table:table-cell office:value-type="float" office:value="0.00128021322727" calcext:value-type="float">
            <text:p>0.0012802132</text:p>
          </table:table-cell>
          <table:table-cell office:value-type="float" office:value="3.64000010490417" calcext:value-type="float">
            <text:p>3.6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0128021322727" calcext:value-type="float">
            <text:p>0.0012802132</text:p>
          </table:table-cell>
          <table:table-cell office:value-type="float" office:value="1.60000014305115" calcext:value-type="float">
            <text:p>1.6000001431</text:p>
          </table:table-cell>
          <table:table-cell office:value-type="float" office:value="0" calcext:value-type="float">
            <text:p>0</text:p>
          </table:table-cell>
          <table:table-cell office:value-type="float" office:value="0.00509239122064" calcext:value-type="float">
            <text:p>0.0050923912</text:p>
          </table:table-cell>
          <table:table-cell office:value-type="float" office:value="1.59000015258789" calcext:value-type="float">
            <text:p>1.5900001526</text:p>
          </table:table-cell>
          <table:table-cell office:value-type="float" office:value="0" calcext:value-type="float">
            <text:p>0</text:p>
          </table:table-cell>
          <table:table-cell office:value-type="float" office:value="0.00509239122064" calcext:value-type="float">
            <text:p>0.0050923912</text:p>
          </table:table-cell>
          <table:table-cell table:number-columns-repeated="3"/>
        </table:table-row>
        <table:table-row table:style-name="ro1">
          <table:table-cell office:value-type="float" office:value="3.18999981880188" calcext:value-type="float">
            <text:p>3.1899998188</text:p>
          </table:table-cell>
          <table:table-cell office:value-type="float" office:value="0.53406786919" calcext:value-type="float">
            <text:p>0.5340678692</text:p>
          </table:table-cell>
          <table:table-cell office:value-type="float" office:value="3.71000003814697" calcext:value-type="float">
            <text:p>3.7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24825263655" calcext:value-type="float">
            <text:p>0.0012482526</text:p>
          </table:table-cell>
          <table:table-cell office:value-type="float" office:value="3.72000002861023" calcext:value-type="float">
            <text:p>3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24825263655" calcext:value-type="float">
            <text:p>0.0012482526</text:p>
          </table:table-cell>
          <table:table-cell office:value-type="float" office:value="1.64000010490417" calcext:value-type="float">
            <text:p>1.6400001049</text:p>
          </table:table-cell>
          <table:table-cell office:value-type="float" office:value="0" calcext:value-type="float">
            <text:p>0</text:p>
          </table:table-cell>
          <table:table-cell office:value-type="float" office:value="-0.34591164336" calcext:value-type="float">
            <text:p>-0.3459116434</text:p>
          </table:table-cell>
          <table:table-cell office:value-type="float" office:value="1.64000010490417" calcext:value-type="float">
            <text:p>1.6400001049</text:p>
          </table:table-cell>
          <table:table-cell office:value-type="float" office:value="0" calcext:value-type="float">
            <text:p>0</text:p>
          </table:table-cell>
          <table:table-cell office:value-type="float" office:value="-0.34591164336" calcext:value-type="float">
            <text:p>-0.3459116434</text:p>
          </table:table-cell>
          <table:table-cell table:number-columns-repeated="3"/>
        </table:table-row>
        <table:table-row table:style-name="ro1">
          <table:table-cell office:value-type="float" office:value="3.36999988555908" calcext:value-type="float">
            <text:p>3.3699998856</text:p>
          </table:table-cell>
          <table:table-cell office:value-type="float" office:value="0.56937098503" calcext:value-type="float">
            <text:p>0.569370985</text:p>
          </table:table-cell>
          <table:table-cell office:value-type="float" office:value="3.79999995231628" calcext:value-type="float">
            <text:p>3.7999999523</text:p>
          </table:table-cell>
          <table:table-cell office:value-type="float" office:value="0" calcext:value-type="float">
            <text:p>0</text:p>
          </table:table-cell>
          <table:table-cell office:value-type="float" office:value="0.00124100617333" calcext:value-type="float">
            <text:p>0.0012410062</text:p>
          </table:table-cell>
          <table:table-cell office:value-type="float" office:value="3.80999994277954" calcext:value-type="float">
            <text:p>3.80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124100617333" calcext:value-type="float">
            <text:p>0.0012410062</text:p>
          </table:table-cell>
          <table:table-cell office:value-type="float" office:value="1.6800000667572" calcext:value-type="float">
            <text:p>1.6800000668</text:p>
          </table:table-cell>
          <table:table-cell office:value-type="float" office:value="0" calcext:value-type="float">
            <text:p>0</text:p>
          </table:table-cell>
          <table:table-cell office:value-type="float" office:value="0.468230381608" calcext:value-type="float">
            <text:p>0.4682303816</text:p>
          </table:table-cell>
          <table:table-cell office:value-type="float" office:value="1.6800000667572" calcext:value-type="float">
            <text:p>1.6800000668</text:p>
          </table:table-cell>
          <table:table-cell office:value-type="float" office:value="0" calcext:value-type="float">
            <text:p>0</text:p>
          </table:table-cell>
          <table:table-cell office:value-type="float" office:value="0.468230381608" calcext:value-type="float">
            <text:p>0.4682303816</text:p>
          </table:table-cell>
          <table:table-cell table:number-columns-repeated="3"/>
        </table:table-row>
        <table:table-row table:style-name="ro1">
          <table:table-cell office:value-type="float" office:value="3.5699999332428" calcext:value-type="float">
            <text:p>3.5699999332</text:p>
          </table:table-cell>
          <table:table-cell office:value-type="float" office:value="0.60836744309" calcext:value-type="float">
            <text:p>0.6083674431</text:p>
          </table:table-cell>
          <table:table-cell office:value-type="float" office:value="3.87999987602234" calcext:value-type="float">
            <text:p>3.879999876</text:p>
          </table:table-cell>
          <table:table-cell office:value-type="float" office:value="0" calcext:value-type="float">
            <text:p>0</text:p>
          </table:table-cell>
          <table:table-cell office:value-type="float" office:value="0.00123398300751" calcext:value-type="float">
            <text:p>0.001233983</text:p>
          </table:table-cell>
          <table:table-cell office:value-type="float" office:value="3.89000010490417" calcext:value-type="float">
            <text:p>3.8900001049</text:p>
          </table:table-cell>
          <table:table-cell office:value-type="float" office:value="0" calcext:value-type="float">
            <text:p>0</text:p>
          </table:table-cell>
          <table:table-cell office:value-type="float" office:value="0.00123398300751" calcext:value-type="float">
            <text:p>0.001233983</text:p>
          </table:table-cell>
          <table:table-cell office:value-type="float" office:value="1.69000005722046" calcext:value-type="float">
            <text:p>1.6900000572</text:p>
          </table:table-cell>
          <table:table-cell office:value-type="float" office:value="0" calcext:value-type="float">
            <text:p>0</text:p>
          </table:table-cell>
          <table:table-cell office:value-type="float" office:value="0.00556788087774" calcext:value-type="float">
            <text:p>0.0055678809</text:p>
          </table:table-cell>
          <table:table-cell office:value-type="float" office:value="1.70000004768372" calcext:value-type="float">
            <text:p>1.7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556788087774" calcext:value-type="float">
            <text:p>0.0055678809</text:p>
          </table:table-cell>
          <table:table-cell table:number-columns-repeated="3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3.97000002861023" calcext:value-type="float">
            <text:p>3.9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18132751926" calcext:value-type="float">
            <text:p>0.0011813275</text:p>
          </table:table-cell>
          <table:table-cell office:value-type="float" office:value="3.98000001907349" calcext:value-type="float">
            <text:p>3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18132751926" calcext:value-type="float">
            <text:p>0.0011813275</text:p>
          </table:table-cell>
          <table:table-cell office:value-type="float" office:value="1.74000000953674" calcext:value-type="float">
            <text:p>1.7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00133275271104" calcext:value-type="float">
            <text:p>-0.0013327527</text:p>
          </table:table-cell>
          <table:table-cell office:value-type="float" office:value="1.74000000953674" calcext:value-type="float">
            <text:p>1.7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00133275271104" calcext:value-type="float">
            <text:p>-0.0013327527</text:p>
          </table:table-cell>
          <table:table-cell table:number-columns-repeated="3"/>
        </table:table-row>
        <table:table-row table:style-name="ro1">
          <table:table-cell office:value-type="float" office:value="3.92999982833862" calcext:value-type="float">
            <text:p>3.9299998283</text:p>
          </table:table-cell>
          <table:table-cell office:value-type="float" office:value="0.67815637589" calcext:value-type="float">
            <text:p>0.6781563759</text:p>
          </table:table-cell>
          <table:table-cell office:value-type="float" office:value="4.05999994277954" calcext:value-type="float">
            <text:p>4.0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117606477015" calcext:value-type="float">
            <text:p>0.0011760648</text:p>
          </table:table-cell>
          <table:table-cell office:value-type="float" office:value="4.0699999332428" calcext:value-type="float">
            <text:p>4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17606477015" calcext:value-type="float">
            <text:p>0.0011760648</text:p>
          </table:table-cell>
          <table:table-cell office:value-type="float" office:value="1.77999997138977" calcext:value-type="float">
            <text:p>1.7799999714</text:p>
          </table:table-cell>
          <table:table-cell office:value-type="float" office:value="0" calcext:value-type="float">
            <text:p>0</text:p>
          </table:table-cell>
          <table:table-cell office:value-type="float" office:value="-0.00136925014798" calcext:value-type="float">
            <text:p>-0.0013692501</text:p>
          </table:table-cell>
          <table:table-cell office:value-type="float" office:value="1.78000020980835" calcext:value-type="float">
            <text:p>1.7800002098</text:p>
          </table:table-cell>
          <table:table-cell office:value-type="float" office:value="0" calcext:value-type="float">
            <text:p>0</text:p>
          </table:table-cell>
          <table:table-cell office:value-type="float" office:value="-0.00136925014798" calcext:value-type="float">
            <text:p>-0.0013692501</text:p>
          </table:table-cell>
          <table:table-cell table:number-columns-repeated="3"/>
        </table:table-row>
        <table:table-row table:style-name="ro1">
          <table:table-cell office:value-type="float" office:value="4.11999988555908" calcext:value-type="float">
            <text:p>4.1199998856</text:p>
          </table:table-cell>
          <table:table-cell office:value-type="float" office:value="0.71522569657" calcext:value-type="float">
            <text:p>0.7152256966</text:p>
          </table:table-cell>
          <table:table-cell office:value-type="float" office:value="4.14999985694885" calcext:value-type="float">
            <text:p>4.1499998569</text:p>
          </table:table-cell>
          <table:table-cell office:value-type="float" office:value="0" calcext:value-type="float">
            <text:p>0</text:p>
          </table:table-cell>
          <table:table-cell office:value-type="float" office:value="0.00110515076045" calcext:value-type="float">
            <text:p>0.0011051508</text:p>
          </table:table-cell>
          <table:table-cell office:value-type="float" office:value="4.16000008583069" calcext:value-type="float">
            <text:p>4.1600000858</text:p>
          </table:table-cell>
          <table:table-cell office:value-type="float" office:value="0" calcext:value-type="float">
            <text:p>0</text:p>
          </table:table-cell>
          <table:table-cell office:value-type="float" office:value="0.00110515076045" calcext:value-type="float">
            <text:p>0.0011051508</text:p>
          </table:table-cell>
          <table:table-cell office:value-type="float" office:value="1.82000017166138" calcext:value-type="float">
            <text:p>1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0.184381143557" calcext:value-type="float">
            <text:p>-0.1843811436</text:p>
          </table:table-cell>
          <table:table-cell office:value-type="float" office:value="1.82000017166138" calcext:value-type="float">
            <text:p>1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0.184381143557" calcext:value-type="float">
            <text:p>-0.1843811436</text:p>
          </table:table-cell>
          <table:table-cell table:number-columns-repeated="3"/>
        </table:table-row>
        <table:table-row table:style-name="ro1">
          <table:table-cell office:value-type="float" office:value="4.30999994277954" calcext:value-type="float">
            <text:p>4.3099999428</text:p>
          </table:table-cell>
          <table:table-cell office:value-type="float" office:value="0.75206518173" calcext:value-type="float">
            <text:p>0.7520651817</text:p>
          </table:table-cell>
          <table:table-cell office:value-type="float" office:value="4.23000001907349" calcext:value-type="float">
            <text:p>4.23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10193093814" calcext:value-type="float">
            <text:p>0.0011019309</text:p>
          </table:table-cell>
          <table:table-cell office:value-type="float" office:value="4.24000000953674" calcext:value-type="float">
            <text:p>4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110193093814" calcext:value-type="float">
            <text:p>0.0011019309</text:p>
          </table:table-cell>
          <table:table-cell office:value-type="float" office:value="1.87000012397766" calcext:value-type="float">
            <text:p>1.870000124</text:p>
          </table:table-cell>
          <table:table-cell office:value-type="float" office:value="0" calcext:value-type="float">
            <text:p>0</text:p>
          </table:table-cell>
          <table:table-cell office:value-type="float" office:value="139.629169582" calcext:value-type="float">
            <text:p>139.629169582</text:p>
          </table:table-cell>
          <table:table-cell office:value-type="float" office:value="1.87000012397766" calcext:value-type="float">
            <text:p>1.870000124</text:p>
          </table:table-cell>
          <table:table-cell office:value-type="float" office:value="0" calcext:value-type="float">
            <text:p>0</text:p>
          </table:table-cell>
          <table:table-cell office:value-type="float" office:value="139.629169582" calcext:value-type="float">
            <text:p>139.62916958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8887104988" calcext:value-type="float">
            <text:p>0.7888710499</text:p>
          </table:table-cell>
          <table:table-cell office:value-type="float" office:value="4.3199999332428" calcext:value-type="float">
            <text:p>4.3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7816957002" calcext:value-type="float">
            <text:p>0.0010781696</text:p>
          </table:table-cell>
          <table:table-cell office:value-type="float" office:value="4.3199999332428" calcext:value-type="float">
            <text:p>4.3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7816957002" calcext:value-type="float">
            <text:p>0.0010781696</text:p>
          </table:table-cell>
          <table:table-cell office:value-type="float" office:value="1.91000008583069" calcext:value-type="float">
            <text:p>1.9100000858</text:p>
          </table:table-cell>
          <table:table-cell office:value-type="float" office:value="0" calcext:value-type="float">
            <text:p>0</text:p>
          </table:table-cell>
          <table:table-cell office:value-type="float" office:value="-3.08623595656" calcext:value-type="float">
            <text:p>-3.0862359566</text:p>
          </table:table-cell>
          <table:table-cell office:value-type="float" office:value="1.91000008583069" calcext:value-type="float">
            <text:p>1.9100000858</text:p>
          </table:table-cell>
          <table:table-cell office:value-type="float" office:value="0" calcext:value-type="float">
            <text:p>0</text:p>
          </table:table-cell>
          <table:table-cell office:value-type="float" office:value="-3.08623595656" calcext:value-type="float">
            <text:p>-3.0862359566</text:p>
          </table:table-cell>
          <table:table-cell table:number-columns-repeated="3"/>
        </table:table-row>
        <table:table-row table:style-name="ro1">
          <table:table-cell office:value-type="float" office:value="4.68999981880188" calcext:value-type="float">
            <text:p>4.6899998188</text:p>
          </table:table-cell>
          <table:table-cell office:value-type="float" office:value="0.82603788376" calcext:value-type="float">
            <text:p>0.8260378838</text:p>
          </table:table-cell>
          <table:table-cell office:value-type="float" office:value="4.48000001907349" calcext:value-type="float">
            <text:p>4.4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03518695412" calcext:value-type="float">
            <text:p>0.001035187</text:p>
          </table:table-cell>
          <table:table-cell office:value-type="float" office:value="4.49000000953674" calcext:value-type="float">
            <text:p>4.49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103518695412" calcext:value-type="float">
            <text:p>0.001035187</text:p>
          </table:table-cell>
          <table:table-cell office:value-type="float" office:value="1.96000003814697" calcext:value-type="float">
            <text:p>1.9600000381</text:p>
          </table:table-cell>
          <table:table-cell office:value-type="float" office:value="0" calcext:value-type="float">
            <text:p>0</text:p>
          </table:table-cell>
          <table:table-cell office:value-type="float" office:value="6.48451782989" calcext:value-type="float">
            <text:p>6.4845178299</text:p>
          </table:table-cell>
          <table:table-cell office:value-type="float" office:value="1.96000003814697" calcext:value-type="float">
            <text:p>1.9600000381</text:p>
          </table:table-cell>
          <table:table-cell office:value-type="float" office:value="0" calcext:value-type="float">
            <text:p>0</text:p>
          </table:table-cell>
          <table:table-cell office:value-type="float" office:value="6.48451782989" calcext:value-type="float">
            <text:p>6.4845178299</text:p>
          </table:table-cell>
          <table:table-cell table:number-columns-repeated="3"/>
        </table:table-row>
        <table:table-row table:style-name="ro1">
          <table:table-cell office:value-type="float" office:value="4.86999988555908" calcext:value-type="float">
            <text:p>4.8699998856</text:p>
          </table:table-cell>
          <table:table-cell office:value-type="float" office:value="0.86127519608" calcext:value-type="float">
            <text:p>0.8612751961</text:p>
          </table:table-cell>
          <table:table-cell office:value-type="float" office:value="4.5699999332428" calcext:value-type="float">
            <text:p>4.5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1418944056" calcext:value-type="float">
            <text:p>0.0010141894</text:p>
          </table:table-cell>
          <table:table-cell office:value-type="float" office:value="4.51999998092651" calcext:value-type="float">
            <text:p>4.5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510351869541" calcext:value-type="float">
            <text:p>0.051035187</text:p>
          </table:table-cell>
          <table:table-cell office:value-type="float" office:value="1.97000002861023" calcext:value-type="float">
            <text:p>1.9700000286</text:p>
          </table:table-cell>
          <table:table-cell office:value-type="float" office:value="0" calcext:value-type="float">
            <text:p>0</text:p>
          </table:table-cell>
          <table:table-cell office:value-type="float" office:value="-0.489063717109" calcext:value-type="float">
            <text:p>-0.4890637171</text:p>
          </table:table-cell>
          <table:table-cell office:value-type="float" office:value="1.97000002861023" calcext:value-type="float">
            <text:p>1.9700000286</text:p>
          </table:table-cell>
          <table:table-cell office:value-type="float" office:value="0" calcext:value-type="float">
            <text:p>0</text:p>
          </table:table-cell>
          <table:table-cell office:value-type="float" office:value="-0.489063717109" calcext:value-type="float">
            <text:p>-0.4890637171</text:p>
          </table:table-cell>
          <table:table-cell table:number-columns-repeated="3"/>
        </table:table-row>
        <table:table-row table:style-name="ro1">
          <table:table-cell office:value-type="float" office:value="5.0699999332428" calcext:value-type="float">
            <text:p>5.0699999332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4.65999984741211" calcext:value-type="float">
            <text:p>4.6599998474</text:p>
          </table:table-cell>
          <table:table-cell office:value-type="float" office:value="0" calcext:value-type="float">
            <text:p>0</text:p>
          </table:table-cell>
          <table:table-cell office:value-type="float" office:value="0.00103217318718" calcext:value-type="float">
            <text:p>0.0010321732</text:p>
          </table:table-cell>
          <table:table-cell office:value-type="float" office:value="4.54999995231628" calcext:value-type="float">
            <text:p>4.5499999523</text:p>
          </table:table-cell>
          <table:table-cell office:value-type="float" office:value="0" calcext:value-type="float">
            <text:p>0</text:p>
          </table:table-cell>
          <table:table-cell office:value-type="float" office:value="0.101035186954" calcext:value-type="float">
            <text:p>0.101035187</text:p>
          </table:table-cell>
          <table:table-cell office:value-type="float" office:value="2.00999999046326" calcext:value-type="float">
            <text:p>2.0099999905</text:p>
          </table:table-cell>
          <table:table-cell office:value-type="float" office:value="0" calcext:value-type="float">
            <text:p>0</text:p>
          </table:table-cell>
          <table:table-cell office:value-type="float" office:value="2.73292453124" calcext:value-type="float">
            <text:p>2.7329245312</text:p>
          </table:table-cell>
          <table:table-cell office:value-type="float" office:value="2.00999999046326" calcext:value-type="float">
            <text:p>2.0099999905</text:p>
          </table:table-cell>
          <table:table-cell office:value-type="float" office:value="0" calcext:value-type="float">
            <text:p>0</text:p>
          </table:table-cell>
          <table:table-cell office:value-type="float" office:value="2.73292453124" calcext:value-type="float">
            <text:p>2.7329245312</text:p>
          </table:table-cell>
          <table:table-cell table:number-columns-repeated="3"/>
        </table:table-row>
        <table:table-row table:style-name="ro1">
          <table:table-cell office:value-type="float" office:value="5.26999998092651" calcext:value-type="float">
            <text:p>5.2699999809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4.74000000953674" calcext:value-type="float">
            <text:p>4.7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0972451768982" calcext:value-type="float">
            <text:p>0.0009724518</text:p>
          </table:table-cell>
          <table:table-cell office:value-type="float" office:value="4.57999992370606" calcext:value-type="float">
            <text:p>4.5799999237</text:p>
          </table:table-cell>
          <table:table-cell office:value-type="float" office:value="0" calcext:value-type="float">
            <text:p>0</text:p>
          </table:table-cell>
          <table:table-cell office:value-type="float" office:value="0.0334475657599" calcext:value-type="float">
            <text:p>0.0334475658</text:p>
          </table:table-cell>
          <table:table-cell office:value-type="float" office:value="2.05000019073486" calcext:value-type="float">
            <text:p>2.0500001907</text:p>
          </table:table-cell>
          <table:table-cell office:value-type="float" office:value="0" calcext:value-type="float">
            <text:p>0</text:p>
          </table:table-cell>
          <table:table-cell office:value-type="float" office:value="-1.27215965033" calcext:value-type="float">
            <text:p>-1.2721596503</text:p>
          </table:table-cell>
          <table:table-cell office:value-type="float" office:value="2.06000018119812" calcext:value-type="float">
            <text:p>2.0600001812</text:p>
          </table:table-cell>
          <table:table-cell office:value-type="float" office:value="0" calcext:value-type="float">
            <text:p>0</text:p>
          </table:table-cell>
          <table:table-cell office:value-type="float" office:value="-1.27215965033" calcext:value-type="float">
            <text:p>-1.2721596503</text:p>
          </table:table-cell>
          <table:table-cell table:number-columns-repeated="3"/>
        </table:table-row>
        <table:table-row table:style-name="ro1">
          <table:table-cell office:value-type="float" office:value="5.46000003814697" calcext:value-type="float">
            <text:p>5.4600000381</text:p>
          </table:table-cell>
          <table:table-cell office:value-type="float" office:value="0.97581553459" calcext:value-type="float">
            <text:p>0.9758155346</text:p>
          </table:table-cell>
          <table:table-cell office:value-type="float" office:value="4.82999992370606" calcext:value-type="float">
            <text:p>4.8299999237</text:p>
          </table:table-cell>
          <table:table-cell office:value-type="float" office:value="0" calcext:value-type="float">
            <text:p>0</text:p>
          </table:table-cell>
          <table:table-cell office:value-type="float" office:value="0.000953899346837" calcext:value-type="float">
            <text:p>0.0009538993</text:p>
          </table:table-cell>
          <table:table-cell office:value-type="float" office:value="4.6100001335144" calcext:value-type="float">
            <text:p>4.6100001335</text:p>
          </table:table-cell>
          <table:table-cell office:value-type="float" office:value="0" calcext:value-type="float">
            <text:p>0</text:p>
          </table:table-cell>
          <table:table-cell office:value-type="float" office:value="0.0834475657599" calcext:value-type="float">
            <text:p>0.0834475658</text:p>
          </table:table-cell>
          <table:table-cell office:value-type="float" office:value="2.14000010490417" calcext:value-type="float">
            <text:p>2.1400001049</text:p>
          </table:table-cell>
          <table:table-cell office:value-type="float" office:value="0" calcext:value-type="float">
            <text:p>0</text:p>
          </table:table-cell>
          <table:table-cell office:value-type="float" office:value="-0.289880677543" calcext:value-type="float">
            <text:p>-0.2898806775</text:p>
          </table:table-cell>
          <table:table-cell office:value-type="float" office:value="2.14000010490417" calcext:value-type="float">
            <text:p>2.1400001049</text:p>
          </table:table-cell>
          <table:table-cell office:value-type="float" office:value="0" calcext:value-type="float">
            <text:p>0</text:p>
          </table:table-cell>
          <table:table-cell office:value-type="float" office:value="-0.289880677543" calcext:value-type="float">
            <text:p>-0.2898806775</text:p>
          </table:table-cell>
          <table:table-cell table:number-columns-repeated="3"/>
        </table:table-row>
        <table:table-row table:style-name="ro1">
          <table:table-cell office:value-type="float" office:value="5.64999985694885" calcext:value-type="float">
            <text:p>5.6499998569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4.91999983787537" calcext:value-type="float">
            <text:p>4.91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0954053267103" calcext:value-type="float">
            <text:p>0.0009540533</text:p>
          </table:table-cell>
          <table:table-cell office:value-type="float" office:value="4.66000008583069" calcext:value-type="float">
            <text:p>4.6600000858</text:p>
          </table:table-cell>
          <table:table-cell office:value-type="float" office:value="0" calcext:value-type="float">
            <text:p>0</text:p>
          </table:table-cell>
          <table:table-cell office:value-type="float" office:value="0.13344756576" calcext:value-type="float">
            <text:p>0.1334475658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897710166549" calcext:value-type="float">
            <text:p>0.897710166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897710166549" calcext:value-type="float">
            <text:p>0.8977101665</text:p>
          </table:table-cell>
          <table:table-cell table:number-columns-repeated="3"/>
        </table:table-row>
        <table:table-row table:style-name="ro1">
          <table:table-cell office:value-type="float" office:value="5.83999991416931" calcext:value-type="float">
            <text:p>5.839999914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972209198173" calcext:value-type="float">
            <text:p>0.0009722092</text:p>
          </table:table-cell>
          <table:table-cell office:value-type="float" office:value="4.67000007629395" calcext:value-type="float">
            <text:p>4.6700000763</text:p>
          </table:table-cell>
          <table:table-cell office:value-type="float" office:value="0" calcext:value-type="float">
            <text:p>0</text:p>
          </table:table-cell>
          <table:table-cell office:value-type="float" office:value="0.0356988333737" calcext:value-type="float">
            <text:p>0.0356988334</text:p>
          </table:table-cell>
          <table:table-cell office:value-type="float" office:value="2.28999996185303" calcext:value-type="float">
            <text:p>2.2899999619</text:p>
          </table:table-cell>
          <table:table-cell office:value-type="float" office:value="0" calcext:value-type="float">
            <text:p>0</text:p>
          </table:table-cell>
          <table:table-cell office:value-type="float" office:value="-4.51132287851" calcext:value-type="float">
            <text:p>-4.5113228785</text:p>
          </table:table-cell>
          <table:table-cell office:value-type="float" office:value="2.29000020027161" calcext:value-type="float">
            <text:p>2.2900002003</text:p>
          </table:table-cell>
          <table:table-cell office:value-type="float" office:value="0" calcext:value-type="float">
            <text:p>0</text:p>
          </table:table-cell>
          <table:table-cell office:value-type="float" office:value="-4.51132287851" calcext:value-type="float">
            <text:p>-4.5113228785</text:p>
          </table:table-cell>
          <table:table-cell table:number-columns-repeated="3"/>
        </table:table-row>
        <table:table-row table:style-name="ro1">
          <table:table-cell office:value-type="float" office:value="6.02999997138977" calcext:value-type="float">
            <text:p>6.0299999714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02999997138977" calcext:value-type="float">
            <text:p>5.0299999714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509722091982" calcext:value-type="float">
            <text:p>0.0509722092</text:p>
          </table:table-cell>
          <table:table-cell office:value-type="float" office:value="4.71000003814697" calcext:value-type="float">
            <text:p>4.7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856988333737" calcext:value-type="float">
            <text:p>0.0856988334</text:p>
          </table:table-cell>
          <table:table-cell office:value-type="float" office:value="2.34000015258789" calcext:value-type="float">
            <text:p>2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0505603719049" calcext:value-type="float">
            <text:p>0.0505603719</text:p>
          </table:table-cell>
          <table:table-cell office:value-type="float" office:value="2.34000015258789" calcext:value-type="float">
            <text:p>2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0505603719049" calcext:value-type="float">
            <text:p>0.0505603719</text:p>
          </table:table-cell>
          <table:table-cell table:number-columns-repeated="3"/>
        </table:table-row>
        <table:table-row table:style-name="ro1">
          <table:table-cell office:value-type="float" office:value="6.22000002861023" calcext:value-type="float">
            <text:p>6.2200000286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07999992370606" calcext:value-type="float">
            <text:p>5.0799999237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235380912149" calcext:value-type="float">
            <text:p>0.0235380912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0.0318973526609" calcext:value-type="float">
            <text:p>0.0318973527</text:p>
          </table:table-cell>
          <table:table-cell office:value-type="float" office:value="2.38000011444092" calcext:value-type="float">
            <text:p>2.3800001144</text:p>
          </table:table-cell>
          <table:table-cell office:value-type="float" office:value="0" calcext:value-type="float">
            <text:p>0</text:p>
          </table:table-cell>
          <table:table-cell office:value-type="float" office:value="-27.6909681959" calcext:value-type="float">
            <text:p>-27.6909681959</text:p>
          </table:table-cell>
          <table:table-cell office:value-type="float" office:value="2.38000011444092" calcext:value-type="float">
            <text:p>2.3800001144</text:p>
          </table:table-cell>
          <table:table-cell office:value-type="float" office:value="0" calcext:value-type="float">
            <text:p>0</text:p>
          </table:table-cell>
          <table:table-cell office:value-type="float" office:value="-27.6909681959" calcext:value-type="float">
            <text:p>-27.6909681959</text:p>
          </table:table-cell>
          <table:table-cell table:number-columns-repeated="3"/>
        </table:table-row>
        <table:table-row table:style-name="ro1">
          <table:table-cell office:value-type="float" office:value="6.39999985694885" calcext:value-type="float">
            <text:p>6.3999998569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16999983787537" calcext:value-type="float">
            <text:p>5.1699998379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131431961856" calcext:value-type="float">
            <text:p>0.0131431962</text:p>
          </table:table-cell>
          <table:table-cell office:value-type="float" office:value="4.75999999046326" calcext:value-type="float">
            <text:p>4.7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818973526609" calcext:value-type="float">
            <text:p>0.0818973527</text:p>
          </table:table-cell>
          <table:table-cell office:value-type="float" office:value="2.40000009536743" calcext:value-type="float">
            <text:p>2.4000000954</text:p>
          </table:table-cell>
          <table:table-cell office:value-type="float" office:value="0" calcext:value-type="float">
            <text:p>0</text:p>
          </table:table-cell>
          <table:table-cell office:value-type="float" office:value="-4.14273685879" calcext:value-type="float">
            <text:p>-4.1427368588</text:p>
          </table:table-cell>
          <table:table-cell office:value-type="float" office:value="2.40000009536743" calcext:value-type="float">
            <text:p>2.4000000954</text:p>
          </table:table-cell>
          <table:table-cell office:value-type="float" office:value="0" calcext:value-type="float">
            <text:p>0</text:p>
          </table:table-cell>
          <table:table-cell office:value-type="float" office:value="-4.14273685879" calcext:value-type="float">
            <text:p>-4.1427368588</text:p>
          </table:table-cell>
          <table:table-cell table:number-columns-repeated="3"/>
        </table:table-row>
        <table:table-row table:style-name="ro1">
          <table:table-cell office:value-type="float" office:value="6.58999991416931" calcext:value-type="float">
            <text:p>6.5899999142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23000001907349" calcext:value-type="float">
            <text:p>5.2300000191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631431961856" calcext:value-type="float">
            <text:p>0.0631431962</text:p>
          </table:table-cell>
          <table:table-cell office:value-type="float" office:value="4.78999996185303" calcext:value-type="float">
            <text:p>4.7899999619</text:p>
          </table:table-cell>
          <table:table-cell office:value-type="float" office:value="0" calcext:value-type="float">
            <text:p>0</text:p>
          </table:table-cell>
          <table:table-cell office:value-type="float" office:value="0.131897352661" calcext:value-type="float">
            <text:p>0.1318973527</text:p>
          </table:table-cell>
          <table:table-cell office:value-type="float" office:value="2.44000005722046" calcext:value-type="float">
            <text:p>2.4400000572</text:p>
          </table:table-cell>
          <table:table-cell office:value-type="float" office:value="0" calcext:value-type="float">
            <text:p>0</text:p>
          </table:table-cell>
          <table:table-cell office:value-type="float" office:value="2.23760930929" calcext:value-type="float">
            <text:p>2.2376093093</text:p>
          </table:table-cell>
          <table:table-cell office:value-type="float" office:value="2.44000005722046" calcext:value-type="float">
            <text:p>2.4400000572</text:p>
          </table:table-cell>
          <table:table-cell office:value-type="float" office:value="0" calcext:value-type="float">
            <text:p>0</text:p>
          </table:table-cell>
          <table:table-cell office:value-type="float" office:value="2.23760930929" calcext:value-type="float">
            <text:p>2.23760930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33999991416931" calcext:value-type="float">
            <text:p>5.3399999142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274173341895" calcext:value-type="float">
            <text:p>0.0274173342</text:p>
          </table:table-cell>
          <table:table-cell office:value-type="float" office:value="4.82999992370606" calcext:value-type="float">
            <text:p>4.8299999237</text:p>
          </table:table-cell>
          <table:table-cell office:value-type="float" office:value="0" calcext:value-type="float">
            <text:p>0</text:p>
          </table:table-cell>
          <table:table-cell office:value-type="float" office:value="0.181897352661" calcext:value-type="float">
            <text:p>0.1818973527</text:p>
          </table:table-cell>
          <table:table-cell office:value-type="float" office:value="2.49000000953674" calcext:value-type="float">
            <text:p>2.4900000095</text:p>
          </table:table-cell>
          <table:table-cell office:value-type="float" office:value="0" calcext:value-type="float">
            <text:p>0</text:p>
          </table:table-cell>
          <table:table-cell office:value-type="float" office:value="-2.37903438708" calcext:value-type="float">
            <text:p>-2.3790343871</text:p>
          </table:table-cell>
          <table:table-cell office:value-type="float" office:value="2.49000000953674" calcext:value-type="float">
            <text:p>2.4900000095</text:p>
          </table:table-cell>
          <table:table-cell office:value-type="float" office:value="0" calcext:value-type="float">
            <text:p>0</text:p>
          </table:table-cell>
          <table:table-cell office:value-type="float" office:value="-2.37903438708" calcext:value-type="float">
            <text:p>-2.37903438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4300000667572" calcext:value-type="float">
            <text:p>5.4300000668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151598266343" calcext:value-type="float">
            <text:p>0.0151598266</text:p>
          </table:table-cell>
          <table:table-cell office:value-type="float" office:value="4.83999991416931" calcext:value-type="float">
            <text:p>4.8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392193680897" calcext:value-type="float">
            <text:p>0.0392193681</text:p>
          </table:table-cell>
          <table:table-cell office:value-type="float" office:value="2.58000016212463" calcext:value-type="float">
            <text:p>2.5800001621</text:p>
          </table:table-cell>
          <table:table-cell office:value-type="float" office:value="0" calcext:value-type="float">
            <text:p>0</text:p>
          </table:table-cell>
          <table:table-cell office:value-type="float" office:value="2.7492560666" calcext:value-type="float">
            <text:p>2.7492560666</text:p>
          </table:table-cell>
          <table:table-cell office:value-type="float" office:value="2.58000016212463" calcext:value-type="float">
            <text:p>2.5800001621</text:p>
          </table:table-cell>
          <table:table-cell office:value-type="float" office:value="0" calcext:value-type="float">
            <text:p>0</text:p>
          </table:table-cell>
          <table:table-cell office:value-type="float" office:value="2.7492560666" calcext:value-type="float">
            <text:p>2.74925606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44000005722046" calcext:value-type="float">
            <text:p>5.4400000572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651598266343" calcext:value-type="float">
            <text:p>0.0651598266</text:p>
          </table:table-cell>
          <table:table-cell office:value-type="float" office:value="4.8600001335144" calcext:value-type="float">
            <text:p>4.8600001335</text:p>
          </table:table-cell>
          <table:table-cell office:value-type="float" office:value="0" calcext:value-type="float">
            <text:p>0</text:p>
          </table:table-cell>
          <table:table-cell office:value-type="float" office:value="0.0892193680897" calcext:value-type="float">
            <text:p>0.0892193681</text:p>
          </table:table-cell>
          <table:table-cell office:value-type="float" office:value="2.59000015258789" calcext:value-type="float">
            <text:p>2.5900001526</text:p>
          </table:table-cell>
          <table:table-cell office:value-type="float" office:value="0" calcext:value-type="float">
            <text:p>0</text:p>
          </table:table-cell>
          <table:table-cell office:value-type="float" office:value="-0.0165425150442" calcext:value-type="float">
            <text:p>-0.016542515</text:p>
          </table:table-cell>
          <table:table-cell office:value-type="float" office:value="2.59000015258789" calcext:value-type="float">
            <text:p>2.5900001526</text:p>
          </table:table-cell>
          <table:table-cell office:value-type="float" office:value="0" calcext:value-type="float">
            <text:p>0</text:p>
          </table:table-cell>
          <table:table-cell office:value-type="float" office:value="-0.0165425150442" calcext:value-type="float">
            <text:p>-0.0165425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0999999046326" calcext:value-type="float">
            <text:p>5.5099999905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235506365" calcext:value-type="float">
            <text:p>0.0235506365</text:p>
          </table:table-cell>
          <table:table-cell office:value-type="float" office:value="4.89000010490418" calcext:value-type="float">
            <text:p>4.8900001049</text:p>
          </table:table-cell>
          <table:table-cell office:value-type="float" office:value="0" calcext:value-type="float">
            <text:p>0</text:p>
          </table:table-cell>
          <table:table-cell office:value-type="float" office:value="0.13921936809" calcext:value-type="float">
            <text:p>0.1392193681</text:p>
          </table:table-cell>
          <table:table-cell office:value-type="float" office:value="2.63000011444092" calcext:value-type="float">
            <text:p>2.6300001144</text:p>
          </table:table-cell>
          <table:table-cell office:value-type="float" office:value="0" calcext:value-type="float">
            <text:p>0</text:p>
          </table:table-cell>
          <table:table-cell office:value-type="float" office:value="-3.5078675053" calcext:value-type="float">
            <text:p>-3.5078675053</text:p>
          </table:table-cell>
          <table:table-cell office:value-type="float" office:value="2.63000011444092" calcext:value-type="float">
            <text:p>2.6300001144</text:p>
          </table:table-cell>
          <table:table-cell office:value-type="float" office:value="0" calcext:value-type="float">
            <text:p>0</text:p>
          </table:table-cell>
          <table:table-cell office:value-type="float" office:value="-3.5078675053" calcext:value-type="float">
            <text:p>-3.50786750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8999991416931" calcext:value-type="float">
            <text:p>5.5899999142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128019388974" calcext:value-type="float">
            <text:p>0.0128019389</text:p>
          </table:table-cell>
          <table:table-cell office:value-type="float" office:value="4.9300000667572" calcext:value-type="float">
            <text:p>4.9300000668</text:p>
          </table:table-cell>
          <table:table-cell office:value-type="float" office:value="0" calcext:value-type="float">
            <text:p>0</text:p>
          </table:table-cell>
          <table:table-cell office:value-type="float" office:value="0.18921936809" calcext:value-type="float">
            <text:p>0.1892193681</text:p>
          </table:table-cell>
          <table:table-cell office:value-type="float" office:value="2.72000002861023" calcext:value-type="float">
            <text:p>2.7200000286</text:p>
          </table:table-cell>
          <table:table-cell office:value-type="float" office:value="0" calcext:value-type="float">
            <text:p>0</text:p>
          </table:table-cell>
          <table:table-cell office:value-type="float" office:value="-0.571249435746" calcext:value-type="float">
            <text:p>-0.5712494357</text:p>
          </table:table-cell>
          <table:table-cell office:value-type="float" office:value="2.72000002861023" calcext:value-type="float">
            <text:p>2.7200000286</text:p>
          </table:table-cell>
          <table:table-cell office:value-type="float" office:value="0" calcext:value-type="float">
            <text:p>0</text:p>
          </table:table-cell>
          <table:table-cell office:value-type="float" office:value="-0.571249435746" calcext:value-type="float">
            <text:p>-0.57124943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2999987602234" calcext:value-type="float">
            <text:p>5.629999876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628019388974" calcext:value-type="float">
            <text:p>0.0628019389</text:p>
          </table:table-cell>
          <table:table-cell office:value-type="float" office:value="4.9300000667572" calcext:value-type="float">
            <text:p>4.9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39086426009" calcext:value-type="float">
            <text:p>0.039086426</text:p>
          </table:table-cell>
          <table:table-cell office:value-type="float" office:value="2.75999999046326" calcext:value-type="float">
            <text:p>2.7599999905</text:p>
          </table:table-cell>
          <table:table-cell office:value-type="float" office:value="0" calcext:value-type="float">
            <text:p>0</text:p>
          </table:table-cell>
          <table:table-cell office:value-type="float" office:value="11.8116222037" calcext:value-type="float">
            <text:p>11.8116222037</text:p>
          </table:table-cell>
          <table:table-cell office:value-type="float" office:value="2.75999999046326" calcext:value-type="float">
            <text:p>2.7599999905</text:p>
          </table:table-cell>
          <table:table-cell office:value-type="float" office:value="0" calcext:value-type="float">
            <text:p>0</text:p>
          </table:table-cell>
          <table:table-cell office:value-type="float" office:value="11.8116222037" calcext:value-type="float">
            <text:p>11.81162220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6999983787537" calcext:value-type="float">
            <text:p>5.6699998379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245343874031" calcext:value-type="float">
            <text:p>0.0245343874</text:p>
          </table:table-cell>
          <table:table-cell office:value-type="float" office:value="4.95000004768372" calcext:value-type="float">
            <text:p>4.9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89086426009" calcext:value-type="float">
            <text:p>0.089086426</text:p>
          </table:table-cell>
          <table:table-cell office:value-type="float" office:value="2.81000018119812" calcext:value-type="float">
            <text:p>2.8100001812</text:p>
          </table:table-cell>
          <table:table-cell office:value-type="float" office:value="0" calcext:value-type="float">
            <text:p>0</text:p>
          </table:table-cell>
          <table:table-cell office:value-type="float" office:value="2.02965103699" calcext:value-type="float">
            <text:p>2.029651037</text:p>
          </table:table-cell>
          <table:table-cell office:value-type="float" office:value="2.81000018119812" calcext:value-type="float">
            <text:p>2.8100001812</text:p>
          </table:table-cell>
          <table:table-cell office:value-type="float" office:value="0" calcext:value-type="float">
            <text:p>0</text:p>
          </table:table-cell>
          <table:table-cell office:value-type="float" office:value="2.02965103699" calcext:value-type="float">
            <text:p>2.0296510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75999999046326" calcext:value-type="float">
            <text:p>5.7599999905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139630656273" calcext:value-type="float">
            <text:p>0.0139630656</text:p>
          </table:table-cell>
          <table:table-cell office:value-type="float" office:value="4.98000001907349" calcext:value-type="float">
            <text:p>4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139086426009" calcext:value-type="float">
            <text:p>0.139086426</text:p>
          </table:table-cell>
          <table:table-cell office:value-type="float" office:value="2.82000017166138" calcext:value-type="float">
            <text:p>2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1.38278269016" calcext:value-type="float">
            <text:p>-1.3827826902</text:p>
          </table:table-cell>
          <table:table-cell office:value-type="float" office:value="2.82000017166138" calcext:value-type="float">
            <text:p>2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1.38278269016" calcext:value-type="float">
            <text:p>-1.38278269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83999991416931" calcext:value-type="float">
            <text:p>5.8399999142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639630656273" calcext:value-type="float">
            <text:p>0.0639630656</text:p>
          </table:table-cell>
          <table:table-cell office:value-type="float" office:value="5.00999999046326" calcext:value-type="float">
            <text:p>5.0099999905</text:p>
          </table:table-cell>
          <table:table-cell office:value-type="float" office:value="0" calcext:value-type="float">
            <text:p>0</text:p>
          </table:table-cell>
          <table:table-cell office:value-type="float" office:value="0.0360739379329" calcext:value-type="float">
            <text:p>0.0360739379</text:p>
          </table:table-cell>
          <table:table-cell office:value-type="float" office:value="2.8600001335144" calcext:value-type="float">
            <text:p>2.8600001335</text:p>
          </table:table-cell>
          <table:table-cell office:value-type="float" office:value="0" calcext:value-type="float">
            <text:p>0</text:p>
          </table:table-cell>
          <table:table-cell office:value-type="float" office:value="3.67058812285" calcext:value-type="float">
            <text:p>3.6705881229</text:p>
          </table:table-cell>
          <table:table-cell office:value-type="float" office:value="2.87000012397766" calcext:value-type="float">
            <text:p>2.870000124</text:p>
          </table:table-cell>
          <table:table-cell office:value-type="float" office:value="0" calcext:value-type="float">
            <text:p>0</text:p>
          </table:table-cell>
          <table:table-cell office:value-type="float" office:value="3.67058812285" calcext:value-type="float">
            <text:p>3.6705881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84999990463257" calcext:value-type="float">
            <text:p>5.8499999046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253005837753" calcext:value-type="float">
            <text:p>0.0253005838</text:p>
          </table:table-cell>
          <table:table-cell office:value-type="float" office:value="5.02999997138977" calcext:value-type="float">
            <text:p>5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860739379329" calcext:value-type="float">
            <text:p>0.0860739379</text:p>
          </table:table-cell>
          <table:table-cell office:value-type="float" office:value="2.90000009536743" calcext:value-type="float">
            <text:p>2.9000000954</text:p>
          </table:table-cell>
          <table:table-cell office:value-type="float" office:value="0" calcext:value-type="float">
            <text:p>0</text:p>
          </table:table-cell>
          <table:table-cell office:value-type="float" office:value="-1.60813459502" calcext:value-type="float">
            <text:p>-1.608134595</text:p>
          </table:table-cell>
          <table:table-cell office:value-type="float" office:value="2.92000007629395" calcext:value-type="float">
            <text:p>2.9200000763</text:p>
          </table:table-cell>
          <table:table-cell office:value-type="float" office:value="0" calcext:value-type="float">
            <text:p>0</text:p>
          </table:table-cell>
          <table:table-cell office:value-type="float" office:value="-1.60813459502" calcext:value-type="float">
            <text:p>-1.6081345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9300000667572" calcext:value-type="float">
            <text:p>5.9300000668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148092551108" calcext:value-type="float">
            <text:p>0.0148092551</text:p>
          </table:table-cell>
          <table:table-cell office:value-type="float" office:value="5.08999991416931" calcext:value-type="float">
            <text:p>5.0899999142</text:p>
          </table:table-cell>
          <table:table-cell office:value-type="float" office:value="0" calcext:value-type="float">
            <text:p>0</text:p>
          </table:table-cell>
          <table:table-cell office:value-type="float" office:value="0.136073937933" calcext:value-type="float">
            <text:p>0.1360739379</text:p>
          </table:table-cell>
          <table:table-cell office:value-type="float" office:value="2.95000004768372" calcext:value-type="float">
            <text:p>2.9500000477</text:p>
          </table:table-cell>
          <table:table-cell office:value-type="float" office:value="0" calcext:value-type="float">
            <text:p>0</text:p>
          </table:table-cell>
          <table:table-cell office:value-type="float" office:value="0.27876165579" calcext:value-type="float">
            <text:p>0.2787616558</text:p>
          </table:table-cell>
          <table:table-cell office:value-type="float" office:value="2.96000003814697" calcext:value-type="float">
            <text:p>2.9600000381</text:p>
          </table:table-cell>
          <table:table-cell office:value-type="float" office:value="0" calcext:value-type="float">
            <text:p>0</text:p>
          </table:table-cell>
          <table:table-cell office:value-type="float" office:value="1.29835078179" calcext:value-type="float">
            <text:p>1.29835078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03999996185303" calcext:value-type="float">
            <text:p>6.0399999619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648092551108" calcext:value-type="float">
            <text:p>0.0648092551</text:p>
          </table:table-cell>
          <table:table-cell office:value-type="float" office:value="5.08999991416931" calcext:value-type="float">
            <text:p>5.0899999142</text:p>
          </table:table-cell>
          <table:table-cell office:value-type="float" office:value="0" calcext:value-type="float">
            <text:p>0</text:p>
          </table:table-cell>
          <table:table-cell office:value-type="float" office:value="0.0409920381124" calcext:value-type="float">
            <text:p>0.04099203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5.80753186028" calcext:value-type="float">
            <text:p>-5.8075318603</text:p>
          </table:table-cell>
          <table:table-cell office:value-type="float" office:value="3.00999999046326" calcext:value-type="float">
            <text:p>3.0099999905</text:p>
          </table:table-cell>
          <table:table-cell office:value-type="float" office:value="0" calcext:value-type="float">
            <text:p>0</text:p>
          </table:table-cell>
          <table:table-cell office:value-type="float" office:value="-1.0734691117" calcext:value-type="float">
            <text:p>-1.0734691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10999989509583" calcext:value-type="float">
            <text:p>6.1099998951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277595753613" calcext:value-type="float">
            <text:p>0.0277595754</text:p>
          </table:table-cell>
          <table:table-cell office:value-type="float" office:value="5.15000009536743" calcext:value-type="float">
            <text:p>5.1500000954</text:p>
          </table:table-cell>
          <table:table-cell office:value-type="float" office:value="0" calcext:value-type="float">
            <text:p>0</text:p>
          </table:table-cell>
          <table:table-cell office:value-type="float" office:value="0.0909920381124" calcext:value-type="float">
            <text:p>0.0909920381</text:p>
          </table:table-cell>
          <table:table-cell office:value-type="float" office:value="3.06000018119812" calcext:value-type="float">
            <text:p>3.0600001812</text:p>
          </table:table-cell>
          <table:table-cell office:value-type="float" office:value="0" calcext:value-type="float">
            <text:p>0</text:p>
          </table:table-cell>
          <table:table-cell office:value-type="float" office:value="0.963597367196" calcext:value-type="float">
            <text:p>0.9635973672</text:p>
          </table:table-cell>
          <table:table-cell office:value-type="float" office:value="3.07000017166138" calcext:value-type="float">
            <text:p>3.0700001717</text:p>
          </table:table-cell>
          <table:table-cell office:value-type="float" office:value="0" calcext:value-type="float">
            <text:p>0</text:p>
          </table:table-cell>
          <table:table-cell office:value-type="float" office:value="1.61576274977" calcext:value-type="float">
            <text:p>1.6157627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19000005722046" calcext:value-type="float">
            <text:p>6.1900000572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159492795726" calcext:value-type="float">
            <text:p>0.0159492796</text:p>
          </table:table-cell>
          <table:table-cell office:value-type="float" office:value="5.17000007629395" calcext:value-type="float">
            <text:p>5.1700000763</text:p>
          </table:table-cell>
          <table:table-cell office:value-type="float" office:value="0" calcext:value-type="float">
            <text:p>0</text:p>
          </table:table-cell>
          <table:table-cell office:value-type="float" office:value="0.140992038112" calcext:value-type="float">
            <text:p>0.1409920381</text:p>
          </table:table-cell>
          <table:table-cell office:value-type="float" office:value="3.10000014305115" calcext:value-type="float">
            <text:p>3.1000001431</text:p>
          </table:table-cell>
          <table:table-cell office:value-type="float" office:value="0" calcext:value-type="float">
            <text:p>0</text:p>
          </table:table-cell>
          <table:table-cell office:value-type="float" office:value="-1.17231871428" calcext:value-type="float">
            <text:p>-1.1723187143</text:p>
          </table:table-cell>
          <table:table-cell office:value-type="float" office:value="3.1100001335144" calcext:value-type="float">
            <text:p>3.1100001335</text:p>
          </table:table-cell>
          <table:table-cell office:value-type="float" office:value="0" calcext:value-type="float">
            <text:p>0</text:p>
          </table:table-cell>
          <table:table-cell office:value-type="float" office:value="-1.01349029706" calcext:value-type="float">
            <text:p>-1.01349029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24000000953674" calcext:value-type="float">
            <text:p>6.2400000095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659492795726" calcext:value-type="float">
            <text:p>0.0659492796</text:p>
          </table:table-cell>
          <table:table-cell office:value-type="float" office:value="5.1800000667572" calcext:value-type="float">
            <text:p>5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428030556541" calcext:value-type="float">
            <text:p>0.0428030557</text:p>
          </table:table-cell>
          <table:table-cell office:value-type="float" office:value="3.19000005722046" calcext:value-type="float">
            <text:p>3.1900000572</text:p>
          </table:table-cell>
          <table:table-cell office:value-type="float" office:value="0" calcext:value-type="float">
            <text:p>0</text:p>
          </table:table-cell>
          <table:table-cell office:value-type="float" office:value="1.09821293249" calcext:value-type="float">
            <text:p>1.0982129325</text:p>
          </table:table-cell>
          <table:table-cell office:value-type="float" office:value="3.20000004768372" calcext:value-type="float">
            <text:p>3.2000000477</text:p>
          </table:table-cell>
          <table:table-cell office:value-type="float" office:value="0" calcext:value-type="float">
            <text:p>0</text:p>
          </table:table-cell>
          <table:table-cell office:value-type="float" office:value="1.61282524636" calcext:value-type="float">
            <text:p>1.61282524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26999998092651" calcext:value-type="float">
            <text:p>6.2699999809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254890185917" calcext:value-type="float">
            <text:p>0.0254890186</text:p>
          </table:table-cell>
          <table:table-cell office:value-type="float" office:value="5.19000005722046" calcext:value-type="float">
            <text:p>5.1900000572</text:p>
          </table:table-cell>
          <table:table-cell office:value-type="float" office:value="0" calcext:value-type="float">
            <text:p>0</text:p>
          </table:table-cell>
          <table:table-cell office:value-type="float" office:value="0.0928030556541" calcext:value-type="float">
            <text:p>0.0928030557</text:p>
          </table:table-cell>
          <table:table-cell office:value-type="float" office:value="3.24000000953674" calcext:value-type="float">
            <text:p>3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945964349518" calcext:value-type="float">
            <text:p>-0.9459643495</text:p>
          </table:table-cell>
          <table:table-cell office:value-type="float" office:value="3.24000000953674" calcext:value-type="float">
            <text:p>3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134731811708" calcext:value-type="float">
            <text:p>-0.134731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35999989509583" calcext:value-type="float">
            <text:p>6.3599998951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144198548876" calcext:value-type="float">
            <text:p>0.0144198549</text:p>
          </table:table-cell>
          <table:table-cell office:value-type="float" office:value="5.24000000953674" calcext:value-type="float">
            <text:p>5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142803055654" calcext:value-type="float">
            <text:p>0.1428030557</text:p>
          </table:table-cell>
          <table:table-cell office:value-type="float" office:value="3.25999999046326" calcext:value-type="float">
            <text:p>3.2599999905</text:p>
          </table:table-cell>
          <table:table-cell office:value-type="float" office:value="0" calcext:value-type="float">
            <text:p>0</text:p>
          </table:table-cell>
          <table:table-cell office:value-type="float" office:value="1.18542129821" calcext:value-type="float">
            <text:p>1.1854212982</text:p>
          </table:table-cell>
          <table:table-cell office:value-type="float" office:value="3.25999999046326" calcext:value-type="float">
            <text:p>3.2599999905</text:p>
          </table:table-cell>
          <table:table-cell office:value-type="float" office:value="0" calcext:value-type="float">
            <text:p>0</text:p>
          </table:table-cell>
          <table:table-cell office:value-type="float" office:value="65.1564034912" calcext:value-type="float">
            <text:p>65.15640349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44000005722046" calcext:value-type="float">
            <text:p>6.4400000572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644198548876" calcext:value-type="float">
            <text:p>0.0644198549</text:p>
          </table:table-cell>
          <table:table-cell office:value-type="float" office:value="5.27999997138977" calcext:value-type="float">
            <text:p>5.2799999714</text:p>
          </table:table-cell>
          <table:table-cell office:value-type="float" office:value="0" calcext:value-type="float">
            <text:p>0</text:p>
          </table:table-cell>
          <table:table-cell office:value-type="float" office:value="0.192803055654" calcext:value-type="float">
            <text:p>0.1928030557</text:p>
          </table:table-cell>
          <table:table-cell office:value-type="float" office:value="3.31000018119812" calcext:value-type="float">
            <text:p>3.3100001812</text:p>
          </table:table-cell>
          <table:table-cell office:value-type="float" office:value="0" calcext:value-type="float">
            <text:p>0</text:p>
          </table:table-cell>
          <table:table-cell office:value-type="float" office:value="-1.8763016403" calcext:value-type="float">
            <text:p>-1.8763016403</text:p>
          </table:table-cell>
          <table:table-cell office:value-type="float" office:value="3.30000019073486" calcext:value-type="float">
            <text:p>3.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26738055251" calcext:value-type="float">
            <text:p>2.2673805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44000005722046" calcext:value-type="float">
            <text:p>6.4400000572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244581947422" calcext:value-type="float">
            <text:p>0.0244581947</text:p>
          </table:table-cell>
          <table:table-cell office:value-type="float" office:value="5.32999992370606" calcext:value-type="float">
            <text:p>5.3299999237</text:p>
          </table:table-cell>
          <table:table-cell office:value-type="float" office:value="0" calcext:value-type="float">
            <text:p>0</text:p>
          </table:table-cell>
          <table:table-cell office:value-type="float" office:value="0.242803055654" calcext:value-type="float">
            <text:p>0.2428030557</text:p>
          </table:table-cell>
          <table:table-cell office:value-type="float" office:value="3.35000014305115" calcext:value-type="float">
            <text:p>3.3500001431</text:p>
          </table:table-cell>
          <table:table-cell office:value-type="float" office:value="0" calcext:value-type="float">
            <text:p>0</text:p>
          </table:table-cell>
          <table:table-cell office:value-type="float" office:value="0.757694315097" calcext:value-type="float">
            <text:p>0.7576943151</text:p>
          </table:table-cell>
          <table:table-cell office:value-type="float" office:value="3.35000014305115" calcext:value-type="float">
            <text:p>3.3500001431</text:p>
          </table:table-cell>
          <table:table-cell office:value-type="float" office:value="0" calcext:value-type="float">
            <text:p>0</text:p>
          </table:table-cell>
          <table:table-cell office:value-type="float" office:value="0.419965087197" calcext:value-type="float">
            <text:p>0.41996508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52999997138977" calcext:value-type="float">
            <text:p>6.5299999714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144078409916" calcext:value-type="float">
            <text:p>0.014407841</text:p>
          </table:table-cell>
          <table:table-cell office:value-type="float" office:value="5.34999990463257" calcext:value-type="float">
            <text:p>5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573120323933" calcext:value-type="float">
            <text:p>0.0573120324</text:p>
          </table:table-cell>
          <table:table-cell office:value-type="float" office:value="3.40000009536743" calcext:value-type="float">
            <text:p>3.4000000954</text:p>
          </table:table-cell>
          <table:table-cell office:value-type="float" office:value="0" calcext:value-type="float">
            <text:p>0</text:p>
          </table:table-cell>
          <table:table-cell office:value-type="float" office:value="-12.760416315" calcext:value-type="float">
            <text:p>-12.760416315</text:p>
          </table:table-cell>
          <table:table-cell office:value-type="float" office:value="3.39000010490417" calcext:value-type="float">
            <text:p>3.3900001049</text:p>
          </table:table-cell>
          <table:table-cell office:value-type="float" office:value="0" calcext:value-type="float">
            <text:p>0</text:p>
          </table:table-cell>
          <table:table-cell office:value-type="float" office:value="-18.1514919256" calcext:value-type="float">
            <text:p>-18.1514919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1999988555908" calcext:value-type="float">
            <text:p>6.6199998856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0840173677596" calcext:value-type="float">
            <text:p>0.0084017368</text:p>
          </table:table-cell>
          <table:table-cell office:value-type="float" office:value="5.37000012397766" calcext:value-type="float">
            <text:p>5.370000124</text:p>
          </table:table-cell>
          <table:table-cell office:value-type="float" office:value="0" calcext:value-type="float">
            <text:p>0</text:p>
          </table:table-cell>
          <table:table-cell office:value-type="float" office:value="0.107312032393" calcext:value-type="float">
            <text:p>0.1073120324</text:p>
          </table:table-cell>
          <table:table-cell office:value-type="float" office:value="3.44000005722046" calcext:value-type="float">
            <text:p>3.4400000572</text:p>
          </table:table-cell>
          <table:table-cell office:value-type="float" office:value="0" calcext:value-type="float">
            <text:p>0</text:p>
          </table:table-cell>
          <table:table-cell office:value-type="float" office:value="3.90537775226" calcext:value-type="float">
            <text:p>3.9053777523</text:p>
          </table:table-cell>
          <table:table-cell office:value-type="float" office:value="3.44000005722046" calcext:value-type="float">
            <text:p>3.4400000572</text:p>
          </table:table-cell>
          <table:table-cell office:value-type="float" office:value="0" calcext:value-type="float">
            <text:p>0</text:p>
          </table:table-cell>
          <table:table-cell office:value-type="float" office:value="3.67052609771" calcext:value-type="float">
            <text:p>3.67052609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2999987602234" calcext:value-type="float">
            <text:p>6.629999876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58401736776" calcext:value-type="float">
            <text:p>0.0584017368</text:p>
          </table:table-cell>
          <table:table-cell office:value-type="float" office:value="5.40000009536743" calcext:value-type="float">
            <text:p>5.4000000954</text:p>
          </table:table-cell>
          <table:table-cell office:value-type="float" office:value="0" calcext:value-type="float">
            <text:p>0</text:p>
          </table:table-cell>
          <table:table-cell office:value-type="float" office:value="0.157312032393" calcext:value-type="float">
            <text:p>0.1573120324</text:p>
          </table:table-cell>
          <table:table-cell office:value-type="float" office:value="3.49000000953674" calcext:value-type="float">
            <text:p>3.4900000095</text:p>
          </table:table-cell>
          <table:table-cell office:value-type="float" office:value="0" calcext:value-type="float">
            <text:p>0</text:p>
          </table:table-cell>
          <table:table-cell office:value-type="float" office:value="-0.506775159894" calcext:value-type="float">
            <text:p>-0.5067751599</text:p>
          </table:table-cell>
          <table:table-cell office:value-type="float" office:value="3.49000000953674" calcext:value-type="float">
            <text:p>3.4900000095</text:p>
          </table:table-cell>
          <table:table-cell office:value-type="float" office:value="0" calcext:value-type="float">
            <text:p>0</text:p>
          </table:table-cell>
          <table:table-cell office:value-type="float" office:value="-0.509565037116" calcext:value-type="float">
            <text:p>-0.50956503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0000004768372" calcext:value-type="float">
            <text:p>6.7000000477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23514151298" calcext:value-type="float">
            <text:p>0.0235141513</text:p>
          </table:table-cell>
          <table:table-cell office:value-type="float" office:value="5.44000005722046" calcext:value-type="float">
            <text:p>5.4400000572</text:p>
          </table:table-cell>
          <table:table-cell office:value-type="float" office:value="0" calcext:value-type="float">
            <text:p>0</text:p>
          </table:table-cell>
          <table:table-cell office:value-type="float" office:value="0.0444012554956" calcext:value-type="float">
            <text:p>0.0444012555</text:p>
          </table:table-cell>
          <table:table-cell office:value-type="float" office:value="3.52999997138977" calcext:value-type="float">
            <text:p>3.5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554731522629" calcext:value-type="float">
            <text:p>0.0554731523</text:p>
          </table:table-cell>
          <table:table-cell office:value-type="float" office:value="3.53000020980835" calcext:value-type="float">
            <text:p>3.5300002098</text:p>
          </table:table-cell>
          <table:table-cell office:value-type="float" office:value="0" calcext:value-type="float">
            <text:p>0</text:p>
          </table:table-cell>
          <table:table-cell office:value-type="float" office:value="0.055439926448" calcext:value-type="float">
            <text:p>0.05543992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8999996185303" calcext:value-type="float">
            <text:p>6.7899999619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129591682127" calcext:value-type="float">
            <text:p>0.0129591682</text:p>
          </table:table-cell>
          <table:table-cell office:value-type="float" office:value="5.44000005722046" calcext:value-type="float">
            <text:p>5.4400000572</text:p>
          </table:table-cell>
          <table:table-cell office:value-type="float" office:value="0.0184350013733" calcext:value-type="float">
            <text:p>0.0184350014</text:p>
          </table:table-cell>
          <table:table-cell office:value-type="float" office:value="0.0944012554956" calcext:value-type="float">
            <text:p>0.0944012555</text:p>
          </table:table-cell>
          <table:table-cell office:value-type="float" office:value="3.58000016212463" calcext:value-type="float">
            <text:p>3.5800001621</text:p>
          </table:table-cell>
          <table:table-cell office:value-type="float" office:value="0" calcext:value-type="float">
            <text:p>0</text:p>
          </table:table-cell>
          <table:table-cell office:value-type="float" office:value="-0.675188097773" calcext:value-type="float">
            <text:p>-0.6751880978</text:p>
          </table:table-cell>
          <table:table-cell office:value-type="float" office:value="3.58000016212463" calcext:value-type="float">
            <text:p>3.5800001621</text:p>
          </table:table-cell>
          <table:table-cell office:value-type="float" office:value="0" calcext:value-type="float">
            <text:p>0</text:p>
          </table:table-cell>
          <table:table-cell office:value-type="float" office:value="-0.674937204677" calcext:value-type="float">
            <text:p>-0.67493720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82999992370606" calcext:value-type="float">
            <text:p>6.8299999237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629591682127" calcext:value-type="float">
            <text:p>0.0629591682</text:p>
          </table:table-cell>
          <table:table-cell office:value-type="float" office:value="5.48000001907349" calcext:value-type="float">
            <text:p>5.4800000191</text:p>
          </table:table-cell>
          <table:table-cell office:value-type="float" office:value="0.0584189891815" calcext:value-type="float">
            <text:p>0.0584189892</text:p>
          </table:table-cell>
          <table:table-cell office:value-type="float" office:value="0.144401255496" calcext:value-type="float">
            <text:p>0.1444012555</text:p>
          </table:table-cell>
          <table:table-cell office:value-type="float" office:value="3.62000012397766" calcext:value-type="float">
            <text:p>3.620000124</text:p>
          </table:table-cell>
          <table:table-cell office:value-type="float" office:value="0" calcext:value-type="float">
            <text:p>0</text:p>
          </table:table-cell>
          <table:table-cell office:value-type="float" office:value="1.18444675438" calcext:value-type="float">
            <text:p>1.1844467544</text:p>
          </table:table-cell>
          <table:table-cell office:value-type="float" office:value="3.62000012397766" calcext:value-type="float">
            <text:p>3.620000124</text:p>
          </table:table-cell>
          <table:table-cell office:value-type="float" office:value="0" calcext:value-type="float">
            <text:p>0</text:p>
          </table:table-cell>
          <table:table-cell office:value-type="float" office:value="1.1847283696" calcext:value-type="float">
            <text:p>1.18472836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86999988555908" calcext:value-type="float">
            <text:p>6.8699998856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247430204995" calcext:value-type="float">
            <text:p>0.0247430205</text:p>
          </table:table-cell>
          <table:table-cell office:value-type="float" office:value="5.5" calcext:value-type="float">
            <text:p>5.5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0.194401255496" calcext:value-type="float">
            <text:p>0.1944012555</text:p>
          </table:table-cell>
          <table:table-cell office:value-type="float" office:value="3.66000008583069" calcext:value-type="float">
            <text:p>3.6600000858</text:p>
          </table:table-cell>
          <table:table-cell office:value-type="float" office:value="0" calcext:value-type="float">
            <text:p>0</text:p>
          </table:table-cell>
          <table:table-cell office:value-type="float" office:value="-1.10173443492" calcext:value-type="float">
            <text:p>-1.1017344349</text:p>
          </table:table-cell>
          <table:table-cell office:value-type="float" office:value="3.66000008583069" calcext:value-type="float">
            <text:p>3.6600000858</text:p>
          </table:table-cell>
          <table:table-cell office:value-type="float" office:value="0" calcext:value-type="float">
            <text:p>0</text:p>
          </table:table-cell>
          <table:table-cell office:value-type="float" office:value="-1.1016588011" calcext:value-type="float">
            <text:p>-1.10165880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96000003814697" calcext:value-type="float">
            <text:p>6.9600000381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138973451543" calcext:value-type="float">
            <text:p>0.0138973452</text:p>
          </table:table-cell>
          <table:table-cell office:value-type="float" office:value="5.51999998092651" calcext:value-type="float">
            <text:p>5.5199999809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-0.0188775918059" calcext:value-type="float">
            <text:p>-0.0188775918</text:p>
          </table:table-cell>
          <table:table-cell office:value-type="float" office:value="3.71000003814697" calcext:value-type="float">
            <text:p>3.7100000381</text:p>
          </table:table-cell>
          <table:table-cell office:value-type="float" office:value="0" calcext:value-type="float">
            <text:p>0</text:p>
          </table:table-cell>
          <table:table-cell office:value-type="float" office:value="1.59304646312" calcext:value-type="float">
            <text:p>1.5930464631</text:p>
          </table:table-cell>
          <table:table-cell office:value-type="float" office:value="3.71000003814697" calcext:value-type="float">
            <text:p>3.7100000381</text:p>
          </table:table-cell>
          <table:table-cell office:value-type="float" office:value="0" calcext:value-type="float">
            <text:p>0</text:p>
          </table:table-cell>
          <table:table-cell office:value-type="float" office:value="1.59310549417" calcext:value-type="float">
            <text:p>1.5931054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02999997138977" calcext:value-type="float">
            <text:p>7.0299999714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638973451543" calcext:value-type="float">
            <text:p>0.0638973452</text:p>
          </table:table-cell>
          <table:table-cell office:value-type="float" office:value="5.59999990463257" calcext:value-type="float">
            <text:p>5.5999999046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311224081941" calcext:value-type="float">
            <text:p>0.0311224082</text:p>
          </table:table-cell>
          <table:table-cell office:value-type="float" office:value="3.80000019073486" calcext:value-type="float">
            <text:p>3.8000001907</text:p>
          </table:table-cell>
          <table:table-cell office:value-type="float" office:value="0" calcext:value-type="float">
            <text:p>0</text:p>
          </table:table-cell>
          <table:table-cell office:value-type="float" office:value="0.0484784362122" calcext:value-type="float">
            <text:p>0.0484784362</text:p>
          </table:table-cell>
          <table:table-cell office:value-type="float" office:value="3.80000019073486" calcext:value-type="float">
            <text:p>3.8000001907</text:p>
          </table:table-cell>
          <table:table-cell office:value-type="float" office:value="0" calcext:value-type="float">
            <text:p>0</text:p>
          </table:table-cell>
          <table:table-cell office:value-type="float" office:value="0.0484784908767" calcext:value-type="float">
            <text:p>0.04847849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03999996185303" calcext:value-type="float">
            <text:p>7.0399999619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260525655238" calcext:value-type="float">
            <text:p>0.0260525655</text:p>
          </table:table-cell>
          <table:table-cell office:value-type="float" office:value="5.6100001335144" calcext:value-type="float">
            <text:p>5.6100001335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201076761899" calcext:value-type="float">
            <text:p>0.0201076762</text:p>
          </table:table-cell>
          <table:table-cell office:value-type="float" office:value="3.84000015258789" calcext:value-type="float">
            <text:p>3.8400001526</text:p>
          </table:table-cell>
          <table:table-cell office:value-type="float" office:value="0" calcext:value-type="float">
            <text:p>0</text:p>
          </table:table-cell>
          <table:table-cell office:value-type="float" office:value="-19.4676577264" calcext:value-type="float">
            <text:p>-19.4676577264</text:p>
          </table:table-cell>
          <table:table-cell office:value-type="float" office:value="3.84000015258789" calcext:value-type="float">
            <text:p>3.8400001526</text:p>
          </table:table-cell>
          <table:table-cell office:value-type="float" office:value="0" calcext:value-type="float">
            <text:p>0</text:p>
          </table:table-cell>
          <table:table-cell office:value-type="float" office:value="-19.4676699932" calcext:value-type="float">
            <text:p>-19.46766999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11999988555908" calcext:value-type="float">
            <text:p>7.1199998856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15754775376" calcext:value-type="float">
            <text:p>0.0157547754</text:p>
          </table:table-cell>
          <table:table-cell office:value-type="float" office:value="5.69000005722046" calcext:value-type="float">
            <text:p>5.6900000572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122422177967" calcext:value-type="float">
            <text:p>0.0122422178</text:p>
          </table:table-cell>
          <table:table-cell office:value-type="float" office:value="3.89000010490417" calcext:value-type="float">
            <text:p>3.8900001049</text:p>
          </table:table-cell>
          <table:table-cell office:value-type="float" office:value="0" calcext:value-type="float">
            <text:p>0</text:p>
          </table:table-cell>
          <table:table-cell office:value-type="float" office:value="3.29841048271" calcext:value-type="float">
            <text:p>3.2984104827</text:p>
          </table:table-cell>
          <table:table-cell office:value-type="float" office:value="3.89000010490417" calcext:value-type="float">
            <text:p>3.8900001049</text:p>
          </table:table-cell>
          <table:table-cell office:value-type="float" office:value="0" calcext:value-type="float">
            <text:p>0</text:p>
          </table:table-cell>
          <table:table-cell office:value-type="float" office:value="3.29841020818" calcext:value-type="float">
            <text:p>3.29841020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21000003814697" calcext:value-type="float">
            <text:p>7.2100000381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0897446876922" calcext:value-type="float">
            <text:p>0.0089744688</text:p>
          </table:table-cell>
          <table:table-cell office:value-type="float" office:value="5.76999998092651" calcext:value-type="float">
            <text:p>5.7699999809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0748528108345" calcext:value-type="float">
            <text:p>0.0074852811</text:p>
          </table:table-cell>
          <table:table-cell office:value-type="float" office:value="3.98000001907349" calcext:value-type="float">
            <text:p>3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462577177171" calcext:value-type="float">
            <text:p>0.4625771772</text:p>
          </table:table-cell>
          <table:table-cell office:value-type="float" office:value="3.98000001907349" calcext:value-type="float">
            <text:p>3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462577169227" calcext:value-type="float">
            <text:p>0.46257716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24000000953674" calcext:value-type="float">
            <text:p>7.2400000095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589744687692" calcext:value-type="float">
            <text:p>0.0589744688</text:p>
          </table:table-cell>
          <table:table-cell office:value-type="float" office:value="5.78999996185303" calcext:value-type="float">
            <text:p>5.7899999619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574852810834" calcext:value-type="float">
            <text:p>0.0574852811</text:p>
          </table:table-cell>
          <table:table-cell office:value-type="float" office:value="4.01999998092651" calcext:value-type="float">
            <text:p>4.0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451226856923" calcext:value-type="float">
            <text:p>0.0451226857</text:p>
          </table:table-cell>
          <table:table-cell office:value-type="float" office:value="4.01999998092651" calcext:value-type="float">
            <text:p>4.0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451226856167" calcext:value-type="float">
            <text:p>0.04512268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29999995231628" calcext:value-type="float">
            <text:p>7.2999999523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238876462199" calcext:value-type="float">
            <text:p>0.0238876462</text:p>
          </table:table-cell>
          <table:table-cell office:value-type="float" office:value="5.8600001335144" calcext:value-type="float">
            <text:p>5.8600001335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252208286073" calcext:value-type="float">
            <text:p>0.0252208286</text:p>
          </table:table-cell>
          <table:table-cell office:value-type="float" office:value="4.06000018119812" calcext:value-type="float">
            <text:p>4.0600001812</text:p>
          </table:table-cell>
          <table:table-cell office:value-type="float" office:value="0" calcext:value-type="float">
            <text:p>0</text:p>
          </table:table-cell>
          <table:table-cell office:value-type="float" office:value="-22.2259919849" calcext:value-type="float">
            <text:p>-22.2259919849</text:p>
          </table:table-cell>
          <table:table-cell office:value-type="float" office:value="4.06000018119812" calcext:value-type="float">
            <text:p>4.0600001812</text:p>
          </table:table-cell>
          <table:table-cell office:value-type="float" office:value="0" calcext:value-type="float">
            <text:p>0</text:p>
          </table:table-cell>
          <table:table-cell office:value-type="float" office:value="-22.2259919622" calcext:value-type="float">
            <text:p>-22.22599196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37999987602234" calcext:value-type="float">
            <text:p>7.379999876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133139082814" calcext:value-type="float">
            <text:p>0.0133139083</text:p>
          </table:table-cell>
          <table:table-cell office:value-type="float" office:value="5.94000005722046" calcext:value-type="float">
            <text:p>5.9400000572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147714918067" calcext:value-type="float">
            <text:p>0.0147714918</text:p>
          </table:table-cell>
          <table:table-cell office:value-type="float" office:value="4.1100001335144" calcext:value-type="float">
            <text:p>4.1100001335</text:p>
          </table:table-cell>
          <table:table-cell office:value-type="float" office:value="0" calcext:value-type="float">
            <text:p>0</text:p>
          </table:table-cell>
          <table:table-cell office:value-type="float" office:value="1.70338846847" calcext:value-type="float">
            <text:p>1.7033884685</text:p>
          </table:table-cell>
          <table:table-cell office:value-type="float" office:value="4.1100001335144" calcext:value-type="float">
            <text:p>4.1100001335</text:p>
          </table:table-cell>
          <table:table-cell office:value-type="float" office:value="0" calcext:value-type="float">
            <text:p>0</text:p>
          </table:table-cell>
          <table:table-cell office:value-type="float" office:value="1.70338846859" calcext:value-type="float">
            <text:p>1.7033884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4300000667572" calcext:value-type="float">
            <text:p>7.4300000668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633139082814" calcext:value-type="float">
            <text:p>0.0633139083</text:p>
          </table:table-cell>
          <table:table-cell office:value-type="float" office:value="5.98000001907349" calcext:value-type="float">
            <text:p>5.9800000191</text:p>
          </table:table-cell>
          <table:table-cell office:value-type="float" office:value="0.205716371536" calcext:value-type="float">
            <text:p>0.2057163715</text:p>
          </table:table-cell>
          <table:table-cell office:value-type="float" office:value="0.0647714918067" calcext:value-type="float">
            <text:p>0.0647714918</text:p>
          </table:table-cell>
          <table:table-cell office:value-type="float" office:value="4.15000009536743" calcext:value-type="float">
            <text:p>4.1500000954</text:p>
          </table:table-cell>
          <table:table-cell office:value-type="float" office:value="0" calcext:value-type="float">
            <text:p>0</text:p>
          </table:table-cell>
          <table:table-cell office:value-type="float" office:value="0.339266407064" calcext:value-type="float">
            <text:p>0.3392664071</text:p>
          </table:table-cell>
          <table:table-cell office:value-type="float" office:value="4.15000009536743" calcext:value-type="float">
            <text:p>4.1500000954</text:p>
          </table:table-cell>
          <table:table-cell office:value-type="float" office:value="0" calcext:value-type="float">
            <text:p>0</text:p>
          </table:table-cell>
          <table:table-cell office:value-type="float" office:value="0.339266407128" calcext:value-type="float">
            <text:p>0.33926640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47000002861023" calcext:value-type="float">
            <text:p>7.4700000286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244180303558" calcext:value-type="float">
            <text:p>0.0244180304</text:p>
          </table:table-cell>
          <table:table-cell office:value-type="float" office:value="6.12000012397766" calcext:value-type="float">
            <text:p>6.120000124</text:p>
          </table:table-cell>
          <table:table-cell office:value-type="float" office:value="0.205716371536" calcext:value-type="float">
            <text:p>0.2057163715</text:p>
          </table:table-cell>
          <table:table-cell office:value-type="float" office:value="0.0280635648723" calcext:value-type="float">
            <text:p>0.0280635649</text:p>
          </table:table-cell>
          <table:table-cell office:value-type="float" office:value="4.20000004768372" calcext:value-type="float">
            <text:p>4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818419391587" calcext:value-type="float">
            <text:p>0.0818419392</text:p>
          </table:table-cell>
          <table:table-cell office:value-type="float" office:value="4.20000004768372" calcext:value-type="float">
            <text:p>4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818419391881" calcext:value-type="float">
            <text:p>0.0818419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54999995231628" calcext:value-type="float">
            <text:p>7.5499999523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146951624215" calcext:value-type="float">
            <text:p>0.0146951624</text:p>
          </table:table-cell>
          <table:table-cell office:value-type="float" office:value="6.17000007629395" calcext:value-type="float">
            <text:p>6.1700000763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780635648723" calcext:value-type="float">
            <text:p>0.0780635649</text:p>
          </table:table-cell>
          <table:table-cell office:value-type="float" office:value="4.24000000953674" calcext:value-type="float">
            <text:p>4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808763788525" calcext:value-type="float">
            <text:p>-0.8087637885</text:p>
          </table:table-cell>
          <table:table-cell office:value-type="float" office:value="4.24000000953674" calcext:value-type="float">
            <text:p>4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808763788622" calcext:value-type="float">
            <text:p>-0.8087637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6399998664856" calcext:value-type="float">
            <text:p>7.6399998665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646951624215" calcext:value-type="float">
            <text:p>0.0646951624</text:p>
          </table:table-cell>
          <table:table-cell office:value-type="float" office:value="6.20000004768372" calcext:value-type="float">
            <text:p>6.2000000477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261518197867" calcext:value-type="float">
            <text:p>0.0261518198</text:p>
          </table:table-cell>
          <table:table-cell office:value-type="float" office:value="4.27999997138977" calcext:value-type="float">
            <text:p>4.2799999714</text:p>
          </table:table-cell>
          <table:table-cell office:value-type="float" office:value="0" calcext:value-type="float">
            <text:p>0</text:p>
          </table:table-cell>
          <table:table-cell office:value-type="float" office:value="0.05329483304" calcext:value-type="float">
            <text:p>0.053294833</text:p>
          </table:table-cell>
          <table:table-cell office:value-type="float" office:value="4.28000020980835" calcext:value-type="float">
            <text:p>4.2800002098</text:p>
          </table:table-cell>
          <table:table-cell office:value-type="float" office:value="0" calcext:value-type="float">
            <text:p>0</text:p>
          </table:table-cell>
          <table:table-cell office:value-type="float" office:value="0.0532948330396" calcext:value-type="float">
            <text:p>0.053294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6399998664856" calcext:value-type="float">
            <text:p>7.6399998665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260088749549" calcext:value-type="float">
            <text:p>0.026008875</text:p>
          </table:table-cell>
          <table:table-cell office:value-type="float" office:value="6.27999997138977" calcext:value-type="float">
            <text:p>6.2799999714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145683945034" calcext:value-type="float">
            <text:p>0.0145683945</text:p>
          </table:table-cell>
          <table:table-cell office:value-type="float" office:value="4.33000016212463" calcext:value-type="float">
            <text:p>4.3300001621</text:p>
          </table:table-cell>
          <table:table-cell office:value-type="float" office:value="0" calcext:value-type="float">
            <text:p>0</text:p>
          </table:table-cell>
          <table:table-cell office:value-type="float" office:value="-1.50688927123" calcext:value-type="float">
            <text:p>-1.5068892712</text:p>
          </table:table-cell>
          <table:table-cell office:value-type="float" office:value="4.33000016212463" calcext:value-type="float">
            <text:p>4.3300001621</text:p>
          </table:table-cell>
          <table:table-cell office:value-type="float" office:value="0" calcext:value-type="float">
            <text:p>0</text:p>
          </table:table-cell>
          <table:table-cell office:value-type="float" office:value="-1.50688927122" calcext:value-type="float">
            <text:p>-1.50688927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2000002861023" calcext:value-type="float">
            <text:p>7.7200000286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15591223859" calcext:value-type="float">
            <text:p>0.0155912239</text:p>
          </table:table-cell>
          <table:table-cell office:value-type="float" office:value="6.34999990463257" calcext:value-type="float">
            <text:p>6.3499999046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645683945034" calcext:value-type="float">
            <text:p>0.0645683945</text:p>
          </table:table-cell>
          <table:table-cell office:value-type="float" office:value="4.37000012397766" calcext:value-type="float">
            <text:p>4.370000124</text:p>
          </table:table-cell>
          <table:table-cell office:value-type="float" office:value="0" calcext:value-type="float">
            <text:p>0</text:p>
          </table:table-cell>
          <table:table-cell office:value-type="float" office:value="1.33371553696" calcext:value-type="float">
            <text:p>1.333715537</text:p>
          </table:table-cell>
          <table:table-cell office:value-type="float" office:value="4.37000012397766" calcext:value-type="float">
            <text:p>4.370000124</text:p>
          </table:table-cell>
          <table:table-cell office:value-type="float" office:value="0" calcext:value-type="float">
            <text:p>0</text:p>
          </table:table-cell>
          <table:table-cell office:value-type="float" office:value="1.33371553696" calcext:value-type="float">
            <text:p>1.3337155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999995231628" calcext:value-type="float">
            <text:p>7.7999999523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0936148224423" calcext:value-type="float">
            <text:p>0.0093614822</text:p>
          </table:table-cell>
          <table:table-cell office:value-type="float" office:value="6.37000012397766" calcext:value-type="float">
            <text:p>6.370000124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258850924372" calcext:value-type="float">
            <text:p>0.0258850924</text:p>
          </table:table-cell>
          <table:table-cell office:value-type="float" office:value="4.42000007629395" calcext:value-type="float">
            <text:p>4.4200000763</text:p>
          </table:table-cell>
          <table:table-cell office:value-type="float" office:value="0" calcext:value-type="float">
            <text:p>0</text:p>
          </table:table-cell>
          <table:table-cell office:value-type="float" office:value="-16.5732787533" calcext:value-type="float">
            <text:p>-16.5732787533</text:p>
          </table:table-cell>
          <table:table-cell office:value-type="float" office:value="4.42000007629395" calcext:value-type="float">
            <text:p>4.4200000763</text:p>
          </table:table-cell>
          <table:table-cell office:value-type="float" office:value="0" calcext:value-type="float">
            <text:p>0</text:p>
          </table:table-cell>
          <table:table-cell office:value-type="float" office:value="-16.5732787532" calcext:value-type="float">
            <text:p>-16.57327875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3999991416931" calcext:value-type="float">
            <text:p>7.8399999142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593614822442" calcext:value-type="float">
            <text:p>0.0593614822</text:p>
          </table:table-cell>
          <table:table-cell office:value-type="float" office:value="6.45000004768372" calcext:value-type="float">
            <text:p>6.4500000477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153871441719" calcext:value-type="float">
            <text:p>0.0153871442</text:p>
          </table:table-cell>
          <table:table-cell office:value-type="float" office:value="4.46000003814697" calcext:value-type="float">
            <text:p>4.4600000381</text:p>
          </table:table-cell>
          <table:table-cell office:value-type="float" office:value="0" calcext:value-type="float">
            <text:p>0</text:p>
          </table:table-cell>
          <table:table-cell office:value-type="float" office:value="5.59802403423" calcext:value-type="float">
            <text:p>5.5980240342</text:p>
          </table:table-cell>
          <table:table-cell office:value-type="float" office:value="4.46000003814697" calcext:value-type="float">
            <text:p>4.4600000381</text:p>
          </table:table-cell>
          <table:table-cell office:value-type="float" office:value="0" calcext:value-type="float">
            <text:p>0</text:p>
          </table:table-cell>
          <table:table-cell office:value-type="float" office:value="5.59802403424" calcext:value-type="float">
            <text:p>5.59802403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899998664856" calcext:value-type="float">
            <text:p>7.8899998665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252820787356" calcext:value-type="float">
            <text:p>0.0252820787</text:p>
          </table:table-cell>
          <table:table-cell office:value-type="float" office:value="6.53999996185303" calcext:value-type="float">
            <text:p>6.5399999619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653871441719" calcext:value-type="float">
            <text:p>0.065387144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800756165286" calcext:value-type="float">
            <text:p>-0.800756165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800756165286" calcext:value-type="float">
            <text:p>-0.8007561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97000002861023" calcext:value-type="float">
            <text:p>7.9700000286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151049389606" calcext:value-type="float">
            <text:p>0.015104939</text:p>
          </table:table-cell>
          <table:table-cell office:value-type="float" office:value="6.53999996185303" calcext:value-type="float">
            <text:p>6.5399999619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256213442964" calcext:value-type="float">
            <text:p>0.0256213443</text:p>
          </table:table-cell>
          <table:table-cell office:value-type="float" office:value="4.55000019073486" calcext:value-type="float">
            <text:p>4.5500001907</text:p>
          </table:table-cell>
          <table:table-cell office:value-type="float" office:value="0" calcext:value-type="float">
            <text:p>0</text:p>
          </table:table-cell>
          <table:table-cell office:value-type="float" office:value="2.75348441067" calcext:value-type="float">
            <text:p>2.7534844107</text:p>
          </table:table-cell>
          <table:table-cell office:value-type="float" office:value="4.55000019073486" calcext:value-type="float">
            <text:p>4.5500001907</text:p>
          </table:table-cell>
          <table:table-cell office:value-type="float" office:value="0" calcext:value-type="float">
            <text:p>0</text:p>
          </table:table-cell>
          <table:table-cell office:value-type="float" office:value="2.75348441067" calcext:value-type="float">
            <text:p>2.75348441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02999997138977" calcext:value-type="float">
            <text:p>8.0299999714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651049389606" calcext:value-type="float">
            <text:p>0.065104939</text:p>
          </table:table-cell>
          <table:table-cell office:value-type="float" office:value="6.63000011444092" calcext:value-type="float">
            <text:p>6.6300001144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141488310724" calcext:value-type="float">
            <text:p>0.0141488311</text:p>
          </table:table-cell>
          <table:table-cell office:value-type="float" office:value="4.64000010490418" calcext:value-type="float">
            <text:p>4.6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491082525765" calcext:value-type="float">
            <text:p>0.0491082526</text:p>
          </table:table-cell>
          <table:table-cell office:value-type="float" office:value="4.64000010490418" calcext:value-type="float">
            <text:p>4.6400001049</text:p>
          </table:table-cell>
          <table:table-cell office:value-type="float" office:value="0" calcext:value-type="float">
            <text:p>0</text:p>
          </table:table-cell>
          <table:table-cell office:value-type="float" office:value="0.641406701649" calcext:value-type="float">
            <text:p>0.64140670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05999994277954" calcext:value-type="float">
            <text:p>8.0599999428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254988478392" calcext:value-type="float">
            <text:p>0.0254988478</text:p>
          </table:table-cell>
          <table:table-cell office:value-type="float" office:value="6.71000003814697" calcext:value-type="float">
            <text:p>6.7100000381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095804429234" calcext:value-type="float">
            <text:p>0.0095804429</text:p>
          </table:table-cell>
          <table:table-cell office:value-type="float" office:value="4.6800000667572" calcext:value-type="float">
            <text:p>4.6800000668</text:p>
          </table:table-cell>
          <table:table-cell office:value-type="float" office:value="0" calcext:value-type="float">
            <text:p>0</text:p>
          </table:table-cell>
          <table:table-cell office:value-type="float" office:value="-7.9402844763" calcext:value-type="float">
            <text:p>-7.9402844763</text:p>
          </table:table-cell>
          <table:table-cell office:value-type="float" office:value="4.6800000667572" calcext:value-type="float">
            <text:p>4.6800000668</text:p>
          </table:table-cell>
          <table:table-cell office:value-type="float" office:value="0" calcext:value-type="float">
            <text:p>0</text:p>
          </table:table-cell>
          <table:table-cell office:value-type="float" office:value="-5.37266481322" calcext:value-type="float">
            <text:p>-5.3726648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23000001907349" calcext:value-type="float">
            <text:p>8.2300000191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122390363101" calcext:value-type="float">
            <text:p>0.0122390363</text:p>
          </table:table-cell>
          <table:table-cell office:value-type="float" office:value="6.73000001907349" calcext:value-type="float">
            <text:p>6.7300000191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595804429234" calcext:value-type="float">
            <text:p>0.0595804429</text:p>
          </table:table-cell>
          <table:table-cell office:value-type="float" office:value="4.72000002861023" calcext:value-type="float">
            <text:p>4.7200000286</text:p>
          </table:table-cell>
          <table:table-cell office:value-type="float" office:value="0" calcext:value-type="float">
            <text:p>0</text:p>
          </table:table-cell>
          <table:table-cell office:value-type="float" office:value="8.63734083854" calcext:value-type="float">
            <text:p>8.6373408385</text:p>
          </table:table-cell>
          <table:table-cell office:value-type="float" office:value="4.69000005722046" calcext:value-type="float">
            <text:p>4.6900000572</text:p>
          </table:table-cell>
          <table:table-cell office:value-type="float" office:value="0" calcext:value-type="float">
            <text:p>0</text:p>
          </table:table-cell>
          <table:table-cell office:value-type="float" office:value="-5.32266481322" calcext:value-type="float">
            <text:p>-5.3226648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23000001907349" calcext:value-type="float">
            <text:p>8.2300000191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622390363101" calcext:value-type="float">
            <text:p>0.0622390363</text:p>
          </table:table-cell>
          <table:table-cell office:value-type="float" office:value="6.79999995231628" calcext:value-type="float">
            <text:p>6.7999999523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257516682482" calcext:value-type="float">
            <text:p>0.0257516682</text:p>
          </table:table-cell>
          <table:table-cell office:value-type="float" office:value="4.81000018119812" calcext:value-type="float">
            <text:p>4.8100001812</text:p>
          </table:table-cell>
          <table:table-cell office:value-type="float" office:value="0" calcext:value-type="float">
            <text:p>0</text:p>
          </table:table-cell>
          <table:table-cell office:value-type="float" office:value="-4.48132519488" calcext:value-type="float">
            <text:p>-4.4813251949</text:p>
          </table:table-cell>
          <table:table-cell office:value-type="float" office:value="4.73000001907349" calcext:value-type="float">
            <text:p>4.7300000191</text:p>
          </table:table-cell>
          <table:table-cell office:value-type="float" office:value="0" calcext:value-type="float">
            <text:p>0</text:p>
          </table:table-cell>
          <table:table-cell office:value-type="float" office:value="-1.17285383858" calcext:value-type="float">
            <text:p>-1.172853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30999994277954" calcext:value-type="float">
            <text:p>8.3099999428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254233128555" calcext:value-type="float">
            <text:p>0.0254233129</text:p>
          </table:table-cell>
          <table:table-cell office:value-type="float" office:value="6.88000011444092" calcext:value-type="float">
            <text:p>6.8800001144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148657772808" calcext:value-type="float">
            <text:p>0.0148657773</text:p>
          </table:table-cell>
          <table:table-cell office:value-type="float" office:value="4.8600001335144" calcext:value-type="float">
            <text:p>4.8600001335</text:p>
          </table:table-cell>
          <table:table-cell office:value-type="float" office:value="0" calcext:value-type="float">
            <text:p>0</text:p>
          </table:table-cell>
          <table:table-cell office:value-type="float" office:value="0.0505641653208" calcext:value-type="float">
            <text:p>0.0505641653</text:p>
          </table:table-cell>
          <table:table-cell office:value-type="float" office:value="4.73000001907349" calcext:value-type="float">
            <text:p>4.7300000191</text:p>
          </table:table-cell>
          <table:table-cell office:value-type="float" office:value="0" calcext:value-type="float">
            <text:p>0</text:p>
          </table:table-cell>
          <table:table-cell office:value-type="float" office:value="-1.12285383858" calcext:value-type="float">
            <text:p>-1.122853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39999985694885" calcext:value-type="float">
            <text:p>8.3999998569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145511701203" calcext:value-type="float">
            <text:p>0.0145511701</text:p>
          </table:table-cell>
          <table:table-cell office:value-type="float" office:value="6.92000007629395" calcext:value-type="float">
            <text:p>6.9200000763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648657772808" calcext:value-type="float">
            <text:p>0.0648657773</text:p>
          </table:table-cell>
          <table:table-cell office:value-type="float" office:value="4.90000009536743" calcext:value-type="float">
            <text:p>4.9000000954</text:p>
          </table:table-cell>
          <table:table-cell office:value-type="float" office:value="0" calcext:value-type="float">
            <text:p>0</text:p>
          </table:table-cell>
          <table:table-cell office:value-type="float" office:value="-23.6907840875" calcext:value-type="float">
            <text:p>-23.6907840875</text:p>
          </table:table-cell>
          <table:table-cell office:value-type="float" office:value="4.78000020980835" calcext:value-type="float">
            <text:p>4.7800002098</text:p>
          </table:table-cell>
          <table:table-cell office:value-type="float" office:value="0" calcext:value-type="float">
            <text:p>0</text:p>
          </table:table-cell>
          <table:table-cell office:value-type="float" office:value="-1.07285383858" calcext:value-type="float">
            <text:p>-1.072853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44000005722046" calcext:value-type="float">
            <text:p>8.4400000572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645511701203" calcext:value-type="float">
            <text:p>0.0645511701</text:p>
          </table:table-cell>
          <table:table-cell office:value-type="float" office:value="6.96000003814697" calcext:value-type="float">
            <text:p>6.9600000381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260143395395" calcext:value-type="float">
            <text:p>0.0260143395</text:p>
          </table:table-cell>
          <table:table-cell office:value-type="float" office:value="4.91000008583069" calcext:value-type="float">
            <text:p>4.9100000858</text:p>
          </table:table-cell>
          <table:table-cell office:value-type="float" office:value="0" calcext:value-type="float">
            <text:p>0</text:p>
          </table:table-cell>
          <table:table-cell office:value-type="float" office:value="0.0501057494536" calcext:value-type="float">
            <text:p>0.0501057495</text:p>
          </table:table-cell>
          <table:table-cell office:value-type="float" office:value="4.81000018119812" calcext:value-type="float">
            <text:p>4.8100001812</text:p>
          </table:table-cell>
          <table:table-cell office:value-type="float" office:value="0" calcext:value-type="float">
            <text:p>0</text:p>
          </table:table-cell>
          <table:table-cell office:value-type="float" office:value="5.57977751184" calcext:value-type="float">
            <text:p>5.5797775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48000001907349" calcext:value-type="float">
            <text:p>8.4800000191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242514437447" calcext:value-type="float">
            <text:p>0.0242514437</text:p>
          </table:table-cell>
          <table:table-cell office:value-type="float" office:value="7.04999995231628" calcext:value-type="float">
            <text:p>7.0499999523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138126863613" calcext:value-type="float">
            <text:p>0.0138126864</text:p>
          </table:table-cell>
          <table:table-cell office:value-type="float" office:value="4.95000004768372" calcext:value-type="float">
            <text:p>4.9500000477</text:p>
          </table:table-cell>
          <table:table-cell office:value-type="float" office:value="0" calcext:value-type="float">
            <text:p>0</text:p>
          </table:table-cell>
          <table:table-cell office:value-type="float" office:value="-0.631296557717" calcext:value-type="float">
            <text:p>-0.6312965577</text:p>
          </table:table-cell>
          <table:table-cell office:value-type="float" office:value="4.82000017166138" calcext:value-type="float">
            <text:p>4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2.25850079772" calcext:value-type="float">
            <text:p>-2.25850079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55999994277954" calcext:value-type="float">
            <text:p>8.5599999428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138264357791" calcext:value-type="float">
            <text:p>0.0138264358</text:p>
          </table:table-cell>
          <table:table-cell office:value-type="float" office:value="7.09999990463257" calcext:value-type="float">
            <text:p>7.0999999046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638126863613" calcext:value-type="float">
            <text:p>0.0638126864</text:p>
          </table:table-cell>
          <table:table-cell office:value-type="float" office:value="4.99000000953674" calcext:value-type="float">
            <text:p>4.9900000095</text:p>
          </table:table-cell>
          <table:table-cell office:value-type="float" office:value="0" calcext:value-type="float">
            <text:p>0</text:p>
          </table:table-cell>
          <table:table-cell office:value-type="float" office:value="-0.065513816568" calcext:value-type="float">
            <text:p>-0.0655138166</text:p>
          </table:table-cell>
          <table:table-cell office:value-type="float" office:value="4.83000016212463" calcext:value-type="float">
            <text:p>4.8300001621</text:p>
          </table:table-cell>
          <table:table-cell office:value-type="float" office:value="0" calcext:value-type="float">
            <text:p>0</text:p>
          </table:table-cell>
          <table:table-cell office:value-type="float" office:value="-2.20850079772" calcext:value-type="float">
            <text:p>-2.20850079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2999987602234" calcext:value-type="float">
            <text:p>8.629999876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638264357791" calcext:value-type="float">
            <text:p>0.0638264358</text:p>
          </table:table-cell>
          <table:table-cell office:value-type="float" office:value="7.13000011444092" calcext:value-type="float">
            <text:p>7.1300001144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244659068251" calcext:value-type="float">
            <text:p>0.0244659068</text:p>
          </table:table-cell>
          <table:table-cell office:value-type="float" office:value="5.03999996185303" calcext:value-type="float">
            <text:p>5.0399999619</text:p>
          </table:table-cell>
          <table:table-cell office:value-type="float" office:value="0" calcext:value-type="float">
            <text:p>0</text:p>
          </table:table-cell>
          <table:table-cell office:value-type="float" office:value="317.64554484" calcext:value-type="float">
            <text:p>317.64554484</text:p>
          </table:table-cell>
          <table:table-cell office:value-type="float" office:value="4.8600001335144" calcext:value-type="float">
            <text:p>4.8600001335</text:p>
          </table:table-cell>
          <table:table-cell office:value-type="float" office:value="0" calcext:value-type="float">
            <text:p>0</text:p>
          </table:table-cell>
          <table:table-cell office:value-type="float" office:value="3.53268617704" calcext:value-type="float">
            <text:p>3.5326861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4999985694885" calcext:value-type="float">
            <text:p>8.6499998569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253323440445" calcext:value-type="float">
            <text:p>0.025332344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134224641436" calcext:value-type="float">
            <text:p>0.0134224641</text:p>
          </table:table-cell>
          <table:table-cell office:value-type="float" office:value="5.08000016212463" calcext:value-type="float">
            <text:p>5.0800001621</text:p>
          </table:table-cell>
          <table:table-cell office:value-type="float" office:value="0" calcext:value-type="float">
            <text:p>0</text:p>
          </table:table-cell>
          <table:table-cell office:value-type="float" office:value="-4.36160706813" calcext:value-type="float">
            <text:p>-4.3616070681</text:p>
          </table:table-cell>
          <table:table-cell office:value-type="float" office:value="4.88000011444092" calcext:value-type="float">
            <text:p>4.8800001144</text:p>
          </table:table-cell>
          <table:table-cell office:value-type="float" office:value="0" calcext:value-type="float">
            <text:p>0</text:p>
          </table:table-cell>
          <table:table-cell office:value-type="float" office:value="3.58268617704" calcext:value-type="float">
            <text:p>3.5826861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73000001907349" calcext:value-type="float">
            <text:p>8.7300000191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148242793044" calcext:value-type="float">
            <text:p>0.0148242793</text:p>
          </table:table-cell>
          <table:table-cell office:value-type="float" office:value="7.28999996185303" calcext:value-type="float">
            <text:p>7.2899999619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634224641436" calcext:value-type="float">
            <text:p>0.0634224641</text:p>
          </table:table-cell>
          <table:table-cell office:value-type="float" office:value="5.10000014305115" calcext:value-type="float">
            <text:p>5.1000001431</text:p>
          </table:table-cell>
          <table:table-cell office:value-type="float" office:value="0" calcext:value-type="float">
            <text:p>0</text:p>
          </table:table-cell>
          <table:table-cell office:value-type="float" office:value="0.0505798302026" calcext:value-type="float">
            <text:p>0.0505798302</text:p>
          </table:table-cell>
          <table:table-cell office:value-type="float" office:value="4.90000009536743" calcext:value-type="float">
            <text:p>4.9000000954</text:p>
          </table:table-cell>
          <table:table-cell office:value-type="float" office:value="0" calcext:value-type="float">
            <text:p>0</text:p>
          </table:table-cell>
          <table:table-cell office:value-type="float" office:value="0.468794908618" calcext:value-type="float">
            <text:p>0.46879490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199999332428" calcext:value-type="float">
            <text:p>8.8199999332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0909149138137" calcext:value-type="float">
            <text:p>0.0090914914</text:p>
          </table:table-cell>
          <table:table-cell office:value-type="float" office:value="7.30999994277954" calcext:value-type="float">
            <text:p>7.3099999428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251604563737" calcext:value-type="float">
            <text:p>0.0251604564</text:p>
          </table:table-cell>
          <table:table-cell office:value-type="float" office:value="5.14000010490418" calcext:value-type="float">
            <text:p>5.1400001049</text:p>
          </table:table-cell>
          <table:table-cell office:value-type="float" office:value="0" calcext:value-type="float">
            <text:p>0</text:p>
          </table:table-cell>
          <table:table-cell office:value-type="float" office:value="-53.3499596571" calcext:value-type="float">
            <text:p>-53.3499596571</text:p>
          </table:table-cell>
          <table:table-cell office:value-type="float" office:value="4.9300000667572" calcext:value-type="float">
            <text:p>4.9300000668</text:p>
          </table:table-cell>
          <table:table-cell office:value-type="float" office:value="0" calcext:value-type="float">
            <text:p>0</text:p>
          </table:table-cell>
          <table:table-cell office:value-type="float" office:value="0.518794908618" calcext:value-type="float">
            <text:p>0.51879490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2999992370606" calcext:value-type="float">
            <text:p>8.8299999237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590914913814" calcext:value-type="float">
            <text:p>0.0590914914</text:p>
          </table:table-cell>
          <table:table-cell office:value-type="float" office:value="7.39000010490418" calcext:value-type="float">
            <text:p>7.3900001049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139287907815" calcext:value-type="float">
            <text:p>0.0139287908</text:p>
          </table:table-cell>
          <table:table-cell office:value-type="float" office:value="5.1800000667572" calcext:value-type="float">
            <text:p>5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52052585757" calcext:value-type="float">
            <text:p>0.0520525858</text:p>
          </table:table-cell>
          <table:table-cell office:value-type="float" office:value="4.95000004768372" calcext:value-type="float">
            <text:p>4.9500000477</text:p>
          </table:table-cell>
          <table:table-cell office:value-type="float" office:value="0" calcext:value-type="float">
            <text:p>0</text:p>
          </table:table-cell>
          <table:table-cell office:value-type="float" office:value="-0.72269701575" calcext:value-type="float">
            <text:p>-0.72269701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999985694885" calcext:value-type="float">
            <text:p>8.8999998569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250973751388" calcext:value-type="float">
            <text:p>0.0250973751</text:p>
          </table:table-cell>
          <table:table-cell office:value-type="float" office:value="7.48000001907349" calcext:value-type="float">
            <text:p>7.4800000191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0902734183687" calcext:value-type="float">
            <text:p>0.0090273418</text:p>
          </table:table-cell>
          <table:table-cell office:value-type="float" office:value="5.21000003814697" calcext:value-type="float">
            <text:p>5.2100000381</text:p>
          </table:table-cell>
          <table:table-cell office:value-type="float" office:value="0.0400120258" calcext:value-type="float">
            <text:p>0.0400120258</text:p>
          </table:table-cell>
          <table:table-cell office:value-type="float" office:value="0.102052585757" calcext:value-type="float">
            <text:p>0.1020525858</text:p>
          </table:table-cell>
          <table:table-cell office:value-type="float" office:value="4.96000003814697" calcext:value-type="float">
            <text:p>4.9600000381</text:p>
          </table:table-cell>
          <table:table-cell office:value-type="float" office:value="0" calcext:value-type="float">
            <text:p>0</text:p>
          </table:table-cell>
          <table:table-cell office:value-type="float" office:value="-0.67269701575" calcext:value-type="float">
            <text:p>-0.67269701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9000000953674" calcext:value-type="float">
            <text:p>8.9900000095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153109074046" calcext:value-type="float">
            <text:p>0.0153109074</text:p>
          </table:table-cell>
          <table:table-cell office:value-type="float" office:value="7.49000000953674" calcext:value-type="float">
            <text:p>7.4900000095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590273418369" calcext:value-type="float">
            <text:p>0.0590273418</text:p>
          </table:table-cell>
          <table:table-cell office:value-type="float" office:value="5.23000001907349" calcext:value-type="float">
            <text:p>5.2300000191</text:p>
          </table:table-cell>
          <table:table-cell office:value-type="float" office:value="0.0400120258" calcext:value-type="float">
            <text:p>0.0400120258</text:p>
          </table:table-cell>
          <table:table-cell office:value-type="float" office:value="0.0196221256007" calcext:value-type="float">
            <text:p>0.0196221256</text:p>
          </table:table-cell>
          <table:table-cell office:value-type="float" office:value="4.99000000953674" calcext:value-type="float">
            <text:p>4.9900000095</text:p>
          </table:table-cell>
          <table:table-cell office:value-type="float" office:value="0" calcext:value-type="float">
            <text:p>0</text:p>
          </table:table-cell>
          <table:table-cell office:value-type="float" office:value="-0.0966196523736" calcext:value-type="float">
            <text:p>-0.09661965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02999997138977" calcext:value-type="float">
            <text:p>9.0299999714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653109074046" calcext:value-type="float">
            <text:p>0.0653109074</text:p>
          </table:table-cell>
          <table:table-cell office:value-type="float" office:value="7.55999994277954" calcext:value-type="float">
            <text:p>7.5599999428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244450500859" calcext:value-type="float">
            <text:p>0.0244450501</text:p>
          </table:table-cell>
          <table:table-cell office:value-type="float" office:value="5.26999998092651" calcext:value-type="float">
            <text:p>5.2699999809</text:p>
          </table:table-cell>
          <table:table-cell office:value-type="float" office:value="0.0400120258" calcext:value-type="float">
            <text:p>0.0400120258</text:p>
          </table:table-cell>
          <table:table-cell office:value-type="float" office:value="0.0140918748397" calcext:value-type="float">
            <text:p>0.01409187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0466196523736" calcext:value-type="float">
            <text:p>-0.04661965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0699999332428" calcext:value-type="float">
            <text:p>9.0699999332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262471714002" calcext:value-type="float">
            <text:p>0.0262471714</text:p>
          </table:table-cell>
          <table:table-cell office:value-type="float" office:value="7.65000009536743" calcext:value-type="float">
            <text:p>7.6500000954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1323736581" calcext:value-type="float">
            <text:p>0.0132373658</text:p>
          </table:table-cell>
          <table:table-cell office:value-type="float" office:value="5.3600001335144" calcext:value-type="float">
            <text:p>5.3600001335</text:p>
          </table:table-cell>
          <table:table-cell office:value-type="float" office:value="0.0400120258" calcext:value-type="float">
            <text:p>0.0400120258</text:p>
          </table:table-cell>
          <table:table-cell office:value-type="float" office:value="0.0112368440922" calcext:value-type="float">
            <text:p>0.0112368441</text:p>
          </table:table-cell>
          <table:table-cell office:value-type="float" office:value="5.00999999046326" calcext:value-type="float">
            <text:p>5.0099999905</text:p>
          </table:table-cell>
          <table:table-cell office:value-type="float" office:value="0" calcext:value-type="float">
            <text:p>0</text:p>
          </table:table-cell>
          <table:table-cell office:value-type="float" office:value="-14548.9365666" calcext:value-type="float">
            <text:p>-14548.93656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15999984741211" calcext:value-type="float">
            <text:p>9.1599998474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155551455307" calcext:value-type="float">
            <text:p>0.0155551455</text:p>
          </table:table-cell>
          <table:table-cell office:value-type="float" office:value="7.67000007629395" calcext:value-type="float">
            <text:p>7.6700000763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6323736581" calcext:value-type="float">
            <text:p>0.0632373658</text:p>
          </table:table-cell>
          <table:table-cell office:value-type="float" office:value="5.41000008583069" calcext:value-type="float">
            <text:p>5.4100000858</text:p>
          </table:table-cell>
          <table:table-cell office:value-type="float" office:value="0.0800168036" calcext:value-type="float">
            <text:p>0.0800168036</text:p>
          </table:table-cell>
          <table:table-cell office:value-type="float" office:value="0.0612368440922" calcext:value-type="float">
            <text:p>0.0612368441</text:p>
          </table:table-cell>
          <table:table-cell office:value-type="float" office:value="5.03000020980835" calcext:value-type="float">
            <text:p>5.0300002098</text:p>
          </table:table-cell>
          <table:table-cell office:value-type="float" office:value="0" calcext:value-type="float">
            <text:p>0</text:p>
          </table:table-cell>
          <table:table-cell office:value-type="float" office:value="-14548.8865666" calcext:value-type="float">
            <text:p>-14548.88656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24000000953674" calcext:value-type="float">
            <text:p>9.2400000095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655551455307" calcext:value-type="float">
            <text:p>0.0655551455</text:p>
          </table:table-cell>
          <table:table-cell office:value-type="float" office:value="7.73000001907349" calcext:value-type="float">
            <text:p>7.7300000191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246281228934" calcext:value-type="float">
            <text:p>0.0246281229</text:p>
          </table:table-cell>
          <table:table-cell office:value-type="float" office:value="5.42000007629395" calcext:value-type="float">
            <text:p>5.4200000763</text:p>
          </table:table-cell>
          <table:table-cell office:value-type="float" office:value="0.0800168036" calcext:value-type="float">
            <text:p>0.0800168036</text:p>
          </table:table-cell>
          <table:table-cell office:value-type="float" office:value="-4.77852546404" calcext:value-type="float">
            <text:p>-4.778525464</text:p>
          </table:table-cell>
          <table:table-cell office:value-type="float" office:value="5.05000019073486" calcext:value-type="float">
            <text:p>5.0500001907</text:p>
          </table:table-cell>
          <table:table-cell office:value-type="float" office:value="0" calcext:value-type="float">
            <text:p>0</text:p>
          </table:table-cell>
          <table:table-cell office:value-type="float" office:value="0.0500001718356" calcext:value-type="float">
            <text:p>0.0500001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24000000953674" calcext:value-type="float">
            <text:p>9.2400000095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255346972712" calcext:value-type="float">
            <text:p>0.0255346973</text:p>
          </table:table-cell>
          <table:table-cell office:value-type="float" office:value="7.80999994277954" calcext:value-type="float">
            <text:p>7.8099999428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140082036584" calcext:value-type="float">
            <text:p>0.0140082037</text:p>
          </table:table-cell>
          <table:table-cell office:value-type="float" office:value="5.50999999046326" calcext:value-type="float">
            <text:p>5.5099999905</text:p>
          </table:table-cell>
          <table:table-cell office:value-type="float" office:value="0.0800168036" calcext:value-type="float">
            <text:p>0.0800168036</text:p>
          </table:table-cell>
          <table:table-cell office:value-type="float" office:value="0.328861568993" calcext:value-type="float">
            <text:p>0.328861569</text:p>
          </table:table-cell>
          <table:table-cell office:value-type="float" office:value="5.06000018119812" calcext:value-type="float">
            <text:p>5.0600001812</text:p>
          </table:table-cell>
          <table:table-cell office:value-type="float" office:value="0" calcext:value-type="float">
            <text:p>0</text:p>
          </table:table-cell>
          <table:table-cell office:value-type="float" office:value="0.100000171836" calcext:value-type="float">
            <text:p>0.1000001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40999984741211" calcext:value-type="float">
            <text:p>9.4099998474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120543894583" calcext:value-type="float">
            <text:p>0.0120543895</text:p>
          </table:table-cell>
          <table:table-cell office:value-type="float" office:value="7.84999990463257" calcext:value-type="float">
            <text:p>7.8499999046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640082036584" calcext:value-type="float">
            <text:p>0.0640082037</text:p>
          </table:table-cell>
          <table:table-cell office:value-type="float" office:value="5.60000014305115" calcext:value-type="float">
            <text:p>5.6000001431</text:p>
          </table:table-cell>
          <table:table-cell office:value-type="float" office:value="0.0800168036" calcext:value-type="float">
            <text:p>0.0800168036</text:p>
          </table:table-cell>
          <table:table-cell office:value-type="float" office:value="0.0434012837284" calcext:value-type="float">
            <text:p>0.0434012837</text:p>
          </table:table-cell>
          <table:table-cell office:value-type="float" office:value="5.10000014305115" calcext:value-type="float">
            <text:p>5.1000001431</text:p>
          </table:table-cell>
          <table:table-cell office:value-type="float" office:value="0" calcext:value-type="float">
            <text:p>0</text:p>
          </table:table-cell>
          <table:table-cell office:value-type="float" office:value="0.150000171836" calcext:value-type="float">
            <text:p>0.1500001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4300000667572" calcext:value-type="float">
            <text:p>9.4300000668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620543894583" calcext:value-type="float">
            <text:p>0.0620543895</text:p>
          </table:table-cell>
          <table:table-cell office:value-type="float" office:value="7.90000009536743" calcext:value-type="float">
            <text:p>7.9000000954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265194576709" calcext:value-type="float">
            <text:p>0.0265194577</text:p>
          </table:table-cell>
          <table:table-cell office:value-type="float" office:value="5.6100001335144" calcext:value-type="float">
            <text:p>5.6100001335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0.0934012837284" calcext:value-type="float">
            <text:p>0.0934012837</text:p>
          </table:table-cell>
          <table:table-cell office:value-type="float" office:value="5.10000014305115" calcext:value-type="float">
            <text:p>5.1000001431</text:p>
          </table:table-cell>
          <table:table-cell office:value-type="float" office:value="0" calcext:value-type="float">
            <text:p>0</text:p>
          </table:table-cell>
          <table:table-cell office:value-type="float" office:value="-54.9127405094" calcext:value-type="float">
            <text:p>-54.9127405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49000000953674" calcext:value-type="float">
            <text:p>9.4900000095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250711480467" calcext:value-type="float">
            <text:p>0.025071148</text:p>
          </table:table-cell>
          <table:table-cell office:value-type="float" office:value="7.98000001907349" calcext:value-type="float">
            <text:p>7.9800000191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156807868372" calcext:value-type="float">
            <text:p>0.0156807868</text:p>
          </table:table-cell>
          <table:table-cell office:value-type="float" office:value="5.64000010490418" calcext:value-type="float">
            <text:p>5.6400001049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-4.27196833304" calcext:value-type="float">
            <text:p>-4.271968333</text:p>
          </table:table-cell>
          <table:table-cell office:value-type="float" office:value="5.12000012397766" calcext:value-type="float">
            <text:p>5.120000124</text:p>
          </table:table-cell>
          <table:table-cell office:value-type="float" office:value="0" calcext:value-type="float">
            <text:p>0</text:p>
          </table:table-cell>
          <table:table-cell office:value-type="float" office:value="-54.8627405094" calcext:value-type="float">
            <text:p>-54.8627405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58999991416931" calcext:value-type="float">
            <text:p>9.5899999142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14054839287" calcext:value-type="float">
            <text:p>0.0140548393</text:p>
          </table:table-cell>
          <table:table-cell office:value-type="float" office:value="8.04999995231628" calcext:value-type="float">
            <text:p>8.0499999523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656807868372" calcext:value-type="float">
            <text:p>0.0656807868</text:p>
          </table:table-cell>
          <table:table-cell office:value-type="float" office:value="5.66000008583069" calcext:value-type="float">
            <text:p>5.6600000858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0.0505921408696" calcext:value-type="float">
            <text:p>0.0505921409</text:p>
          </table:table-cell>
          <table:table-cell office:value-type="float" office:value="5.14000010490418" calcext:value-type="float">
            <text:p>5.1400001049</text:p>
          </table:table-cell>
          <table:table-cell office:value-type="float" office:value="0" calcext:value-type="float">
            <text:p>0</text:p>
          </table:table-cell>
          <table:table-cell office:value-type="float" office:value="5.05875880778" calcext:value-type="float">
            <text:p>5.0587588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62999987602234" calcext:value-type="float">
            <text:p>9.629999876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64054839287" calcext:value-type="float">
            <text:p>0.0640548393</text:p>
          </table:table-cell>
          <table:table-cell office:value-type="float" office:value="8.0699999332428" calcext:value-type="float">
            <text:p>8.0699999332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257355295124" calcext:value-type="float">
            <text:p>0.0257355295</text:p>
          </table:table-cell>
          <table:table-cell office:value-type="float" office:value="5.70000004768372" calcext:value-type="float">
            <text:p>5.7000000477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-8.04628969848" calcext:value-type="float">
            <text:p>-8.0462896985</text:p>
          </table:table-cell>
          <table:table-cell office:value-type="float" office:value="5.15000009536743" calcext:value-type="float">
            <text:p>5.1500000954</text:p>
          </table:table-cell>
          <table:table-cell office:value-type="float" office:value="0" calcext:value-type="float">
            <text:p>0</text:p>
          </table:table-cell>
          <table:table-cell office:value-type="float" office:value="5.10875880778" calcext:value-type="float">
            <text:p>5.1087588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65999984741211" calcext:value-type="float">
            <text:p>9.6599998474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248043861116" calcext:value-type="float">
            <text:p>0.0248043861</text:p>
          </table:table-cell>
          <table:table-cell office:value-type="float" office:value="8.24000000953674" calcext:value-type="float">
            <text:p>8.240000009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757355295124" calcext:value-type="float">
            <text:p>0.0757355295</text:p>
          </table:table-cell>
          <table:table-cell office:value-type="float" office:value="5.75" calcext:value-type="float">
            <text:p>5.75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2.6664658775" calcext:value-type="float">
            <text:p>2.6664658775</text:p>
          </table:table-cell>
          <table:table-cell office:value-type="float" office:value="5.1800000667572" calcext:value-type="float">
            <text:p>5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514568241341" calcext:value-type="float">
            <text:p>0.05145682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75" calcext:value-type="float">
            <text:p>9.75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14092913678" calcext:value-type="float">
            <text:p>0.0140929137</text:p>
          </table:table-cell>
          <table:table-cell office:value-type="float" office:value="8.24000000953674" calcext:value-type="float">
            <text:p>8.240000009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294420221548" calcext:value-type="float">
            <text:p>0.0294420222</text:p>
          </table:table-cell>
          <table:table-cell office:value-type="float" office:value="5.78999996185303" calcext:value-type="float">
            <text:p>5.7899999619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0.0443435297632" calcext:value-type="float">
            <text:p>0.0443435298</text:p>
          </table:table-cell>
          <table:table-cell office:value-type="float" office:value="5.20000004768372" calcext:value-type="float">
            <text:p>5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25358976379" calcext:value-type="float">
            <text:p>0.0253589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82999992370606" calcext:value-type="float">
            <text:p>9.8299999237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0912168215951" calcext:value-type="float">
            <text:p>0.0091216822</text:p>
          </table:table-cell>
          <table:table-cell office:value-type="float" office:value="8.3199999332428" calcext:value-type="float">
            <text:p>8.3199999332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15920801658" calcext:value-type="float">
            <text:p>0.0159208017</text:p>
          </table:table-cell>
          <table:table-cell office:value-type="float" office:value="5.82000017166138" calcext:value-type="float">
            <text:p>5.8200001717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0.0943435297632" calcext:value-type="float">
            <text:p>0.0943435298</text:p>
          </table:table-cell>
          <table:table-cell office:value-type="float" office:value="5.21000003814697" calcext:value-type="float">
            <text:p>5.2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75358976379" calcext:value-type="float">
            <text:p>0.0753589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82999992370606" calcext:value-type="float">
            <text:p>9.8299999237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591216821595" calcext:value-type="float">
            <text:p>0.0591216822</text:p>
          </table:table-cell>
          <table:table-cell office:value-type="float" office:value="8.41000008583069" calcext:value-type="float">
            <text:p>8.4100000858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0969742263193" calcext:value-type="float">
            <text:p>0.0096974226</text:p>
          </table:table-cell>
          <table:table-cell office:value-type="float" office:value="5.8600001335144" calcext:value-type="float">
            <text:p>5.8600001335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-0.27645173542" calcext:value-type="float">
            <text:p>-0.2764517354</text:p>
          </table:table-cell>
          <table:table-cell office:value-type="float" office:value="5.24000000953674" calcext:value-type="float">
            <text:p>5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30057271747" calcext:value-type="float">
            <text:p>0.03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1999983787537" calcext:value-type="float">
            <text:p>9.9199998379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244691240732" calcext:value-type="float">
            <text:p>0.0244691241</text:p>
          </table:table-cell>
          <table:table-cell office:value-type="float" office:value="8.42000007629395" calcext:value-type="float">
            <text:p>8.4200000763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596974226319" calcext:value-type="float">
            <text:p>0.0596974226</text:p>
          </table:table-cell>
          <table:table-cell office:value-type="float" office:value="5.90000009536743" calcext:value-type="float">
            <text:p>5.9000000954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0.061039880067" calcext:value-type="float">
            <text:p>0.0610398801</text:p>
          </table:table-cell>
          <table:table-cell office:value-type="float" office:value="5.25999999046326" calcext:value-type="float">
            <text:p>5.2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80057271747" calcext:value-type="float">
            <text:p>0.08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145677684437" calcext:value-type="float">
            <text:p>0.0145677684</text:p>
          </table:table-cell>
          <table:table-cell office:value-type="float" office:value="8.49000000953674" calcext:value-type="float">
            <text:p>8.4900000095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250287550409" calcext:value-type="float">
            <text:p>0.025028755</text:p>
          </table:table-cell>
          <table:table-cell office:value-type="float" office:value="5.94000005722046" calcext:value-type="float">
            <text:p>5.9400000572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-8.8107135007" calcext:value-type="float">
            <text:p>-8.8107135007</text:p>
          </table:table-cell>
          <table:table-cell office:value-type="float" office:value="5.32000017166138" calcext:value-type="float">
            <text:p>5.3200001717</text:p>
          </table:table-cell>
          <table:table-cell office:value-type="float" office:value="0" calcext:value-type="float">
            <text:p>0</text:p>
          </table:table-cell>
          <table:table-cell office:value-type="float" office:value="0.130057271747" calcext:value-type="float">
            <text:p>0.13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039999961853" calcext:value-type="float">
            <text:p>10.0399999619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645677684437" calcext:value-type="float">
            <text:p>0.0645677684</text:p>
          </table:table-cell>
          <table:table-cell office:value-type="float" office:value="8.5699999332428" calcext:value-type="float">
            <text:p>8.5699999332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142004241687" calcext:value-type="float">
            <text:p>0.0142004242</text:p>
          </table:table-cell>
          <table:table-cell office:value-type="float" office:value="5.96000003814697" calcext:value-type="float">
            <text:p>5.9600000381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2.61786980571" calcext:value-type="float">
            <text:p>2.6178698057</text:p>
          </table:table-cell>
          <table:table-cell office:value-type="float" office:value="5.34000015258789" calcext:value-type="float">
            <text:p>5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180057271747" calcext:value-type="float">
            <text:p>0.18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0899999141693" calcext:value-type="float">
            <text:p>10.0899999142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254273128792" calcext:value-type="float">
            <text:p>0.0254273129</text:p>
          </table:table-cell>
          <table:table-cell office:value-type="float" office:value="8.59999990463257" calcext:value-type="float">
            <text:p>8.5999999046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642004241687" calcext:value-type="float">
            <text:p>0.0642004242</text:p>
          </table:table-cell>
          <table:table-cell office:value-type="float" office:value="6.01999998092651" calcext:value-type="float">
            <text:p>6.0199999809</text:p>
          </table:table-cell>
          <table:table-cell office:value-type="float" office:value="0.2005745888" calcext:value-type="float">
            <text:p>0.2005745888</text:p>
          </table:table-cell>
          <table:table-cell office:value-type="float" office:value="2.66786980571" calcext:value-type="float">
            <text:p>2.6678698057</text:p>
          </table:table-cell>
          <table:table-cell office:value-type="float" office:value="5.3600001335144" calcext:value-type="float">
            <text:p>5.3600001335</text:p>
          </table:table-cell>
          <table:table-cell office:value-type="float" office:value="0" calcext:value-type="float">
            <text:p>0</text:p>
          </table:table-cell>
          <table:table-cell office:value-type="float" office:value="0.230057271747" calcext:value-type="float">
            <text:p>0.23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1599998474121" calcext:value-type="float">
            <text:p>10.1599998474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148691568345" calcext:value-type="float">
            <text:p>0.0148691568</text:p>
          </table:table-cell>
          <table:table-cell office:value-type="float" office:value="8.66000008583069" calcext:value-type="float">
            <text:p>8.6600000858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257693005607" calcext:value-type="float">
            <text:p>0.0257693006</text:p>
          </table:table-cell>
          <table:table-cell office:value-type="float" office:value="6.22000002861023" calcext:value-type="float">
            <text:p>6.2200000286</text:p>
          </table:table-cell>
          <table:table-cell office:value-type="float" office:value="0.2408832072" calcext:value-type="float">
            <text:p>0.2408832072</text:p>
          </table:table-cell>
          <table:table-cell office:value-type="float" office:value="2.71786980571" calcext:value-type="float">
            <text:p>2.7178698057</text:p>
          </table:table-cell>
          <table:table-cell office:value-type="float" office:value="5.37000012397766" calcext:value-type="float">
            <text:p>5.370000124</text:p>
          </table:table-cell>
          <table:table-cell office:value-type="float" office:value="0" calcext:value-type="float">
            <text:p>0</text:p>
          </table:table-cell>
          <table:table-cell office:value-type="float" office:value="0.0400073408212" calcext:value-type="float">
            <text:p>0.0400073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2300000190735" calcext:value-type="float">
            <text:p>10.2300000191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648691568345" calcext:value-type="float">
            <text:p>0.0648691568</text:p>
          </table:table-cell>
          <table:table-cell office:value-type="float" office:value="8.74000000953674" calcext:value-type="float">
            <text:p>8.7400000095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150301754297" calcext:value-type="float">
            <text:p>0.0150301754</text:p>
          </table:table-cell>
          <table:table-cell office:value-type="float" office:value="6.42000007629395" calcext:value-type="float">
            <text:p>6.4200000763</text:p>
          </table:table-cell>
          <table:table-cell office:value-type="float" office:value="0.2812240124" calcext:value-type="float">
            <text:p>0.2812240124</text:p>
          </table:table-cell>
          <table:table-cell office:value-type="float" office:value="2.76786980571" calcext:value-type="float">
            <text:p>2.7678698057</text:p>
          </table:table-cell>
          <table:table-cell office:value-type="float" office:value="5.41000008583069" calcext:value-type="float">
            <text:p>5.4100000858</text:p>
          </table:table-cell>
          <table:table-cell office:value-type="float" office:value="0" calcext:value-type="float">
            <text:p>0</text:p>
          </table:table-cell>
          <table:table-cell office:value-type="float" office:value="0.0900073408212" calcext:value-type="float">
            <text:p>0.0900073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25" calcext:value-type="float">
            <text:p>10.2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279925096394" calcext:value-type="float">
            <text:p>0.0279925096</text:p>
          </table:table-cell>
          <table:table-cell office:value-type="float" office:value="8.78999996185303" calcext:value-type="float">
            <text:p>8.7899999619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650301754297" calcext:value-type="float">
            <text:p>0.0650301754</text:p>
          </table:table-cell>
          <table:table-cell office:value-type="float" office:value="6.5" calcext:value-type="float">
            <text:p>6.5</text:p>
          </table:table-cell>
          <table:table-cell office:value-type="float" office:value="0.2812240124" calcext:value-type="float">
            <text:p>0.2812240124</text:p>
          </table:table-cell>
          <table:table-cell office:value-type="float" office:value="-0.334148764567" calcext:value-type="float">
            <text:p>-0.3341487646</text:p>
          </table:table-cell>
          <table:table-cell office:value-type="float" office:value="5.45000004768372" calcext:value-type="float">
            <text:p>5.4500000477</text:p>
          </table:table-cell>
          <table:table-cell office:value-type="float" office:value="0" calcext:value-type="float">
            <text:p>0</text:p>
          </table:table-cell>
          <table:table-cell office:value-type="float" office:value="0.140007340821" calcext:value-type="float">
            <text:p>0.1400073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3299999237061" calcext:value-type="float">
            <text:p>10.3299999237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162040560869" calcext:value-type="float">
            <text:p>0.0162040561</text:p>
          </table:table-cell>
          <table:table-cell office:value-type="float" office:value="8.82999992370606" calcext:value-type="float">
            <text:p>8.8299999237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257074949878" calcext:value-type="float">
            <text:p>0.025707495</text:p>
          </table:table-cell>
          <table:table-cell office:value-type="float" office:value="6.53999996185303" calcext:value-type="float">
            <text:p>6.5399999619</text:p>
          </table:table-cell>
          <table:table-cell office:value-type="float" office:value="0.2812240124" calcext:value-type="float">
            <text:p>0.2812240124</text:p>
          </table:table-cell>
          <table:table-cell office:value-type="float" office:value="0.681910011334" calcext:value-type="float">
            <text:p>0.681910011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190007340821" calcext:value-type="float">
            <text:p>0.1900073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4199998378754" calcext:value-type="float">
            <text:p>10.4199998379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969576799618" calcext:value-type="float">
            <text:p>0.009695768</text:p>
          </table:table-cell>
          <table:table-cell office:value-type="float" office:value="8.91000008583069" calcext:value-type="float">
            <text:p>8.9100000858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141898335963" calcext:value-type="float">
            <text:p>0.0141898336</text:p>
          </table:table-cell>
          <table:table-cell office:value-type="float" office:value="6.57000017166138" calcext:value-type="float">
            <text:p>6.5700001717</text:p>
          </table:table-cell>
          <table:table-cell office:value-type="float" office:value="0.2812240124" calcext:value-type="float">
            <text:p>0.2812240124</text:p>
          </table:table-cell>
          <table:table-cell office:value-type="float" office:value="0.0465842795408" calcext:value-type="float">
            <text:p>0.0465842795</text:p>
          </table:table-cell>
          <table:table-cell office:value-type="float" office:value="5.50999999046326" calcext:value-type="float">
            <text:p>5.5099999905</text:p>
          </table:table-cell>
          <table:table-cell office:value-type="float" office:value="0" calcext:value-type="float">
            <text:p>0</text:p>
          </table:table-cell>
          <table:table-cell office:value-type="float" office:value="-3.15992472416" calcext:value-type="float">
            <text:p>-3.1599247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674143389223" calcext:value-type="float">
            <text:p>0.0067414339</text:p>
          </table:table-cell>
          <table:table-cell office:value-type="float" office:value="8.98000001907349" calcext:value-type="float">
            <text:p>8.9800000191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641898335963" calcext:value-type="float">
            <text:p>0.0641898336</text:p>
          </table:table-cell>
          <table:table-cell office:value-type="float" office:value="6.62000012397766" calcext:value-type="float">
            <text:p>6.620000124</text:p>
          </table:table-cell>
          <table:table-cell office:value-type="float" office:value="0.3201732158" calcext:value-type="float">
            <text:p>0.3201732158</text:p>
          </table:table-cell>
          <table:table-cell office:value-type="float" office:value="0.0965842795408" calcext:value-type="float">
            <text:p>0.0965842795</text:p>
          </table:table-cell>
          <table:table-cell office:value-type="float" office:value="5.54000020027161" calcext:value-type="float">
            <text:p>5.5400002003</text:p>
          </table:table-cell>
          <table:table-cell office:value-type="float" office:value="0" calcext:value-type="float">
            <text:p>0</text:p>
          </table:table-cell>
          <table:table-cell office:value-type="float" office:value="-3.10992472416" calcext:value-type="float">
            <text:p>-3.1099247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5899999141693" calcext:value-type="float">
            <text:p>10.58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612065039888" calcext:value-type="float">
            <text:p>0.0061206504</text:p>
          </table:table-cell>
          <table:table-cell office:value-type="float" office:value="9" calcext:value-type="float">
            <text:p>9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244611448283" calcext:value-type="float">
            <text:p>0.0244611448</text:p>
          </table:table-cell>
          <table:table-cell office:value-type="float" office:value="6.62000012397766" calcext:value-type="float">
            <text:p>6.620000124</text:p>
          </table:table-cell>
          <table:table-cell office:value-type="float" office:value="0.3201732158" calcext:value-type="float">
            <text:p>0.3201732158</text:p>
          </table:table-cell>
          <table:table-cell office:value-type="float" office:value="0.0202959895562" calcext:value-type="float">
            <text:p>0.0202959896</text:p>
          </table:table-cell>
          <table:table-cell office:value-type="float" office:value="5.57000017166138" calcext:value-type="float">
            <text:p>5.5700001717</text:p>
          </table:table-cell>
          <table:table-cell office:value-type="float" office:value="0" calcext:value-type="float">
            <text:p>0</text:p>
          </table:table-cell>
          <table:table-cell office:value-type="float" office:value="-3.05992472416" calcext:value-type="float">
            <text:p>-3.0599247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6699998378754" calcext:value-type="float">
            <text:p>10.6699998379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553817796327" calcext:value-type="float">
            <text:p>0.005538178</text:p>
          </table:table-cell>
          <table:table-cell office:value-type="float" office:value="9.07999992370606" calcext:value-type="float">
            <text:p>9.0799999237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130672788639" calcext:value-type="float">
            <text:p>0.0130672789</text:p>
          </table:table-cell>
          <table:table-cell office:value-type="float" office:value="6.66000008583069" calcext:value-type="float">
            <text:p>6.6600000858</text:p>
          </table:table-cell>
          <table:table-cell office:value-type="float" office:value="0.3201732158" calcext:value-type="float">
            <text:p>0.3201732158</text:p>
          </table:table-cell>
          <table:table-cell office:value-type="float" office:value="-2.56784590188" calcext:value-type="float">
            <text:p>-2.5678459019</text:p>
          </table:table-cell>
          <table:table-cell office:value-type="float" office:value="5.62000012397766" calcext:value-type="float">
            <text:p>5.620000124</text:p>
          </table:table-cell>
          <table:table-cell office:value-type="float" office:value="0.0184350013733" calcext:value-type="float">
            <text:p>0.0184350014</text:p>
          </table:table-cell>
          <table:table-cell office:value-type="float" office:value="-3.00992472416" calcext:value-type="float">
            <text:p>-3.0099247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506557055751" calcext:value-type="float">
            <text:p>0.0050655706</text:p>
          </table:table-cell>
          <table:table-cell office:value-type="float" office:value="9.17000007629395" calcext:value-type="float">
            <text:p>9.1700000763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0866738939181" calcext:value-type="float">
            <text:p>0.0086673894</text:p>
          </table:table-cell>
          <table:table-cell office:value-type="float" office:value="6.70000004768372" calcext:value-type="float">
            <text:p>6.7000000477</text:p>
          </table:table-cell>
          <table:table-cell office:value-type="float" office:value="0.3201732158" calcext:value-type="float">
            <text:p>0.3201732158</text:p>
          </table:table-cell>
          <table:table-cell office:value-type="float" office:value="-0.600575274859" calcext:value-type="float">
            <text:p>-0.6005752749</text:p>
          </table:table-cell>
          <table:table-cell office:value-type="float" office:value="5.62000012397766" calcext:value-type="float">
            <text:p>5.620000124</text:p>
          </table:table-cell>
          <table:table-cell office:value-type="float" office:value="0.0184350013733" calcext:value-type="float">
            <text:p>0.0184350014</text:p>
          </table:table-cell>
          <table:table-cell office:value-type="float" office:value="0.0315835925912" calcext:value-type="float">
            <text:p>0.031583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8399999141693" calcext:value-type="float">
            <text:p>10.83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459958056025" calcext:value-type="float">
            <text:p>0.0045995806</text:p>
          </table:table-cell>
          <table:table-cell office:value-type="float" office:value="9.17000007629395" calcext:value-type="float">
            <text:p>9.1700000763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586673893918" calcext:value-type="float">
            <text:p>0.0586673894</text:p>
          </table:table-cell>
          <table:table-cell office:value-type="float" office:value="6.81000018119812" calcext:value-type="float">
            <text:p>6.8100001812</text:p>
          </table:table-cell>
          <table:table-cell office:value-type="float" office:value="0.3600012302" calcext:value-type="float">
            <text:p>0.3600012302</text:p>
          </table:table-cell>
          <table:table-cell office:value-type="float" office:value="-0.550575274859" calcext:value-type="float">
            <text:p>-0.5505752749</text:p>
          </table:table-cell>
          <table:table-cell office:value-type="float" office:value="5.65000009536743" calcext:value-type="float">
            <text:p>5.6500000954</text:p>
          </table:table-cell>
          <table:table-cell office:value-type="float" office:value="0.0584189891815" calcext:value-type="float">
            <text:p>0.0584189892</text:p>
          </table:table-cell>
          <table:table-cell office:value-type="float" office:value="0.0815835925912" calcext:value-type="float">
            <text:p>0.081583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099999904633" calcext:value-type="float">
            <text:p>11.009999990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414192479168" calcext:value-type="float">
            <text:p>0.0041419248</text:p>
          </table:table-cell>
          <table:table-cell office:value-type="float" office:value="9.25" calcext:value-type="float">
            <text:p>9.25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253265127072" calcext:value-type="float">
            <text:p>0.0253265127</text:p>
          </table:table-cell>
          <table:table-cell office:value-type="float" office:value="6.90000009536743" calcext:value-type="float">
            <text:p>6.9000000954</text:p>
          </table:table-cell>
          <table:table-cell office:value-type="float" office:value="0.3600012302" calcext:value-type="float">
            <text:p>0.3600012302</text:p>
          </table:table-cell>
          <table:table-cell office:value-type="float" office:value="0.0709385914144" calcext:value-type="float">
            <text:p>0.0709385914</text:p>
          </table:table-cell>
          <table:table-cell office:value-type="float" office:value="5.66000008583069" calcext:value-type="float">
            <text:p>5.6600000858</text:p>
          </table:table-cell>
          <table:table-cell office:value-type="float" office:value="0.0584189891815" calcext:value-type="float">
            <text:p>0.0584189892</text:p>
          </table:table-cell>
          <table:table-cell office:value-type="float" office:value="-4.27662189073" calcext:value-type="float">
            <text:p>-4.2766218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899999141693" calcext:value-type="float">
            <text:p>11.08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395422491076" calcext:value-type="float">
            <text:p>0.0039542249</text:p>
          </table:table-cell>
          <table:table-cell office:value-type="float" office:value="9.34999990463257" calcext:value-type="float">
            <text:p>9.3499999046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753265127072" calcext:value-type="float">
            <text:p>0.0753265127</text:p>
          </table:table-cell>
          <table:table-cell office:value-type="float" office:value="7" calcext:value-type="float">
            <text:p>7</text:p>
          </table:table-cell>
          <table:table-cell office:value-type="float" office:value="0.3600012302" calcext:value-type="float">
            <text:p>0.3600012302</text:p>
          </table:table-cell>
          <table:table-cell office:value-type="float" office:value="-26.5070718648" calcext:value-type="float">
            <text:p>-26.5070718648</text:p>
          </table:table-cell>
          <table:table-cell office:value-type="float" office:value="5.67000007629395" calcext:value-type="float">
            <text:p>5.6700000763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-4.22662189073" calcext:value-type="float">
            <text:p>-4.2266218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1800000667572" calcext:value-type="float">
            <text:p>11.1800000668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360177706326" calcext:value-type="float">
            <text:p>0.0036017771</text:p>
          </table:table-cell>
          <table:table-cell office:value-type="float" office:value="9.42000007629395" calcext:value-type="float">
            <text:p>9.4200000763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294856853314" calcext:value-type="float">
            <text:p>0.0294856853</text:p>
          </table:table-cell>
          <table:table-cell office:value-type="float" office:value="7.00999999046326" calcext:value-type="float">
            <text:p>7.0099999905</text:p>
          </table:table-cell>
          <table:table-cell office:value-type="float" office:value="0.3999661922" calcext:value-type="float">
            <text:p>0.3999661922</text:p>
          </table:table-cell>
          <table:table-cell office:value-type="float" office:value="-26.4570718648" calcext:value-type="float">
            <text:p>-26.4570718648</text:p>
          </table:table-cell>
          <table:table-cell office:value-type="float" office:value="5.70000004768372" calcext:value-type="float">
            <text:p>5.7000000477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-1.02417858987" calcext:value-type="float">
            <text:p>-1.02417858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5" calcext:value-type="float">
            <text:p>9.5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162635671429" calcext:value-type="float">
            <text:p>0.0162635671</text:p>
          </table:table-cell>
          <table:table-cell office:value-type="float" office:value="7.03999996185303" calcext:value-type="float">
            <text:p>7.0399999619</text:p>
          </table:table-cell>
          <table:table-cell office:value-type="float" office:value="0.3999661922" calcext:value-type="float">
            <text:p>0.3999661922</text:p>
          </table:table-cell>
          <table:table-cell office:value-type="float" office:value="0.00997411952014" calcext:value-type="float">
            <text:p>0.0099741195</text:p>
          </table:table-cell>
          <table:table-cell office:value-type="float" office:value="5.74000000953674" calcext:value-type="float">
            <text:p>5.7400000095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7.17967711032" calcext:value-type="float">
            <text:p>7.17967711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54999995231628" calcext:value-type="float">
            <text:p>9.5499999523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662635671429" calcext:value-type="float">
            <text:p>0.0662635671</text:p>
          </table:table-cell>
          <table:table-cell office:value-type="float" office:value="7.08000016212463" calcext:value-type="float">
            <text:p>7.0800001621</text:p>
          </table:table-cell>
          <table:table-cell office:value-type="float" office:value="0.3999661922" calcext:value-type="float">
            <text:p>0.3999661922</text:p>
          </table:table-cell>
          <table:table-cell office:value-type="float" office:value="-4.00291110755" calcext:value-type="float">
            <text:p>-4.0029111076</text:p>
          </table:table-cell>
          <table:table-cell office:value-type="float" office:value="5.76999998092651" calcext:value-type="float">
            <text:p>5.7699999809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7.22967711032" calcext:value-type="float">
            <text:p>7.22967711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59999990463257" calcext:value-type="float">
            <text:p>9.5999999046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257982277227" calcext:value-type="float">
            <text:p>0.0257982277</text:p>
          </table:table-cell>
          <table:table-cell office:value-type="float" office:value="7.17000007629395" calcext:value-type="float">
            <text:p>7.1700000763</text:p>
          </table:table-cell>
          <table:table-cell office:value-type="float" office:value="0.3999661922" calcext:value-type="float">
            <text:p>0.3999661922</text:p>
          </table:table-cell>
          <table:table-cell office:value-type="float" office:value="5.67266084591" calcext:value-type="float">
            <text:p>5.6726608459</text:p>
          </table:table-cell>
          <table:table-cell office:value-type="float" office:value="5.79000020027161" calcext:value-type="float">
            <text:p>5.7900002003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0843737914373" calcext:value-type="float">
            <text:p>0.00843737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67000007629395" calcext:value-type="float">
            <text:p>9.6700000763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148876968919" calcext:value-type="float">
            <text:p>0.0148876969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5.72266084591" calcext:value-type="float">
            <text:p>5.7226608459</text:p>
          </table:table-cell>
          <table:table-cell office:value-type="float" office:value="5.8600001335144" calcext:value-type="float">
            <text:p>5.8600001335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105198789415" calcext:value-type="float">
            <text:p>0.01051987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75999999046326" calcext:value-type="float">
            <text:p>9.7599999905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0897426174282" calcext:value-type="float">
            <text:p>0.0089742617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0.0100894234995" calcext:value-type="float">
            <text:p>0.0100894235</text:p>
          </table:table-cell>
          <table:table-cell office:value-type="float" office:value="5.90000009536743" calcext:value-type="float">
            <text:p>5.9000000954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0869125907512" calcext:value-type="float">
            <text:p>0.00869125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75999999046326" calcext:value-type="float">
            <text:p>9.7599999905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589742617428" calcext:value-type="float">
            <text:p>0.0589742617</text:p>
          </table:table-cell>
          <table:table-cell office:value-type="float" office:value="7.24000000953674" calcext:value-type="float">
            <text:p>7.2400000095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0.00770932369196" calcext:value-type="float">
            <text:p>0.0077093237</text:p>
          </table:table-cell>
          <table:table-cell office:value-type="float" office:value="5.94000005722046" calcext:value-type="float">
            <text:p>5.9400000572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-1.00580269777" calcext:value-type="float">
            <text:p>-1.00580269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83999991416931" calcext:value-type="float">
            <text:p>9.8399999142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271559871375" calcext:value-type="float">
            <text:p>0.0271559871</text:p>
          </table:table-cell>
          <table:table-cell office:value-type="float" office:value="7.27999997138977" calcext:value-type="float">
            <text:p>7.2799999714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-0.0242657042477" calcext:value-type="float">
            <text:p>-0.0242657042</text:p>
          </table:table-cell>
          <table:table-cell office:value-type="float" office:value="5.96000003814697" calcext:value-type="float">
            <text:p>5.9600000381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-0.955802697772" calcext:value-type="float">
            <text:p>-0.95580269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9300000667572" calcext:value-type="float">
            <text:p>9.9300000668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1551976409" calcext:value-type="float">
            <text:p>0.0155197641</text:p>
          </table:table-cell>
          <table:table-cell office:value-type="float" office:value="7.32000017166138" calcext:value-type="float">
            <text:p>7.3200001717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-7.71146810917" calcext:value-type="float">
            <text:p>-7.7114681092</text:p>
          </table:table-cell>
          <table:table-cell office:value-type="float" office:value="5.96000003814697" calcext:value-type="float">
            <text:p>5.9600000381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7.38137485164" calcext:value-type="float">
            <text:p>7.38137485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94000005722046" calcext:value-type="float">
            <text:p>9.9400000572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6551976409" calcext:value-type="float">
            <text:p>0.0655197641</text:p>
          </table:table-cell>
          <table:table-cell office:value-type="float" office:value="7.37000012397766" calcext:value-type="float">
            <text:p>7.370000124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-0.202043914364" calcext:value-type="float">
            <text:p>-0.2020439144</text:p>
          </table:table-cell>
          <table:table-cell office:value-type="float" office:value="6.14000010490418" calcext:value-type="float">
            <text:p>6.1400001049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-0.487940344337" calcext:value-type="float">
            <text:p>-0.48794034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0099999904633" calcext:value-type="float">
            <text:p>10.0099999905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25138842951" calcext:value-type="float">
            <text:p>0.025138843</text:p>
          </table:table-cell>
          <table:table-cell office:value-type="float" office:value="7.41000008583069" calcext:value-type="float">
            <text:p>7.4100000858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1.39153032615" calcext:value-type="float">
            <text:p>1.3915303262</text:p>
          </table:table-cell>
          <table:table-cell office:value-type="float" office:value="6.15000009536743" calcext:value-type="float">
            <text:p>6.1500000954</text:p>
          </table:table-cell>
          <table:table-cell office:value-type="float" office:value="0.205716371536" calcext:value-type="float">
            <text:p>0.2057163715</text:p>
          </table:table-cell>
          <table:table-cell office:value-type="float" office:value="-0.437940344337" calcext:value-type="float">
            <text:p>-0.43794034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0999999046326" calcext:value-type="float">
            <text:p>10.0999999046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140872405611" calcext:value-type="float">
            <text:p>0.0140872406</text:p>
          </table:table-cell>
          <table:table-cell office:value-type="float" office:value="7.42000007629395" calcext:value-type="float">
            <text:p>7.4200000763</text:p>
          </table:table-cell>
          <table:table-cell office:value-type="float" office:value="0.4803915976" calcext:value-type="float">
            <text:p>0.4803915976</text:p>
          </table:table-cell>
          <table:table-cell office:value-type="float" office:value="1.44153032615" calcext:value-type="float">
            <text:p>1.4415303262</text:p>
          </table:table-cell>
          <table:table-cell office:value-type="float" office:value="6.34000015258789" calcext:value-type="float">
            <text:p>6.3400001526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-0.387940344337" calcext:value-type="float">
            <text:p>-0.38794034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1300001144409" calcext:value-type="float">
            <text:p>10.1300001144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640872405611" calcext:value-type="float">
            <text:p>0.0640872406</text:p>
          </table:table-cell>
          <table:table-cell office:value-type="float" office:value="7.44000005722046" calcext:value-type="float">
            <text:p>7.4400000572</text:p>
          </table:table-cell>
          <table:table-cell office:value-type="float" office:value="0.4803915976" calcext:value-type="float">
            <text:p>0.4803915976</text:p>
          </table:table-cell>
          <table:table-cell office:value-type="float" office:value="0.0110795504799" calcext:value-type="float">
            <text:p>0.0110795505</text:p>
          </table:table-cell>
          <table:table-cell office:value-type="float" office:value="6.49000000953674" calcext:value-type="float">
            <text:p>6.4900000095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3.110448723" calcext:value-type="float">
            <text:p>3.1104487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1700000762939" calcext:value-type="float">
            <text:p>10.1700000763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252156476911" calcext:value-type="float">
            <text:p>0.0252156477</text:p>
          </table:table-cell>
          <table:table-cell office:value-type="float" office:value="7.48000001907349" calcext:value-type="float">
            <text:p>7.4800000191</text:p>
          </table:table-cell>
          <table:table-cell office:value-type="float" office:value="0.4803915976" calcext:value-type="float">
            <text:p>0.4803915976</text:p>
          </table:table-cell>
          <table:table-cell office:value-type="float" office:value="-1.51193665229" calcext:value-type="float">
            <text:p>-1.5119366523</text:p>
          </table:table-cell>
          <table:table-cell office:value-type="float" office:value="6.5" calcext:value-type="float">
            <text:p>6.5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769897633874" calcext:value-type="float">
            <text:p>0.76989763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2599999904633" calcext:value-type="float">
            <text:p>10.2599999905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44524582814" calcext:value-type="float">
            <text:p>0.0144524583</text:p>
          </table:table-cell>
          <table:table-cell office:value-type="float" office:value="7.62000012397766" calcext:value-type="float">
            <text:p>7.620000124</text:p>
          </table:table-cell>
          <table:table-cell office:value-type="float" office:value="0.5200278282" calcext:value-type="float">
            <text:p>0.5200278282</text:p>
          </table:table-cell>
          <table:table-cell office:value-type="float" office:value="-1.46193665229" calcext:value-type="float">
            <text:p>-1.4619366523</text:p>
          </table:table-cell>
          <table:table-cell office:value-type="float" office:value="6.53000020980835" calcext:value-type="float">
            <text:p>6.5300002098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819897633874" calcext:value-type="float">
            <text:p>0.81989763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3199999332428" calcext:value-type="float">
            <text:p>10.319999933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644524582814" calcext:value-type="float">
            <text:p>0.0644524583</text:p>
          </table:table-cell>
          <table:table-cell office:value-type="float" office:value="7.62000012397766" calcext:value-type="float">
            <text:p>7.620000124</text:p>
          </table:table-cell>
          <table:table-cell office:value-type="float" office:value="0.5200278282" calcext:value-type="float">
            <text:p>0.5200278282</text:p>
          </table:table-cell>
          <table:table-cell office:value-type="float" office:value="4.32256999185" calcext:value-type="float">
            <text:p>4.3225699919</text:p>
          </table:table-cell>
          <table:table-cell office:value-type="float" office:value="6.54000020027161" calcext:value-type="float">
            <text:p>6.5400002003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170253841672" calcext:value-type="float">
            <text:p>0.17025384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3399999141693" calcext:value-type="float">
            <text:p>10.339999914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252535802905" calcext:value-type="float">
            <text:p>0.0252535803</text:p>
          </table:table-cell>
          <table:table-cell office:value-type="float" office:value="7.81000018119812" calcext:value-type="float">
            <text:p>7.8100001812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4.37256999185" calcext:value-type="float">
            <text:p>4.3725699919</text:p>
          </table:table-cell>
          <table:table-cell office:value-type="float" office:value="6.58000016212463" calcext:value-type="float">
            <text:p>6.5800001621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386494601818" calcext:value-type="float">
            <text:p>0.03864946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4300000667572" calcext:value-type="float">
            <text:p>10.4300000668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143077962744" calcext:value-type="float">
            <text:p>0.0143077963</text:p>
          </table:table-cell>
          <table:table-cell office:value-type="float" office:value="7.85000014305115" calcext:value-type="float">
            <text:p>7.8500001431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-2.47154442883" calcext:value-type="float">
            <text:p>-2.4715444288</text:p>
          </table:table-cell>
          <table:table-cell office:value-type="float" office:value="6.63000011444092" calcext:value-type="float">
            <text:p>6.6300001144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217990386532" calcext:value-type="float">
            <text:p>0.02179903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5099999904633" calcext:value-type="float">
            <text:p>10.5099999905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0953178019019" calcext:value-type="float">
            <text:p>0.0095317802</text:p>
          </table:table-cell>
          <table:table-cell office:value-type="float" office:value="7.87000012397766" calcext:value-type="float">
            <text:p>7.870000124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0.715497592276" calcext:value-type="float">
            <text:p>0.7154975923</text:p>
          </table:table-cell>
          <table:table-cell office:value-type="float" office:value="6.71000003814697" calcext:value-type="float">
            <text:p>6.7100000381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717990386532" calcext:value-type="float">
            <text:p>0.07179903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5199999809265" calcext:value-type="float">
            <text:p>10.519999980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95317801902" calcext:value-type="float">
            <text:p>0.0595317802</text:p>
          </table:table-cell>
          <table:table-cell office:value-type="float" office:value="7.96000003814697" calcext:value-type="float">
            <text:p>7.9600000381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-0.78517402877" calcext:value-type="float">
            <text:p>-0.7851740288</text:p>
          </table:table-cell>
          <table:table-cell office:value-type="float" office:value="6.72000002861023" calcext:value-type="float">
            <text:p>6.7200000286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-19.2702211049" calcext:value-type="float">
            <text:p>-19.27022110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5999999046326" calcext:value-type="float">
            <text:p>10.59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1599374395" calcext:value-type="float">
            <text:p>0.0261599374</text:p>
          </table:table-cell>
          <table:table-cell office:value-type="float" office:value="8" calcext:value-type="float">
            <text:p>8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0.0534005553817" calcext:value-type="float">
            <text:p>0.0534005554</text:p>
          </table:table-cell>
          <table:table-cell office:value-type="float" office:value="6.87000012397766" calcext:value-type="float">
            <text:p>6.870000124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-0.457917819053" calcext:value-type="float">
            <text:p>-0.45791781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6800000667572" calcext:value-type="float">
            <text:p>10.6800000668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2803127043" calcext:value-type="float">
            <text:p>0.0172803127</text:p>
          </table:table-cell>
          <table:table-cell office:value-type="float" office:value="8.00999999046326" calcext:value-type="float">
            <text:p>8.0099999905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0.103400555382" calcext:value-type="float">
            <text:p>0.1034005554</text:p>
          </table:table-cell>
          <table:table-cell office:value-type="float" office:value="6.91000008583069" calcext:value-type="float">
            <text:p>6.9100000858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-0.407917819053" calcext:value-type="float">
            <text:p>-0.40791781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7000000476837" calcext:value-type="float">
            <text:p>10.700000047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672803127043" calcext:value-type="float">
            <text:p>0.0672803127</text:p>
          </table:table-cell>
          <table:table-cell office:value-type="float" office:value="8.05000019073486" calcext:value-type="float">
            <text:p>8.0500001907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-5.44537212391" calcext:value-type="float">
            <text:p>-5.4453721239</text:p>
          </table:table-cell>
          <table:table-cell office:value-type="float" office:value="6.92000007629395" calcext:value-type="float">
            <text:p>6.9200000763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0815556124296" calcext:value-type="float">
            <text:p>0.00815556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7599999904633" calcext:value-type="float">
            <text:p>10.75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85962185941" calcext:value-type="float">
            <text:p>0.0285962186</text:p>
          </table:table-cell>
          <table:table-cell office:value-type="float" office:value="8.09000015258789" calcext:value-type="float">
            <text:p>8.0900001526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1.67712136791" calcext:value-type="float">
            <text:p>1.6771213679</text:p>
          </table:table-cell>
          <table:table-cell office:value-type="float" office:value="7.03000020980835" calcext:value-type="float">
            <text:p>7.0300002098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-3.49437030969" calcext:value-type="float">
            <text:p>-3.49437030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8499999046326" calcext:value-type="float">
            <text:p>10.84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81918539502" calcext:value-type="float">
            <text:p>0.018191854</text:p>
          </table:table-cell>
          <table:table-cell office:value-type="float" office:value="8.13000011444092" calcext:value-type="float">
            <text:p>8.1300001144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0.0485525047362" calcext:value-type="float">
            <text:p>0.0485525047</text:p>
          </table:table-cell>
          <table:table-cell office:value-type="float" office:value="7.08000016212463" calcext:value-type="float">
            <text:p>7.0800001621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-0.336326996561" calcext:value-type="float">
            <text:p>-0.33632699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8900001049042" calcext:value-type="float">
            <text:p>10.890000104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681918539502" calcext:value-type="float">
            <text:p>0.068191854</text:p>
          </table:table-cell>
          <table:table-cell office:value-type="float" office:value="8.17000007629395" calcext:value-type="float">
            <text:p>8.1700000763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0.0246328111427" calcext:value-type="float">
            <text:p>0.0246328111</text:p>
          </table:table-cell>
          <table:table-cell office:value-type="float" office:value="7.09000015258789" calcext:value-type="float">
            <text:p>7.0900001526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-0.286326996561" calcext:value-type="float">
            <text:p>-0.28632699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.0199999809265" calcext:value-type="float">
            <text:p>11.019999980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89339368903" calcext:value-type="float">
            <text:p>0.0289339369</text:p>
          </table:table-cell>
          <table:table-cell office:value-type="float" office:value="8.22000002861023" calcext:value-type="float">
            <text:p>8.2200000286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746328111427" calcext:value-type="float">
            <text:p>0.0746328111</text:p>
          </table:table-cell>
          <table:table-cell office:value-type="float" office:value="7.17000007629395" calcext:value-type="float">
            <text:p>7.1700000763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62.2710346025" calcext:value-type="float">
            <text:p>62.27103460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.0699999332428" calcext:value-type="float">
            <text:p>11.069999933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789339368903" calcext:value-type="float">
            <text:p>0.0789339369</text:p>
          </table:table-cell>
          <table:table-cell office:value-type="float" office:value="8.22000002861023" calcext:value-type="float">
            <text:p>8.2200000286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206028856218" calcext:value-type="float">
            <text:p>0.0206028856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499598851332" calcext:value-type="float">
            <text:p>0.04995988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.0999999046326" calcext:value-type="float">
            <text:p>11.09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30323824262" calcext:value-type="float">
            <text:p>0.0303238243</text:p>
          </table:table-cell>
          <table:table-cell office:value-type="float" office:value="8.25999999046326" calcext:value-type="float">
            <text:p>8.2599999905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145906824065" calcext:value-type="float">
            <text:p>0.0145906824</text:p>
          </table:table-cell>
          <table:table-cell office:value-type="float" office:value="7.25999999046326" calcext:value-type="float">
            <text:p>7.2599999905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248988004778" calcext:value-type="float">
            <text:p>0.02489880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.1900000572205" calcext:value-type="float">
            <text:p>11.1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87817276118" calcext:value-type="float">
            <text:p>0.0187817276</text:p>
          </table:table-cell>
          <table:table-cell office:value-type="float" office:value="8.30000019073486" calcext:value-type="float">
            <text:p>8.3000001907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11294726935" calcext:value-type="float">
            <text:p>0.0112947269</text:p>
          </table:table-cell>
          <table:table-cell office:value-type="float" office:value="7.26999998092651" calcext:value-type="float">
            <text:p>7.2699999809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748988004778" calcext:value-type="float">
            <text:p>0.074898800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35000014305115" calcext:value-type="float">
            <text:p>8.3500001431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0921345725788" calcext:value-type="float">
            <text:p>0.0092134573</text:p>
          </table:table-cell>
          <table:table-cell office:value-type="float" office:value="7.31000018119812" calcext:value-type="float">
            <text:p>7.3100001812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-0.902432945821" calcext:value-type="float">
            <text:p>-0.9024329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37000012397766" calcext:value-type="float">
            <text:p>8.370000124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0777986768933" calcext:value-type="float">
            <text:p>0.0077798677</text:p>
          </table:table-cell>
          <table:table-cell office:value-type="float" office:value="7.3600001335144" calcext:value-type="float">
            <text:p>7.3600001335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441928696204" calcext:value-type="float">
            <text:p>0.441928696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42000007629395" calcext:value-type="float">
            <text:p>8.4200000763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577798676893" calcext:value-type="float">
            <text:p>0.0577798677</text:p>
          </table:table-cell>
          <table:table-cell office:value-type="float" office:value="7.40000009536743" calcext:value-type="float">
            <text:p>7.4000000954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120629778783" calcext:value-type="float">
            <text:p>0.120629778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42000007629395" calcext:value-type="float">
            <text:p>8.4200000763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209930945258" calcext:value-type="float">
            <text:p>0.0209930945</text:p>
          </table:table-cell>
          <table:table-cell office:value-type="float" office:value="7.44000005722046" calcext:value-type="float">
            <text:p>7.4400000572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353483957031" calcext:value-type="float">
            <text:p>0.035348395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46000003814697" calcext:value-type="float">
            <text:p>8.4600000381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147853074063" calcext:value-type="float">
            <text:p>0.0147853074</text:p>
          </table:table-cell>
          <table:table-cell office:value-type="float" office:value="7.46000003814697" calcext:value-type="float">
            <text:p>7.4600000381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853483957031" calcext:value-type="float">
            <text:p>0.085348395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5" calcext:value-type="float">
            <text:p>8.5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114110035116" calcext:value-type="float">
            <text:p>0.0114110035</text:p>
          </table:table-cell>
          <table:table-cell office:value-type="float" office:value="7.47000002861023" calcext:value-type="float">
            <text:p>7.4700000286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-10.0653313437" calcext:value-type="float">
            <text:p>-10.065331343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55000019073486" calcext:value-type="float">
            <text:p>8.5500001907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0929068315052" calcext:value-type="float">
            <text:p>0.0092906832</text:p>
          </table:table-cell>
          <table:table-cell office:value-type="float" office:value="7.56000018119812" calcext:value-type="float">
            <text:p>7.5600001812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1.8459334817" calcext:value-type="float">
            <text:p>1.84593348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59000015258789" calcext:value-type="float">
            <text:p>8.5900001526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0783485925346" calcext:value-type="float">
            <text:p>0.0078348593</text:p>
          </table:table-cell>
          <table:table-cell office:value-type="float" office:value="7.6100001335144" calcext:value-type="float">
            <text:p>7.6100001335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252017766104" calcext:value-type="float">
            <text:p>0.252017766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62000012397766" calcext:value-type="float">
            <text:p>8.620000124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578348592535" calcext:value-type="float">
            <text:p>0.0578348593</text:p>
          </table:table-cell>
          <table:table-cell office:value-type="float" office:value="7.66000008583069" calcext:value-type="float">
            <text:p>7.6600000858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302017766104" calcext:value-type="float">
            <text:p>0.302017766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64000010490418" calcext:value-type="float">
            <text:p>8.6400001049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207824315964" calcext:value-type="float">
            <text:p>0.0207824316</text:p>
          </table:table-cell>
          <table:table-cell office:value-type="float" office:value="7.84000015258789" calcext:value-type="float">
            <text:p>7.8400001526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-8.11742648211" calcext:value-type="float">
            <text:p>-8.117426482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6800000667572" calcext:value-type="float">
            <text:p>8.6800000668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146805013106" calcext:value-type="float">
            <text:p>0.0146805013</text:p>
          </table:table-cell>
          <table:table-cell office:value-type="float" office:value="7.85000014305115" calcext:value-type="float">
            <text:p>7.8500001431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-8.06742648211" calcext:value-type="float">
            <text:p>-8.067426482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69000005722046" calcext:value-type="float">
            <text:p>8.6900000572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113484752075" calcext:value-type="float">
            <text:p>0.0113484752</text:p>
          </table:table-cell>
          <table:table-cell office:value-type="float" office:value="7.88000011444092" calcext:value-type="float">
            <text:p>7.8800001144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568770279266" calcext:value-type="float">
            <text:p>0.56877027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75" calcext:value-type="float">
            <text:p>8.75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0924919092863" calcext:value-type="float">
            <text:p>0.0092491909</text:p>
          </table:table-cell>
          <table:table-cell office:value-type="float" office:value="7.96000003814697" calcext:value-type="float">
            <text:p>7.9600000381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-1.20762565389" calcext:value-type="float">
            <text:p>-1.20762565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78999996185303" calcext:value-type="float">
            <text:p>8.7899999619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0780533099581" calcext:value-type="float">
            <text:p>0.007805331</text:p>
          </table:table-cell>
          <table:table-cell office:value-type="float" office:value="8" calcext:value-type="float">
            <text:p>8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521595927765" calcext:value-type="float">
            <text:p>0.052159592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81000018119812" calcext:value-type="float">
            <text:p>8.8100001812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578053309958" calcext:value-type="float">
            <text:p>0.057805331</text:p>
          </table:table-cell>
          <table:table-cell office:value-type="float" office:value="8.01999998092651" calcext:value-type="float">
            <text:p>8.0199999809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102159592776" calcext:value-type="float">
            <text:p>0.102159592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84000015258789" calcext:value-type="float">
            <text:p>8.8400001526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211570137565" calcext:value-type="float">
            <text:p>0.0211570138</text:p>
          </table:table-cell>
          <table:table-cell office:value-type="float" office:value="8.04000020027161" calcext:value-type="float">
            <text:p>8.0400002003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-5.40248861942" calcext:value-type="float">
            <text:p>-5.402488619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88000011444092" calcext:value-type="float">
            <text:p>8.8800001144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148664289292" calcext:value-type="float">
            <text:p>0.0148664289</text:p>
          </table:table-cell>
          <table:table-cell office:value-type="float" office:value="8.09000015258789" calcext:value-type="float">
            <text:p>8.0900001526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1.6799420798" calcext:value-type="float">
            <text:p>1.679942079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92000007629395" calcext:value-type="float">
            <text:p>8.9200000763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11459262653" calcext:value-type="float">
            <text:p>0.0114592627</text:p>
          </table:table-cell>
          <table:table-cell office:value-type="float" office:value="8.13000011444092" calcext:value-type="float">
            <text:p>8.1300001144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485548649118" calcext:value-type="float">
            <text:p>0.048554864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97000002861023" calcext:value-type="float">
            <text:p>8.9700000286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0932264898594" calcext:value-type="float">
            <text:p>0.009322649</text:p>
          </table:table-cell>
          <table:table-cell office:value-type="float" office:value="8.17000007629395" calcext:value-type="float">
            <text:p>8.1700000763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24633418632" calcext:value-type="float">
            <text:p>0.02463341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00999999046326" calcext:value-type="float">
            <text:p>9.0099999905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0785757981589" calcext:value-type="float">
            <text:p>0.0078575798</text:p>
          </table:table-cell>
          <table:table-cell office:value-type="float" office:value="8.22000002861023" calcext:value-type="float">
            <text:p>8.2200000286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165029413656" calcext:value-type="float">
            <text:p>0.016502941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00999999046326" calcext:value-type="float">
            <text:p>9.0099999905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578575798159" calcext:value-type="float">
            <text:p>0.0578575798</text:p>
          </table:table-cell>
          <table:table-cell office:value-type="float" office:value="8.22000002861023" calcext:value-type="float">
            <text:p>8.2200000286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665029413656" calcext:value-type="float">
            <text:p>0.066502941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01999998092651" calcext:value-type="float">
            <text:p>9.0199999809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209798298425" calcext:value-type="float">
            <text:p>0.0209798298</text:p>
          </table:table-cell>
          <table:table-cell office:value-type="float" office:value="8.25999999046326" calcext:value-type="float">
            <text:p>8.2599999905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211348448095" calcext:value-type="float">
            <text:p>0.02113484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07000017166138" calcext:value-type="float">
            <text:p>9.0700001717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147787264981" calcext:value-type="float">
            <text:p>0.0147787265</text:p>
          </table:table-cell>
          <table:table-cell office:value-type="float" office:value="8.30000019073486" calcext:value-type="float">
            <text:p>8.3000001907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148554796641" calcext:value-type="float">
            <text:p>0.014855479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1100001335144" calcext:value-type="float">
            <text:p>9.1100001335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114070832332" calcext:value-type="float">
            <text:p>0.0114070832</text:p>
          </table:table-cell>
          <table:table-cell office:value-type="float" office:value="8.35000014305115" calcext:value-type="float">
            <text:p>8.3500001431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1145275599" calcext:value-type="float">
            <text:p>0.0114527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16000008583069" calcext:value-type="float">
            <text:p>9.1600000858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0928808423442" calcext:value-type="float">
            <text:p>0.0092880842</text:p>
          </table:table-cell>
          <table:table-cell office:value-type="float" office:value="8.37000012397766" calcext:value-type="float">
            <text:p>8.370000124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0931834203809" calcext:value-type="float">
            <text:p>0.0093183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20000004768372" calcext:value-type="float">
            <text:p>9.2000000477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0783301092821" calcext:value-type="float">
            <text:p>0.0078330109</text:p>
          </table:table-cell>
          <table:table-cell office:value-type="float" office:value="8.41000008583069" calcext:value-type="float">
            <text:p>8.4100000858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593183420381" calcext:value-type="float">
            <text:p>0.0593183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21000003814697" calcext:value-type="float">
            <text:p>9.2100000381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578330109282" calcext:value-type="float">
            <text:p>0.0578330109</text:p>
          </table:table-cell>
          <table:table-cell office:value-type="float" office:value="8.42000007629395" calcext:value-type="float">
            <text:p>8.4200000763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222337553989" calcext:value-type="float">
            <text:p>0.02223375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25" calcext:value-type="float">
            <text:p>9.25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210007025739" calcext:value-type="float">
            <text:p>0.0210007026</text:p>
          </table:table-cell>
          <table:table-cell office:value-type="float" office:value="8.46000003814697" calcext:value-type="float">
            <text:p>8.4600000381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153901422376" calcext:value-type="float">
            <text:p>0.015390142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28999996185303" calcext:value-type="float">
            <text:p>9.2899999619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147890808208" calcext:value-type="float">
            <text:p>0.0147890808</text:p>
          </table:table-cell>
          <table:table-cell office:value-type="float" office:value="8.5" calcext:value-type="float">
            <text:p>8.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117679375751" calcext:value-type="float">
            <text:p>0.011767937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34000015258789" calcext:value-type="float">
            <text:p>9.3400001526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114132509934" calcext:value-type="float">
            <text:p>0.011413251</text:p>
          </table:table-cell>
          <table:table-cell office:value-type="float" office:value="8.55000019073486" calcext:value-type="float">
            <text:p>8.5500001907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0952592723435" calcext:value-type="float">
            <text:p>0.00952592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38000011444092" calcext:value-type="float">
            <text:p>9.3800001144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0929217295028" calcext:value-type="float">
            <text:p>0.009292173</text:p>
          </table:table-cell>
          <table:table-cell office:value-type="float" office:value="8.59000015258789" calcext:value-type="float">
            <text:p>8.5900001526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595259272343" calcext:value-type="float">
            <text:p>0.05952592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41000008583069" calcext:value-type="float">
            <text:p>9.4100000858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592921729503" calcext:value-type="float">
            <text:p>0.059292173</text:p>
          </table:table-cell>
          <table:table-cell office:value-type="float" office:value="8.59000015258789" calcext:value-type="float">
            <text:p>8.5900001526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222448923731" calcext:value-type="float">
            <text:p>0.022244892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42000007629395" calcext:value-type="float">
            <text:p>9.4200000763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209737022406" calcext:value-type="float">
            <text:p>0.0209737022</text:p>
          </table:table-cell>
          <table:table-cell office:value-type="float" office:value="8.64000010490418" calcext:value-type="float">
            <text:p>8.6400001049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153954775503" calcext:value-type="float">
            <text:p>0.015395477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44000005722046" calcext:value-type="float">
            <text:p>9.4400000572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147756856261" calcext:value-type="float">
            <text:p>0.0147756856</text:p>
          </table:table-cell>
          <table:table-cell office:value-type="float" office:value="8.6800000667572" calcext:value-type="float">
            <text:p>8.6800000668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117710567512" calcext:value-type="float">
            <text:p>0.011771056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48000001907349" calcext:value-type="float">
            <text:p>9.4800000191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114052715022" calcext:value-type="float">
            <text:p>0.0114052715</text:p>
          </table:table-cell>
          <table:table-cell office:value-type="float" office:value="8.70000004768372" calcext:value-type="float">
            <text:p>8.7000000477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0952797100315" calcext:value-type="float">
            <text:p>0.00952797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51999998092651" calcext:value-type="float">
            <text:p>9.5199999809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0928688305025" calcext:value-type="float">
            <text:p>0.0092868831</text:p>
          </table:table-cell>
          <table:table-cell office:value-type="float" office:value="8.75" calcext:value-type="float">
            <text:p>8.75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0800293613455" calcext:value-type="float">
            <text:p>0.008002936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57000017166138" calcext:value-type="float">
            <text:p>9.5700001717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0783215660231" calcext:value-type="float">
            <text:p>0.0078321566</text:p>
          </table:table-cell>
          <table:table-cell office:value-type="float" office:value="8.76999998092651" calcext:value-type="float">
            <text:p>8.7699999809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580029361345" calcext:value-type="float">
            <text:p>0.058002936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62000012397766" calcext:value-type="float">
            <text:p>9.620000124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578321566023" calcext:value-type="float">
            <text:p>0.0578321566</text:p>
          </table:table-cell>
          <table:table-cell office:value-type="float" office:value="8.79000020027161" calcext:value-type="float">
            <text:p>8.7900002003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217076764799" calcext:value-type="float">
            <text:p>0.021707676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62000012397766" calcext:value-type="float">
            <text:p>9.620000124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210094723812" calcext:value-type="float">
            <text:p>0.0210094724</text:p>
          </table:table-cell>
          <table:table-cell office:value-type="float" office:value="8.84000015258789" calcext:value-type="float">
            <text:p>8.8400001526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151362291637" calcext:value-type="float">
            <text:p>0.0151362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63000011444092" calcext:value-type="float">
            <text:p>9.6300001144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147934294374" calcext:value-type="float">
            <text:p>0.0147934294</text:p>
          </table:table-cell>
          <table:table-cell office:value-type="float" office:value="8.88000011444092" calcext:value-type="float">
            <text:p>8.8800001144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116189019214" calcext:value-type="float">
            <text:p>0.011618901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67000007629395" calcext:value-type="float">
            <text:p>9.6700000763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114158407464" calcext:value-type="float">
            <text:p>0.0114158407</text:p>
          </table:table-cell>
          <table:table-cell office:value-type="float" office:value="8.92000007629395" calcext:value-type="float">
            <text:p>8.9200000763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0942803389797" calcext:value-type="float">
            <text:p>0.00942803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72000002861023" calcext:value-type="float">
            <text:p>9.7200000286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0929388949795" calcext:value-type="float">
            <text:p>0.0092938895</text:p>
          </table:table-cell>
          <table:table-cell office:value-type="float" office:value="8.96000003814697" calcext:value-type="float">
            <text:p>8.9600000381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59428033898" calcext:value-type="float">
            <text:p>0.05942803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75999999046326" calcext:value-type="float">
            <text:p>9.7599999905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0783713935504" calcext:value-type="float">
            <text:p>0.0078371394</text:p>
          </table:table-cell>
          <table:table-cell office:value-type="float" office:value="8.97000002861023" calcext:value-type="float">
            <text:p>8.9700000286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217723718875" calcext:value-type="float">
            <text:p>0.021772371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77999997138977" calcext:value-type="float">
            <text:p>9.7799999714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0677517892692" calcext:value-type="float">
            <text:p>0.0067751789</text:p>
          </table:table-cell>
          <table:table-cell office:value-type="float" office:value="9.00999999046326" calcext:value-type="float">
            <text:p>9.0099999905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151676552655" calcext:value-type="float">
            <text:p>0.015167655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81000018119812" calcext:value-type="float">
            <text:p>9.8100001812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567751789269" calcext:value-type="float">
            <text:p>0.0567751789</text:p>
          </table:table-cell>
          <table:table-cell office:value-type="float" office:value="9.03000020980835" calcext:value-type="float">
            <text:p>9.0300002098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11637410617" calcext:value-type="float">
            <text:p>0.011637410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83000016212463" calcext:value-type="float">
            <text:p>9.8300001621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209765028429" calcext:value-type="float">
            <text:p>0.0209765028</text:p>
          </table:table-cell>
          <table:table-cell office:value-type="float" office:value="9.07000017166138" calcext:value-type="float">
            <text:p>9.0700001717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0944021698878" calcext:value-type="float">
            <text:p>0.0094402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87000012397766" calcext:value-type="float">
            <text:p>9.870000124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147770755128" calcext:value-type="float">
            <text:p>0.0147770755</text:p>
          </table:table-cell>
          <table:table-cell office:value-type="float" office:value="9.12000012397766" calcext:value-type="float">
            <text:p>9.120000124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079409341579" calcext:value-type="float">
            <text:p>0.00794093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91000008583069" calcext:value-type="float">
            <text:p>9.9100000858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114060996084" calcext:value-type="float">
            <text:p>0.0114060996</text:p>
          </table:table-cell>
          <table:table-cell office:value-type="float" office:value="9.15000009536743" calcext:value-type="float">
            <text:p>9.1500000954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579409341579" calcext:value-type="float">
            <text:p>0.05794093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96000003814697" calcext:value-type="float">
            <text:p>9.9600000381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0928743209645" calcext:value-type="float">
            <text:p>0.0092874321</text:p>
          </table:table-cell>
          <table:table-cell office:value-type="float" office:value="9.16000008583069" calcext:value-type="float">
            <text:p>9.1600000858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217695779659" calcext:value-type="float">
            <text:p>0.02176957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98000001907349" calcext:value-type="float">
            <text:p>9.9800000191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0783254710825" calcext:value-type="float">
            <text:p>0.0078325471</text:p>
          </table:table-cell>
          <table:table-cell office:value-type="float" office:value="9.21000003814697" calcext:value-type="float">
            <text:p>9.2100000381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151662992753" calcext:value-type="float">
            <text:p>0.01516629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0099999904633" calcext:value-type="float">
            <text:p>10.0099999905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578325471082" calcext:value-type="float">
            <text:p>0.0578325471</text:p>
          </table:table-cell>
          <table:table-cell office:value-type="float" office:value="9.25" calcext:value-type="float">
            <text:p>9.25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116366123625" calcext:value-type="float">
            <text:p>0.011636612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0299999713898" calcext:value-type="float">
            <text:p>10.0299999714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21030964433" calcext:value-type="float">
            <text:p>0.0210309644</text:p>
          </table:table-cell>
          <table:table-cell office:value-type="float" office:value="9.30000019073486" calcext:value-type="float">
            <text:p>9.3000001907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0943969169986" calcext:value-type="float">
            <text:p>0.0094396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0700001716614" calcext:value-type="float">
            <text:p>10.0700001717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14804081995" calcext:value-type="float">
            <text:p>0.014804082</text:p>
          </table:table-cell>
          <table:table-cell office:value-type="float" office:value="9.34000015258789" calcext:value-type="float">
            <text:p>9.3400001526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0794056246752" calcext:value-type="float">
            <text:p>0.0079405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1200001239777" calcext:value-type="float">
            <text:p>10.120000124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114221832478" calcext:value-type="float">
            <text:p>0.0114221832</text:p>
          </table:table-cell>
          <table:table-cell office:value-type="float" office:value="9.35000014305115" calcext:value-type="float">
            <text:p>9.3500001431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579405624675" calcext:value-type="float">
            <text:p>0.0579405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1600000858307" calcext:value-type="float">
            <text:p>10.1600000858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0929809284188" calcext:value-type="float">
            <text:p>0.0092980928</text:p>
          </table:table-cell>
          <table:table-cell office:value-type="float" office:value="9.38000011444092" calcext:value-type="float">
            <text:p>9.3800001144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268391053108" calcext:value-type="float">
            <text:p>0.026839105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2000000476837" calcext:value-type="float">
            <text:p>10.2000000477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0784012806843" calcext:value-type="float">
            <text:p>0.0078401281</text:p>
          </table:table-cell>
          <table:table-cell office:value-type="float" office:value="9.4300000667572" calcext:value-type="float">
            <text:p>9.4300000668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174644832226" calcext:value-type="float">
            <text:p>0.017464483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210000038147" calcext:value-type="float">
            <text:p>10.2100000381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578401280684" calcext:value-type="float">
            <text:p>0.0578401281</text:p>
          </table:table-cell>
          <table:table-cell office:value-type="float" office:value="9.44000005722046" calcext:value-type="float">
            <text:p>9.4400000572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129434647598" calcext:value-type="float">
            <text:p>0.01294346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25" calcext:value-type="float">
            <text:p>10.25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209425413485" calcext:value-type="float">
            <text:p>0.0209425413</text:p>
          </table:table-cell>
          <table:table-cell office:value-type="float" office:value="9.48000001907349" calcext:value-type="float">
            <text:p>9.4800000191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102818178259" calcext:value-type="float">
            <text:p>0.010281817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289999961853" calcext:value-type="float">
            <text:p>10.2899999619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147602136535" calcext:value-type="float">
            <text:p>0.0147602137</text:p>
          </table:table-cell>
          <table:table-cell office:value-type="float" office:value="9.51999998092651" calcext:value-type="float">
            <text:p>9.5199999809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602818178259" calcext:value-type="float">
            <text:p>0.060281817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3400001525879" calcext:value-type="float">
            <text:p>10.3400001526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1139605077" calcext:value-type="float">
            <text:p>0.0113960508</text:p>
          </table:table-cell>
          <table:table-cell office:value-type="float" office:value="9.53000020980835" calcext:value-type="float">
            <text:p>9.5300002098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221709520286" calcext:value-type="float">
            <text:p>0.02217095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3500001430511" calcext:value-type="float">
            <text:p>10.3500001431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0928076857315" calcext:value-type="float">
            <text:p>0.0092807686</text:p>
          </table:table-cell>
          <table:table-cell office:value-type="float" office:value="9.57000017166138" calcext:value-type="float">
            <text:p>9.5700001717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153600246397" calcext:value-type="float">
            <text:p>0.015360024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3900001049042" calcext:value-type="float">
            <text:p>10.3900001049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0782780722697" calcext:value-type="float">
            <text:p>0.0078278072</text:p>
          </table:table-cell>
          <table:table-cell office:value-type="float" office:value="9.62000012397766" calcext:value-type="float">
            <text:p>9.620000124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117503204171" calcext:value-type="float">
            <text:p>0.011750320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4100000858307" calcext:value-type="float">
            <text:p>10.410000085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57827807227" calcext:value-type="float">
            <text:p>0.0578278072</text:p>
          </table:table-cell>
          <table:table-cell office:value-type="float" office:value="9.66000008583069" calcext:value-type="float">
            <text:p>9.6600000858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0951438011797" calcext:value-type="float">
            <text:p>0.009514380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4400000572205" calcext:value-type="float">
            <text:p>10.4400000572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24967536895" calcext:value-type="float">
            <text:p>0.0249675369</text:p>
          </table:table-cell>
          <table:table-cell office:value-type="float" office:value="9.71000003814697" calcext:value-type="float">
            <text:p>9.7100000381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0799334555708" calcext:value-type="float">
            <text:p>0.00799334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4800000190735" calcext:value-type="float">
            <text:p>10.4800000191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166522323722" calcext:value-type="float">
            <text:p>0.0166522324</text:p>
          </table:table-cell>
          <table:table-cell office:value-type="float" office:value="9.71000003814697" calcext:value-type="float">
            <text:p>9.7100000381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0689160582158" calcext:value-type="float">
            <text:p>0.00689160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124918789511" calcext:value-type="float">
            <text:p>0.012491879</text:p>
          </table:table-cell>
          <table:table-cell office:value-type="float" office:value="9.72000002861023" calcext:value-type="float">
            <text:p>9.7200000286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568916058216" calcext:value-type="float">
            <text:p>0.05689160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5500001907349" calcext:value-type="float">
            <text:p>10.550000190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999480185324" calcext:value-type="float">
            <text:p>0.0099948019</text:p>
          </table:table-cell>
          <table:table-cell office:value-type="float" office:value="9.75999999046326" calcext:value-type="float">
            <text:p>9.7599999905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212593549816" calcext:value-type="float">
            <text:p>0.0212593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5900001525879" calcext:value-type="float">
            <text:p>10.5900001526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832972319643" calcext:value-type="float">
            <text:p>0.0083297232</text:p>
          </table:table-cell>
          <table:table-cell office:value-type="float" office:value="9.80000019073486" calcext:value-type="float">
            <text:p>9.8000001907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149168870439" calcext:value-type="float">
            <text:p>0.01491688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6400001049042" calcext:value-type="float">
            <text:p>10.6400001049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714020463322" calcext:value-type="float">
            <text:p>0.0071402046</text:p>
          </table:table-cell>
          <table:table-cell office:value-type="float" office:value="9.85000014305115" calcext:value-type="float">
            <text:p>9.8500001431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114892193104" calcext:value-type="float">
            <text:p>0.01148921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6800000667572" calcext:value-type="float">
            <text:p>10.680000066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624796907803" calcext:value-type="float">
            <text:p>0.0062479691</text:p>
          </table:table-cell>
          <table:table-cell office:value-type="float" office:value="9.90000009536743" calcext:value-type="float">
            <text:p>9.9000000954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0934246640243" calcext:value-type="float">
            <text:p>0.009342466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7000000476837" calcext:value-type="float">
            <text:p>10.700000047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555395081853" calcext:value-type="float">
            <text:p>0.0055539508</text:p>
          </table:table-cell>
          <table:table-cell office:value-type="float" office:value="9.9300000667572" calcext:value-type="float">
            <text:p>9.9300000668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593424664024" calcext:value-type="float">
            <text:p>0.059342466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7599999904633" calcext:value-type="float">
            <text:p>10.7599999905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499870012546" calcext:value-type="float">
            <text:p>0.0049987001</text:p>
          </table:table-cell>
          <table:table-cell office:value-type="float" office:value="9.94000005722046" calcext:value-type="float">
            <text:p>9.9400000572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213228392303" calcext:value-type="float">
            <text:p>0.02132283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8000001907349" calcext:value-type="float">
            <text:p>10.800000190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454438024359" calcext:value-type="float">
            <text:p>0.0045443802</text:p>
          </table:table-cell>
          <table:table-cell office:value-type="float" office:value="9.94000005722046" calcext:value-type="float">
            <text:p>9.9400000572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149481144192" calcext:value-type="float">
            <text:p>0.014948114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8500001430511" calcext:value-type="float">
            <text:p>10.8500001431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41657639369" calcext:value-type="float">
            <text:p>0.0041657639</text:p>
          </table:table-cell>
          <table:table-cell office:value-type="float" office:value="9.98000001907349" calcext:value-type="float">
            <text:p>9.9800000191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115077354846" calcext:value-type="float">
            <text:p>0.01150773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9000000953674" calcext:value-type="float">
            <text:p>10.9000000954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384538464348" calcext:value-type="float">
            <text:p>0.0038453846</text:p>
          </table:table-cell>
          <table:table-cell office:value-type="float" office:value="10.0300002098084" calcext:value-type="float">
            <text:p>10.0300002098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0935470587067" calcext:value-type="float">
            <text:p>0.009354705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9100000858307" calcext:value-type="float">
            <text:p>10.910000085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357076532087" calcext:value-type="float">
            <text:p>0.0035707653</text:p>
          </table:table-cell>
          <table:table-cell office:value-type="float" office:value="10.0800001621246" calcext:value-type="float">
            <text:p>10.0800001621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0788034051677" calcext:value-type="float">
            <text:p>0.007880340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9700000286102" calcext:value-type="float">
            <text:p>10.9700000286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333275556125" calcext:value-type="float">
            <text:p>0.0033327556</text:p>
          </table:table-cell>
          <table:table-cell office:value-type="float" office:value="10.1200001239777" calcext:value-type="float">
            <text:p>10.120000124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578803405168" calcext:value-type="float">
            <text:p>0.057880340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0099999904633" calcext:value-type="float">
            <text:p>11.0099999905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3124492187" calcext:value-type="float">
            <text:p>0.0031244922</text:p>
          </table:table-cell>
          <table:table-cell office:value-type="float" office:value="10.1200001239777" calcext:value-type="float">
            <text:p>10.120000124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217299105882" calcext:value-type="float">
            <text:p>0.021729910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0500001907349" calcext:value-type="float">
            <text:p>11.050000190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94072663886" calcext:value-type="float">
            <text:p>0.0029407266</text:p>
          </table:table-cell>
          <table:table-cell office:value-type="float" office:value="10.1700000762939" calcext:value-type="float">
            <text:p>10.1700000763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151470358809" calcext:value-type="float">
            <text:p>0.015147035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1000001430511" calcext:value-type="float">
            <text:p>11.1000001431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77737653557" calcext:value-type="float">
            <text:p>0.0027773765</text:p>
          </table:table-cell>
          <table:table-cell office:value-type="float" office:value="10.210000038147" calcext:value-type="float">
            <text:p>10.2100000381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116252686527" calcext:value-type="float">
            <text:p>0.011625268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1400001049042" calcext:value-type="float">
            <text:p>11.1400001049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63121882697" calcext:value-type="float">
            <text:p>0.0026312188</text:p>
          </table:table-cell>
          <table:table-cell office:value-type="float" office:value="10.25" calcext:value-type="float">
            <text:p>10.25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0943222553578" calcext:value-type="float">
            <text:p>0.00943222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1800000667572" calcext:value-type="float">
            <text:p>11.180000066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49967498912" calcext:value-type="float">
            <text:p>0.002499675</text:p>
          </table:table-cell>
          <table:table-cell office:value-type="float" office:value="10.3000001907349" calcext:value-type="float">
            <text:p>10.3000001907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0793527875723" calcext:value-type="float">
            <text:p>0.007935278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1900000572205" calcext:value-type="float">
            <text:p>11.1900000572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38065758468" calcext:value-type="float">
            <text:p>0.0023806576</text:p>
          </table:table-cell>
          <table:table-cell office:value-type="float" office:value="10.3100001811981" calcext:value-type="float">
            <text:p>10.3100001812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0684839956539" calcext:value-type="float">
            <text:p>0.006848399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2300000190735" calcext:value-type="float">
            <text:p>11.2300000191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27245866552" calcext:value-type="float">
            <text:p>0.0022724587</text:p>
          </table:table-cell>
          <table:table-cell office:value-type="float" office:value="10.3100001811981" calcext:value-type="float">
            <text:p>10.3100001812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568483995654" calcext:value-type="float">
            <text:p>0.056848399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2799999713898" calcext:value-type="float">
            <text:p>11.2799999714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17366728439" calcext:value-type="float">
            <text:p>0.0021736673</text:p>
          </table:table-cell>
          <table:table-cell office:value-type="float" office:value="10.3500001430511" calcext:value-type="float">
            <text:p>10.3500001431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266023636276" calcext:value-type="float">
            <text:p>0.026602363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3200001716614" calcext:value-type="float">
            <text:p>11.320000171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08310762644" calcext:value-type="float">
            <text:p>0.0020831076</text:p>
          </table:table-cell>
          <table:table-cell office:value-type="float" office:value="10.3900001049042" calcext:value-type="float">
            <text:p>10.3900001049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73639313252" calcext:value-type="float">
            <text:p>0.017363931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3600001335144" calcext:value-type="float">
            <text:p>11.3600001335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199979198763" calcext:value-type="float">
            <text:p>0.001999792</text:p>
          </table:table-cell>
          <table:table-cell office:value-type="float" office:value="10.4400000572205" calcext:value-type="float">
            <text:p>10.4400000572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28881517035" calcext:value-type="float">
            <text:p>0.01288815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4100000858307" calcext:value-type="float">
            <text:p>11.410000085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192288460318" calcext:value-type="float">
            <text:p>0.0019228846</text:p>
          </table:table-cell>
          <table:table-cell office:value-type="float" office:value="10.4800000190735" calcext:value-type="float">
            <text:p>10.4800000191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02468838361" calcext:value-type="float">
            <text:p>0.010246883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4900000095367" calcext:value-type="float">
            <text:p>10.4900000095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602468838361" calcext:value-type="float">
            <text:p>0.060246883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5099999904633" calcext:value-type="float">
            <text:p>10.5099999905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219873758563" calcext:value-type="float">
            <text:p>0.021987375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5500001907349" calcext:value-type="float">
            <text:p>10.5500001907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152716886779" calcext:value-type="float">
            <text:p>0.015271688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5900001525879" calcext:value-type="float">
            <text:p>10.5900001526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116985549074" calcext:value-type="float">
            <text:p>0.011698554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6400001049042" calcext:value-type="float">
            <text:p>10.6400001049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0948041240586" calcext:value-type="float">
            <text:p>0.00948041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6900000572205" calcext:value-type="float">
            <text:p>10.6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94804124059" calcext:value-type="float">
            <text:p>0.05948041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6900000572205" calcext:value-type="float">
            <text:p>10.6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37091287" calcext:value-type="float">
            <text:p>0.026370912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7000000476837" calcext:value-type="float">
            <text:p>10.700000047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2650239987" calcext:value-type="float">
            <text:p>0.0172650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7599999904633" calcext:value-type="float">
            <text:p>10.75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28335819809" calcext:value-type="float">
            <text:p>0.01283358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8000001907349" calcext:value-type="float">
            <text:p>10.800000190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02123590414" calcext:value-type="float">
            <text:p>0.01021235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8500001430511" calcext:value-type="float">
            <text:p>10.8500001431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0848028478203" calcext:value-type="float">
            <text:p>0.008480284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8700001239777" calcext:value-type="float">
            <text:p>10.870000124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8480284782" calcext:value-type="float">
            <text:p>0.058480284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9000000953674" calcext:value-type="float">
            <text:p>10.9000000954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9543377857" calcext:value-type="float">
            <text:p>0.026954337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9100000858307" calcext:value-type="float">
            <text:p>10.9100000858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5132023491" calcext:value-type="float">
            <text:p>0.017513202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9700000286102" calcext:value-type="float">
            <text:p>10.970000028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29702056337" calcext:value-type="float">
            <text:p>0.012970205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0099999904633" calcext:value-type="float">
            <text:p>11.00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02986845153" calcext:value-type="float">
            <text:p>0.010298684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0600001811981" calcext:value-type="float">
            <text:p>11.060000181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0853972569889" calcext:value-type="float">
            <text:p>0.008539725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0600001811981" calcext:value-type="float">
            <text:p>11.060000181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85397256989" calcext:value-type="float">
            <text:p>0.058539725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1000001430511" calcext:value-type="float">
            <text:p>11.1000001431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9669585592" calcext:value-type="float">
            <text:p>0.026966958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1500000953674" calcext:value-type="float">
            <text:p>11.1500000954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5185294209" calcext:value-type="float">
            <text:p>0.017518529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1900000572205" calcext:value-type="float">
            <text:p>11.1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29731272076" calcext:value-type="float">
            <text:p>0.012973127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2400000095367" calcext:value-type="float">
            <text:p>11.240000009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03005264173" calcext:value-type="float">
            <text:p>0.010300526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2400000095367" calcext:value-type="float">
            <text:p>11.240000009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603005264173" calcext:value-type="float">
            <text:p>0.060300526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2599999904633" calcext:value-type="float">
            <text:p>11.25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73346503303" calcext:value-type="float">
            <text:p>0.02733465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3000001907349" calcext:value-type="float">
            <text:p>11.300000190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6729643268" calcext:value-type="float">
            <text:p>0.017672964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3400001525879" calcext:value-type="float">
            <text:p>11.340000152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30576253772" calcext:value-type="float">
            <text:p>0.013057625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3900001049042" calcext:value-type="float">
            <text:p>11.390000104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03537243109" calcext:value-type="float">
            <text:p>0.010353724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4300000667572" calcext:value-type="float">
            <text:p>11.4300000668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0857753554495" calcext:value-type="float">
            <text:p>0.00857753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 style:data-style-name="N2" text:time-value="22:22:02.959140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2T22:26:54.915105169</dc:date>
    <meta:editing-duration>PT1H9M50S</meta:editing-duration>
    <meta:editing-cycles>10</meta:editing-cycles>
    <meta:generator>LibreOffice/5.1.6.2$Linux_X86_64 LibreOffice_project/10m0$Build-2</meta:generator>
    <meta:document-statistic meta:table-count="1" meta:cell-count="28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14cm" svg:y="0.316cm" chart:style-name="ch2">
          <text:p>Estimated Position (starting position: 0)</text:p>
        </chart:title>
        <chart:legend chart:legend-position="end" svg:x="10.74cm" svg:y="2.956cm" style:legend-expansion="high" chart:style-name="ch3"/>
        <chart:plot-area chart:style-name="ch4" table:cell-range-address="state_estimate.O3:state_estimate.P6 state_estimate.A1:state_estimate.A1 state_estimate.B3:state_estimate.B59 state_estimate.C1:state_estimate.C1 state_estimate.D3:state_estimate.D150 state_estimate.F1:state_estimate.F1 state_estimate.G3:state_estimate.G179 state_estimate.I1:state_estimate.I1 state_estimate.J3:state_estimate.J267 state_estimate.L1:state_estimate.L1 state_estimate.M3:state_estimate.M295 state_estimate.O1:state_estimate.O1" chart:data-source-has-labels="both" svg:x="1.331cm" svg:y="1.275cm" svg:width="9.089cm" svg:height="6.564cm">
          <chartooo:coordinate-region svg:x="2.058cm" svg:y="1.475cm" svg:width="8.362cm" svg:height="5.319cm"/>
          <chart:axis chart:dimension="x" chart:name="primary-x" chart:style-name="ch5" chartooo:axis-type="auto">
            <chartooo:date-scale/>
            <chart:title svg:x="5.474cm" svg:y="8.019cm" chart:style-name="ch6">
              <text:p>Time</text:p>
            </chart:title>
            <chart:categories table:cell-range-address="state_estimate.O3:state_estimate.O6"/>
          </chart:axis>
          <chart:axis chart:dimension="y" chart:name="primary-y" chart:style-name="ch5">
            <chart:title svg:x="0.451cm" svg:y="5.871cm" chart:style-name="ch7">
              <text:p>Distance traveled</text:p>
            </chart:title>
            <chart:grid chart:style-name="ch8" chart:class="major"/>
          </chart:axis>
          <chart:series chart:style-name="ch9" chart:values-cell-range-address="state_estimate.B3:state_estimate.B59" chart:label-cell-address="state_estimate.A1:state_estimate.A1" chart:class="chart:line">
            <chart:data-point chart:repeated="57"/>
          </chart:series>
          <chart:series chart:style-name="ch10" chart:values-cell-range-address="state_estimate.D3:state_estimate.D150" chart:label-cell-address="state_estimate.C1:state_estimate.C1" chart:class="chart:line">
            <chart:data-point chart:repeated="148"/>
          </chart:series>
          <chart:series chart:style-name="ch11" chart:values-cell-range-address="state_estimate.G3:state_estimate.G179" chart:label-cell-address="state_estimate.F1:state_estimate.F1" chart:class="chart:line">
            <chart:data-point chart:repeated="177"/>
          </chart:series>
          <chart:series chart:style-name="ch12" chart:values-cell-range-address="state_estimate.J3:state_estimate.J267" chart:label-cell-address="state_estimate.I1:state_estimate.I1" chart:class="chart:line">
            <chart:data-point chart:repeated="265"/>
          </chart:series>
          <chart:series chart:style-name="ch13" chart:values-cell-range-address="state_estimate.M3:state_estimate.M295" chart:label-cell-address="state_estimate.L1:state_estimate.L1" chart:class="chart:line">
            <chart:data-point chart:repeated="293"/>
          </chart:series>
          <chart:series chart:style-name="ch14" chart:values-cell-range-address="state_estimate.P3:state_estimate.P6" chart:label-cell-address="state_estimate.O1:state_estimate.O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: Pose Topic</text:p>
                <draw:g>
                  <svg:desc>state_estimate.A1:state_estimate.A1</svg:desc>
                </draw:g>
              </table:table-cell>
              <table:table-cell office:value-type="string">
                <text:p>B: Kfilter (cmd_vel, scan)</text:p>
                <draw:g>
                  <svg:desc>state_estimate.C1:state_estimate.C1</svg:desc>
                </draw:g>
              </table:table-cell>
              <table:table-cell office:value-type="string">
                <text:p>C: Kfilter (pose, scan)</text:p>
                <draw:g>
                  <svg:desc>state_estimate.F1:state_estimate.F1</svg:desc>
                </draw:g>
              </table:table-cell>
              <table:table-cell office:value-type="string">
                <text:p>D: kfilter (cmd_vel, rgbd)</text:p>
                <draw:g>
                  <svg:desc>state_estimate.I1:state_estimate.I1</svg:desc>
                </draw:g>
              </table:table-cell>
              <table:table-cell office:value-type="string">
                <text:p>E: kfilter (pose, rgbd)</text:p>
                <draw:g>
                  <svg:desc>state_estimate.L1:state_estimate.L1</svg:desc>
                </draw:g>
              </table:table-cell>
              <table:table-cell office:value-type="string">
                <text:p>F: Ground Truth</text:p>
                <draw:g>
                  <svg:desc>state_estimate.O1:state_estimate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e_estimate.O3:state_estimate.O6</svg:desc>
                </draw:g>
              </table:table-cell>
              <table:table-cell office:value-type="float" office:value="0">
                <text:p>0</text:p>
                <draw:g>
                  <svg:desc>state_estimate.B3:state_estimate.B59</svg:desc>
                </draw:g>
              </table:table-cell>
              <table:table-cell office:value-type="float" office:value="0">
                <text:p>0</text:p>
                <draw:g>
                  <svg:desc>state_estimate.D3:state_estimate.D150</svg:desc>
                </draw:g>
              </table:table-cell>
              <table:table-cell office:value-type="float" office:value="0">
                <text:p>0</text:p>
                <draw:g>
                  <svg:desc>state_estimate.G3:state_estimate.G179</svg:desc>
                </draw:g>
              </table:table-cell>
              <table:table-cell office:value-type="float" office:value="0">
                <text:p>0</text:p>
                <draw:g>
                  <svg:desc>state_estimate.J3:state_estimate.J267</svg:desc>
                </draw:g>
              </table:table-cell>
              <table:table-cell office:value-type="float" office:value="0">
                <text:p>0</text:p>
                <draw:g>
                  <svg:desc>state_estimate.M3:state_estimate.M295</svg:desc>
                </draw:g>
              </table:table-cell>
              <table:table-cell office:value-type="float" office:value="0">
                <text:p>0</text:p>
                <draw:g>
                  <svg:desc>state_estimate.P3:state_estimate.P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84350013799999">
                <text:p>0.01843500137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84189891799998">
                <text:p>0.05841898917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499788284">
                <text:p>0.09499788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183808327">
                <text:p>0.13183808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874432564">
                <text:p>0.16874432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571637154">
                <text:p>0.20571637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65336991">
                <text:p>0.24265336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26373482">
                <text:p>0.27926373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473088265">
                <text:p>0.31473088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6023159">
                <text:p>0.3516023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863754273">
                <text:p>0.38863754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31394959">
                <text:p>0.42531394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35671234">
                <text:p>0.46035671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735975266">
                <text:p>0.49735975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406786919">
                <text:p>0.53406786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937098503">
                <text:p>0.56937098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836744309">
                <text:p>0.60836744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327788353">
                <text:p>0.64327788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815637589">
                <text:p>0.67815637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522569657">
                <text:p>0.71522569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206518173">
                <text:p>0.75206518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887104988">
                <text:p>0.78887104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603788376">
                <text:p>0.82603788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127519608">
                <text:p>0.86127519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020608902">
                <text:p>0.90020608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884396553">
                <text:p>0.93884396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81553459">
                <text:p>0.97581553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285028458">
                <text:p>1.01285028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883885384">
                <text:p>1.04883885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936503411">
                <text:p>1.05936503411</text:p>
              </table:table-cell>
              <table:table-cell office:value-type="float" office:value="0.0400283814">
                <text:p>0.0400283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936503411">
                <text:p>1.05936503411</text:p>
              </table:table-cell>
              <table:table-cell office:value-type="float" office:value="0.0400283814">
                <text:p>0.0400283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936503411">
                <text:p>1.05936503411</text:p>
              </table:table-cell>
              <table:table-cell office:value-type="float" office:value="0.0400283814">
                <text:p>0.0400283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936503411">
                <text:p>1.05936503411</text:p>
              </table:table-cell>
              <table:table-cell office:value-type="float" office:value="0.0800149918">
                <text:p>0.0800149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00149918">
                <text:p>0.0800149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00149918">
                <text:p>0.0800149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0030594">
                <text:p>0.12003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0030594">
                <text:p>0.12003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0030594">
                <text:p>0.12003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00595952">
                <text:p>0.1600595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00595952">
                <text:p>0.1600595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00595952">
                <text:p>0.1600595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0592804">
                <text:p>0.200592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0592804">
                <text:p>0.200592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0592804">
                <text:p>0.200592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0905571">
                <text:p>0.240905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0905571">
                <text:p>0.240905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0905571">
                <text:p>0.240905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12943936">
                <text:p>0.2812943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12943936">
                <text:p>0.2812943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12943936">
                <text:p>0.2812943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0177412">
                <text:p>0.32017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0177412">
                <text:p>0.32017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0177412">
                <text:p>0.32017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0177412">
                <text:p>0.32017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99773884">
                <text:p>0.359977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99773884">
                <text:p>0.359977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99773884">
                <text:p>0.3599773884</text:p>
              </table:table-cell>
              <table:table-cell office:value-type="float" office:value="0.0184350013733">
                <text:p>0.0184350013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0009966">
                <text:p>0.400009966</text:p>
              </table:table-cell>
              <table:table-cell office:value-type="float" office:value="0.0584189891815">
                <text:p>0.0584189891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0009966">
                <text:p>0.400009966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0009966">
                <text:p>0.400009966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02281762">
                <text:p>0.440228176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02281762">
                <text:p>0.440228176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02281762">
                <text:p>0.440228176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02281762">
                <text:p>0.440228176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02737714">
                <text:p>0.480273771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02737714">
                <text:p>0.480273771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02737714">
                <text:p>0.480273771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00334072">
                <text:p>0.5200334072</text:p>
              </table:table-cell>
              <table:table-cell office:value-type="float" office:value="0.205716371536">
                <text:p>0.20571637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00334072">
                <text:p>0.5200334072</text:p>
              </table:table-cell>
              <table:table-cell office:value-type="float" office:value="0.205716371536">
                <text:p>0.20571637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00334072">
                <text:p>0.5200334072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00019932">
                <text:p>0.5600019932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00019932">
                <text:p>0.5600019932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00019932">
                <text:p>0.5600019932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00019932">
                <text:p>0.5600019932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00191688">
                <text:p>0.6000191688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00191688">
                <text:p>0.6000191688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00191688">
                <text:p>0.6000191688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00057792">
                <text:p>0.6400057792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00057792">
                <text:p>0.6400057792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00057792">
                <text:p>0.6400057792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9991579">
                <text:p>0.679991579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9991579">
                <text:p>0.679991579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9991579">
                <text:p>0.679991579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08587646">
                <text:p>0.7208587646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08587646">
                <text:p>0.7208587646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08587646">
                <text:p>0.7208587646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016078">
                <text:p>0.76016078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016078">
                <text:p>0.76016078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016078">
                <text:p>0.76016078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016078">
                <text:p>0.76016078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02093792">
                <text:p>0.8002093792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02093792">
                <text:p>0.8002093792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0.0400120258">
                <text:p>0.0400120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02093792">
                <text:p>0.8002093792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0.0400120258">
                <text:p>0.0400120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01494026">
                <text:p>0.8401494026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0.0400120258">
                <text:p>0.0400120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01494026">
                <text:p>0.8401494026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0.0400120258">
                <text:p>0.0400120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01494026">
                <text:p>0.840149402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0.0800168036">
                <text:p>0.0800168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01425934">
                <text:p>0.8801425934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0.0800168036">
                <text:p>0.0800168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01425934">
                <text:p>0.8801425934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0.0800168036">
                <text:p>0.0800168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01425934">
                <text:p>0.8801425934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0.0800168036">
                <text:p>0.0800168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00478078">
                <text:p>0.9200478078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00478078">
                <text:p>0.9200478078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00478078">
                <text:p>0.9200478078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158968">
                <text:p>0.960158968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158968">
                <text:p>0.960158968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158968">
                <text:p>0.960158968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158968">
                <text:p>0.960158968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000685692">
                <text:p>1.0000685692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000685692">
                <text:p>1.000068569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000685692">
                <text:p>1.000068569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01961804">
                <text:p>1.0401961804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01961804">
                <text:p>1.040196180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0.2005745888">
                <text:p>0.20057458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01961804">
                <text:p>1.040196180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0.2408832072">
                <text:p>0.24088320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0.2812240124">
                <text:p>0.2812240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0.2812240124">
                <text:p>0.2812240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0.2812240124">
                <text:p>0.2812240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0.2812240124">
                <text:p>0.2812240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0.3201732158">
                <text:p>0.3201732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0.3201732158">
                <text:p>0.3201732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0.3201732158">
                <text:p>0.3201732158</text:p>
              </table:table-cell>
              <table:table-cell office:value-type="float" office:value="0.0184350013733">
                <text:p>0.0184350013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0.3201732158">
                <text:p>0.3201732158</text:p>
              </table:table-cell>
              <table:table-cell office:value-type="float" office:value="0.0184350013733">
                <text:p>0.0184350013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0.3600012302">
                <text:p>0.3600012302</text:p>
              </table:table-cell>
              <table:table-cell office:value-type="float" office:value="0.0584189891815">
                <text:p>0.058418989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0.3600012302">
                <text:p>0.3600012302</text:p>
              </table:table-cell>
              <table:table-cell office:value-type="float" office:value="0.0584189891815">
                <text:p>0.058418989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0.3600012302">
                <text:p>0.3600012302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0.3999661922">
                <text:p>0.3999661922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0.3999661922">
                <text:p>0.3999661922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0.3999661922">
                <text:p>0.399966192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0.3999661922">
                <text:p>0.399966192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205716371536">
                <text:p>0.20571637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0.4803915976">
                <text:p>0.4803915976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0.4803915976">
                <text:p>0.4803915976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0.4803915976">
                <text:p>0.4803915976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0.5200278282">
                <text:p>0.5200278282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0.5200278282">
                <text:p>0.5200278282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28cm" svg:y="0.316cm" chart:style-name="ch2">
          <text:p>Error (distance traveled at end of run, in meters)</text:p>
        </chart:title>
        <chart:legend chart:legend-position="end" svg:x="15.06cm" svg:y="3.205cm" style:legend-expansion="high" chart:style-name="ch3"/>
        <chart:plot-area chart:style-name="ch4" table:cell-range-address="state_estimate.P14:state_estimate.Q18" chart:data-source-has-labels="both" svg:x="0.32cm" svg:y="1.275cm" svg:width="14.42cm" svg:height="7.545cm">
          <chartooo:coordinate-region svg:x="0.836cm" svg:y="1.275cm" svg:width="13.386cm" svg:height="6.898cm"/>
          <chart:axis chart:dimension="x" chart:name="primary-x" chart:style-name="ch5" chartooo:axis-type="auto">
            <chartooo:date-scale/>
            <chart:categories table:cell-range-address="state_estimate.P14:state_estimate.P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e_estimate.Q14:state_estimate.Q14" loext:label-string="a" chart:class="chart:bar">
            <chart:data-point/>
          </chart:series>
          <chart:series chart:style-name="ch9" chart:values-cell-range-address="state_estimate.Q15:state_estimate.Q15" loext:label-string="b" chart:class="chart:bar">
            <chart:data-point/>
          </chart:series>
          <chart:series chart:style-name="ch10" chart:values-cell-range-address="state_estimate.Q16:state_estimate.Q16" loext:label-string="c" chart:class="chart:bar">
            <chart:data-point/>
          </chart:series>
          <chart:series chart:style-name="ch11" chart:values-cell-range-address="state_estimate.Q17:state_estimate.Q17" loext:label-string="d" chart:class="chart:bar">
            <chart:data-point/>
          </chart:series>
          <chart:series chart:style-name="ch12" chart:values-cell-range-address="state_estimate.Q18:state_estimate.Q18" loext:label-string="e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tate_estimate.P14:state_estimate.P18</svg:desc>
                </draw:g>
              </table:table-cell>
              <table:table-cell office:value-type="float" office:value="0.04063496589">
                <text:p>0.04063496589</text:p>
                <draw:g>
                  <svg:desc>state_estimate.Q14:state_estimate.Q14</svg:desc>
                </draw:g>
              </table:table-cell>
              <table:table-cell office:value-type="float" office:value="0.0398114204000002">
                <text:p>0.0398114204000002</text:p>
                <draw:g>
                  <svg:desc>state_estimate.Q15:state_estimate.Q15</svg:desc>
                </draw:g>
              </table:table-cell>
              <table:table-cell office:value-type="float" office:value="0.0406349659">
                <text:p>0.0406349659</text:p>
                <draw:g>
                  <svg:desc>state_estimate.Q16:state_estimate.Q16</svg:desc>
                </draw:g>
              </table:table-cell>
              <table:table-cell office:value-type="float" office:value="0.0398135901000001">
                <text:p>0.0398135901000001</text:p>
                <draw:g>
                  <svg:desc>state_estimate.Q17:state_estimate.Q17</svg:desc>
                </draw:g>
              </table:table-cell>
              <table:table-cell office:value-type="float" office:value="0.0406349659">
                <text:p>0.0406349659</text:p>
                <draw:g>
                  <svg:desc>state_estimate.Q18:state_estimate.Q1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